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29" style:family="table-column">
      <style:table-column-properties fo:break-before="auto" style:column-width="432.6pt"/>
    </style:style>
    <style:style style:name="co21" style:family="table-column">
      <style:table-column-properties fo:break-before="auto" style:column-width="80.16pt"/>
    </style:style>
    <style:style style:name="co3" style:family="table-column">
      <style:table-column-properties fo:break-before="auto" style:column-width="255.54pt"/>
    </style:style>
    <style:style style:name="co4" style:family="table-column">
      <style:table-column-properties fo:break-before="auto" style:column-width="100.74pt"/>
    </style:style>
    <style:style style:name="co5" style:family="table-column">
      <style:table-column-properties fo:break-before="auto" style:column-width="68.29pt"/>
    </style:style>
    <style:style style:name="co6" style:family="table-column">
      <style:table-column-properties fo:break-before="auto" style:column-width="110.35pt"/>
    </style:style>
    <style:style style:name="co7" style:family="table-column">
      <style:table-column-properties fo:break-before="auto" style:column-width="88.89pt"/>
    </style:style>
    <style:style style:name="co8" style:family="table-column">
      <style:table-column-properties fo:break-before="auto" style:column-width="46.86pt"/>
    </style:style>
    <style:style style:name="co9" style:family="table-column">
      <style:table-column-properties fo:break-before="auto" style:column-width="118.29pt"/>
    </style:style>
    <style:style style:name="co10" style:family="table-column">
      <style:table-column-properties fo:break-before="auto" style:column-width="36.51pt"/>
    </style:style>
    <style:style style:name="co11" style:family="table-column">
      <style:table-column-properties fo:break-before="auto" style:column-width="53.21pt"/>
    </style:style>
    <style:style style:name="co12" style:family="table-column">
      <style:table-column-properties fo:break-before="auto" style:column-width="77.81pt"/>
    </style:style>
    <style:style style:name="co13" style:family="table-column">
      <style:table-column-properties fo:break-before="auto" style:column-width="67.44pt"/>
    </style:style>
    <style:style style:name="co14" style:family="table-column">
      <style:table-column-properties fo:break-before="auto" style:column-width="71.46pt"/>
    </style:style>
    <style:style style:name="co15" style:family="table-column">
      <style:table-column-properties fo:break-before="auto" style:column-width="105.56pt"/>
    </style:style>
    <style:style style:name="co16" style:family="table-column">
      <style:table-column-properties fo:break-before="auto" style:column-width="59.5pt"/>
    </style:style>
    <style:style style:name="co17" style:family="table-column">
      <style:table-column-properties fo:break-before="auto" style:column-width="34.95pt"/>
    </style:style>
    <style:style style:name="co18" style:family="table-column">
      <style:table-column-properties fo:break-before="auto" style:column-width="61.09pt"/>
    </style:style>
    <style:style style:name="co19" style:family="table-column">
      <style:table-column-properties fo:break-before="auto" style:column-width="55.56pt"/>
    </style:style>
    <style:style style:name="co20" style:family="table-column">
      <style:table-column-properties fo:break-before="auto" style:column-width="135.69pt"/>
    </style:style>
    <style:style style:name="co22" style:family="table-column">
      <style:table-column-properties fo:break-before="auto" style:column-width="83.34pt"/>
    </style:style>
    <style:style style:name="co23" style:family="table-column">
      <style:table-column-properties fo:break-before="auto" style:column-width="58.76pt"/>
    </style:style>
    <style:style style:name="co24" style:family="table-column">
      <style:table-column-properties fo:break-before="auto" style:column-width="109.5pt"/>
    </style:style>
    <style:style style:name="co25" style:family="table-column">
      <style:table-column-properties fo:break-before="auto" style:column-width="299.99pt"/>
    </style:style>
    <style:style style:name="co26" style:family="table-column">
      <style:table-column-properties fo:break-before="auto" style:column-width="171.44pt"/>
    </style:style>
    <style:style style:name="co27" style:family="table-column">
      <style:table-column-properties fo:break-before="auto" style:column-width="214.3pt"/>
    </style:style>
    <style:style style:name="co28" style:family="table-column">
      <style:table-column-properties fo:break-before="auto" style:column-width="227.79pt"/>
    </style:style>
    <style:style style:name="co30" style:family="table-column">
      <style:table-column-properties fo:break-before="auto" style:column-width="159.51pt"/>
    </style:style>
    <style:style style:name="co31" style:family="table-column">
      <style:table-column-properties fo:break-before="auto" style:column-width="388.1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69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57.74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35.26pt" fo:break-before="auto" style:use-optimal-row-height="true"/>
    </style:style>
    <style:style style:name="ro9" style:family="table-row">
      <style:table-row-properties style:row-height="55.5pt" fo:break-before="auto" style:use-optimal-row-height="true"/>
    </style:style>
    <style:style style:name="ro10" style:family="table-row">
      <style:table-row-properties style:row-height="123pt" fo:break-before="auto" style:use-optimal-row-height="true"/>
    </style:style>
    <style:style style:name="ta4" style:family="table" style:master-page-name="PageStyle_5f_sources">
      <style:table-properties table:display="true" style:writing-mode="lr-tb"/>
    </style:style>
    <style:style style:name="ta2" style:family="table" style:master-page-name="PageStyle_5f_unaggregated">
      <style:table-properties table:display="true" style:writing-mode="lr-tb"/>
    </style:style>
    <style:style style:name="ta3" style:family="table" style:master-page-name="PageStyle_5f_aggregated">
      <style:table-properties table:display="true" style:writing-mode="lr-tb"/>
    </style:style>
    <style:style style:name="ta5" style:family="table" style:master-page-name="PageStyle_5f_references">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21"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fo:wrap-option="wrap"/>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b45f0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4">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solid" style:text-line-through-type="singl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4">
      <style:table-cell-properties fo:background-color="#d9d9d9"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98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4">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07376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4">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274e1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274e1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4">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b45f0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4"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6"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7" style:family="table-cell" style:parent-style-name="Default">
      <style:table-cell-properties fo:background-color="#274e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9"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data-style-name="N4">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G2"/>
    </style:style>
    <style:style style:name="ce41" style:family="table-cell" style:parent-style-name="Default">
      <style:table-cell-properties fo:background-color="#783f04"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fce5c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9cb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fce5c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4.8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7.2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01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9.6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8.41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4.39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3.19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01.57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1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1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1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1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1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7.98pt" fo:min-width="82.2pt" fo:padding-top="2.83pt" fo:padding-bottom="2.83pt" fo:padding-left="2.83pt" fo:padding-right="2.83pt" draw:shadow="hidden" draw:shadow-offset-x="2.83pt" draw:shadow-offset-y="2.83pt" draw:caption-escape-direction="auto"/>
    </style:style>
    <style:style style:name="gr2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2pt" fo:min-width="82.2pt" fo:padding-top="2.83pt" fo:padding-bottom="2.83pt" fo:padding-left="2.83pt" fo:padding-right="2.83pt" draw:shadow="hidden" draw:shadow-offset-x="2.83pt" draw:shadow-offset-y="2.83pt" draw:caption-escape-direction="auto"/>
    </style:style>
    <style:style style:name="gr2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gr2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5.59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naggregated" table:style-name="ta2">
        <office:forms form:automatic-focus="false" form:apply-design-mode="false"/>
        <table:table-column table:style-name="co3" table:default-cell-style-name="ce59"/>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default-cell-style-name="Default"/>
        <table:table-column table:style-name="co9" table:visibility="collapse"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visibility="collapse" table:default-cell-style-name="Default"/>
        <table:table-column table:style-name="co18" table:default-cell-style-name="Default"/>
        <table:table-column table:style-name="co13" table:visibility="collapse" table:default-cell-style-name="Default"/>
        <table:table-column table:style-name="co19" table:default-cell-style-name="Default"/>
        <table:table-column table:style-name="co20" table:default-cell-style-name="Default"/>
        <table:table-column table:style-name="co22" table:default-cell-style-name="Default"/>
        <table:table-column table:style-name="co23" table:default-cell-style-name="Default"/>
        <table:table-column table:style-name="co21" table:number-columns-repeated="1003" table:default-cell-style-name="Default"/>
        <table:table-row table:style-name="ro3">
          <table:table-cell table:style-name="ce1" office:value-type="string" calcext:value-type="string" table:number-columns-spanned="1" table:number-rows-spanned="2">
            <text:p>Description </text:p>
          </table:table-cell>
          <table:table-cell table:style-name="ce6" office:value-type="string" calcext:value-type="string" table:number-columns-spanned="9" table:number-rows-spanned="1">
            <text:p>Pattern and Knowledge discovery</text:p>
          </table:table-cell>
          <table:covered-table-cell table:number-columns-repeated="8"/>
          <table:table-cell table:style-name="ce16" office:value-type="string" calcext:value-type="string" table:number-columns-spanned="3" table:number-rows-spanned="1">
            <text:p>Information Fusion</text:p>
          </table:table-cell>
          <table:covered-table-cell table:number-columns-repeated="2"/>
          <table:table-cell table:style-name="ce20" office:value-type="string" calcext:value-type="string" table:number-columns-spanned="6" table:number-rows-spanned="1">
            <text:p>Scalability</text:p>
          </table:table-cell>
          <table:covered-table-cell table:number-columns-repeated="5"/>
          <table:table-cell table:style-name="ce24" office:value-type="string" calcext:value-type="string" table:number-columns-spanned="2" table:number-rows-spanned="1">
            <text:p>Visualization</text:p>
          </table:table-cell>
          <table:covered-table-cell/>
          <table:table-cell table:number-columns-repeated="1003"/>
        </table:table-row>
        <table:table-row table:style-name="ro3">
          <table:covered-table-cell/>
          <table:table-cell table:style-name="ce7" office:value-type="string" calcext:value-type="string">
            <text:p>measures topology</text:p>
          </table:table-cell>
          <table:table-cell table:style-name="ce7" office:value-type="string" calcext:value-type="string">
            <text:p>link analysis</text:p>
          </table:table-cell>
          <table:table-cell table:style-name="ce7" office:value-type="string" calcext:value-type="string">
            <text:p>community detection</text:p>
          </table:table-cell>
          <table:table-cell table:style-name="ce7" office:value-type="string" calcext:value-type="string">
            <text:p>oppinion mining</text:p>
          </table:table-cell>
          <table:table-cell table:style-name="ce12" office:value-type="string" calcext:value-type="string">
            <text:p>dis/trust</text:p>
          </table:table-cell>
          <table:table-cell table:style-name="ce12" office:value-type="string" calcext:value-type="string">
            <text:p>recommender systems</text:p>
          </table:table-cell>
          <table:table-cell table:style-name="ce7" office:value-type="string" calcext:value-type="string">
            <text:p>virality</text:p>
          </table:table-cell>
          <table:table-cell table:style-name="ce7" office:value-type="string" calcext:value-type="string">
            <text:p>homophily</text:p>
          </table:table-cell>
          <table:table-cell table:style-name="ce7" office:value-type="string" calcext:value-type="string">
            <text:p>link prediction</text:p>
          </table:table-cell>
          <table:table-cell table:style-name="ce17" office:value-type="string" calcext:value-type="string">
            <text:p>miltichannel</text:p>
          </table:table-cell>
          <table:table-cell table:style-name="ce17" office:value-type="string" calcext:value-type="string">
            <text:p>miltimodality</text:p>
          </table:table-cell>
          <table:table-cell table:style-name="ce17" office:value-type="string" calcext:value-type="string">
            <text:p>multi-representation</text:p>
          </table:table-cell>
          <table:table-cell table:style-name="ce79" office:value-type="string" calcext:value-type="string">
            <text:p>space-time</text:p>
          </table:table-cell>
          <table:table-cell table:style-name="ce79" office:value-type="string" calcext:value-type="string">
            <text:p>space</text:p>
          </table:table-cell>
          <table:table-cell table:style-name="ce79" office:value-type="string" calcext:value-type="string">
            <text:p>parallelism</text:p>
          </table:table-cell>
          <table:table-cell table:style-name="ce79" office:value-type="string" calcext:value-type="string">
            <text:p>concurrence</text:p>
          </table:table-cell>
          <table:table-cell table:style-name="ce79" office:value-type="string" calcext:value-type="string">
            <text:p>functional</text:p>
          </table:table-cell>
          <table:table-cell table:style-name="ce79" office:value-type="string" calcext:value-type="string">
            <text:p>heterogeneous-integration</text:p>
          </table:table-cell>
          <table:table-cell table:style-name="ce25" office:value-type="string" calcext:value-type="string">
            <text:p>visual variables</text:p>
          </table:table-cell>
          <table:table-cell table:style-name="ce25" office:value-type="string" calcext:value-type="string">
            <text:p>interaction</text:p>
          </table:table-cell>
          <table:table-cell table:number-columns-repeated="1003"/>
        </table:table-row>
        <table:table-row table:style-name="ro3">
          <table:table-cell table:style-name="ce2" office:value-type="string" calcext:value-type="string">
            <text:p><text:a xlink:href="https://sites.google.com/site/ucinetsoftware/home" xlink:type="simple">UCINET: is a software package for the analysis of social network data. t comes with the NetDraw network visualization tool.</text:a></text:p>
          </table:table-cell>
          <table:table-cell table:style-name="ce8" table:formula="of:=0.5+0.5" office:value-type="float" office:value="1" calcext:value-type="float">
            <office:annotation draw:style-name="gr1" draw:text-style-name="P2" svg:width="267.56pt" svg:height="50.49pt" svg:x="367.54pt" svg:y="46.97pt" draw:caption-point-x="-11.54pt" draw:caption-point-y="-19.11pt">
              <dc:date>2020-01-13T00:00:00</dc:date>
              <text:p text:style-name="P1"><text:span text:style-name="T1">a lot of general topology measures in https://sites.google.com/site/ucinetsoftware/versions/version652714sept2014</text:span></text:p>
              <text:p text:style-name="P1"><text:span text:style-name="T1"><text:tab/></text:span><text:span text:style-name="T1">-Angel Panizo</text:span></text:p>
            </office:annotation>
            <text:p>1.00</text:p>
          </table:table-cell>
          <table:table-cell table:style-name="ce8" table:formula="of:=1/4+1/4+1/4" office:value-type="float" office:value="0.75" calcext:value-type="float">
            <office:annotation draw:style-name="gr2" draw:text-style-name="P2" svg:width="199.28pt" svg:height="106.47pt" svg:x="435.83pt" svg:y="18.96pt" draw:caption-point-x="-11.54pt" draw:caption-point-y="8.9pt">
              <dc:date>2020-01-13T00:00:00</dc:date>
              <text:p text:style-name="P1"><text:span text:style-name="T1">path analisys cli user manual https://sites.google.com/site/ucinetsoftware/document || cohesion metrics in cli cli manual || influential nodes available Katz centrality https://sites.google.com/site/ucinetsoftware/document/Ucinet%206%20Users%20Guide.pdf</text:span></text:p>
              <text:p text:style-name="P1"><text:span text:style-name="T1"><text:tab/></text:span><text:span text:style-name="T1">-Angel Panizo</text:span></text:p>
            </office:annotation>
            <text:p>0.75</text:p>
          </table:table-cell>
          <table:table-cell table:style-name="ce8" table:formula="of:=1/3" office:value-type="float" office:value="0.333333333333333" calcext:value-type="float">
            <office:annotation draw:style-name="gr3" draw:text-style-name="P2" svg:width="125.4pt" svg:height="72.88pt" svg:x="546.18pt" svg:y="35.77pt" draw:caption-point-x="-11.54pt" draw:caption-point-y="-7.91pt">
              <dc:date>2020-01-13T00:00:00</dc:date>
              <text:p text:style-name="P1"><text:span text:style-name="T1">several clustering method on cli user manual, non of them for evorlaping https://sites.google.com/site/ucinetsoftware/document ||</text:span></text:p>
              <text:p text:style-name="P1"><text:span text:style-name="T1"><text:tab/></text:span><text:span text:style-name="T1">-Angel Panizo</text:span></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text:p>0.00</text:p>
          </table:table-cell>
          <table:table-cell table:style-name="ce8" office:value-type="float" office:value="1" calcext:value-type="float">
            <office:annotation draw:style-name="gr4" draw:text-style-name="P2" svg:width="322.24pt" svg:height="42.75pt" svg:x="724.79pt" svg:y="50.83pt" draw:caption-point-x="-11.54pt" draw:caption-point-y="-22.96pt">
              <dc:date>2020-01-13T00:00:00</dc:date>
              <text:p text:style-name="P1"><text:span text:style-name="T1">method avialable on user manual https://docs.google.com/document/d/1GYSMcwhVbdQtmDOPhP74plKhZ77VscAsrINIR8f03yc/edit</text:span></text:p>
              <text:p text:style-name="P1"><text:span text:style-name="T1"><text:tab/></text:span><text:span text:style-name="T1">-Angel Panizo</text:span></text:p>
            </office:annotation>
            <text:p>1.00</text:p>
          </table:table-cell>
          <table:table-cell table:style-name="ce8" office:value-type="float" office:value="0" calcext:value-type="float">
            <text:p>0.00</text:p>
          </table:table-cell>
          <table:table-cell table:style-name="ce18" table:formula="of:=1/3" office:value-type="float" office:value="0.333333333333333" calcext:value-type="float">
            <office:annotation draw:style-name="gr4" draw:text-style-name="P2" svg:width="236.49pt" svg:height="42.75pt" svg:x="870.04pt" svg:y="50.83pt" draw:caption-point-x="-11.54pt" draw:caption-point-y="-22.96pt">
              <dc:date>2020-01-13T00:00:00</dc:date>
              <text:p text:style-name="P1"><text:span text:style-name="T1">only topology</text:span></text:p>
              <text:p text:style-name="P1"><text:span text:style-name="T1"><text:tab/></text:span><text:span text:style-name="T1">-Angel Panizo</text:span></text:p>
            </office:annotation>
            <text:p>0.33</text:p>
          </table:table-cell>
          <table:table-cell table:style-name="ce18" office:value-type="float" office:value="0" calcext:value-type="float">
            <office:annotation draw:style-name="gr4" draw:text-style-name="P2" svg:width="226.15pt" svg:height="42.75pt" svg:x="941.5pt" svg:y="50.83pt" draw:caption-point-x="-11.54pt" draw:caption-point-y="-22.96pt">
              <dc:date>2020-01-13T00:00:00</dc:date>
              <text:p text:style-name="P1"><text:span text:style-name="T1">you need to import your own datasets</text:span></text:p>
              <text:p text:style-name="P1"><text:span text:style-name="T1"><text:tab/></text:span><text:span text:style-name="T1">-Angel Panizo</text:span></text:p>
            </office:annotation>
            <text:p>0.00</text:p>
          </table:table-cell>
          <table:table-cell table:style-name="ce18" table:formula="of:=2/3" office:value-type="float" office:value="0.666666666666667" calcext:value-type="float">
            <office:annotation draw:style-name="gr4" draw:text-style-name="P2" svg:width="120.61pt" svg:height="42.75pt" svg:x="1047.03pt" svg:y="50.83pt" draw:caption-point-x="-11.54pt" draw:caption-point-y="-22.96pt">
              <dc:date>2020-01-13T00:00:00</dc:date>
              <text:p text:style-name="P1"><text:span text:style-name="T1">weighted graphs avialble in quick start guide</text:span></text:p>
              <text:p text:style-name="P1"><text:span text:style-name="T1"><text:tab/></text:span><text:span text:style-name="T1">-Angel Panizo</text:span></text:p>
            </office:annotation>
            <text:p>0.67</text:p>
          </table:table-cell>
          <table:table-cell table:style-name="ce22" table:formula="of:=0.66" office:value-type="float" office:value="0.66" calcext:value-type="float">
            <office:annotation draw:style-name="gr1" draw:text-style-name="P2" svg:width="116.65pt" svg:height="50.49pt" svg:x="1106.53pt" svg:y="46.97pt" draw:caption-point-x="-11.54pt" draw:caption-point-y="-19.11pt">
              <dc:date>2020-01-13T00:00:00</dc:date>
              <text:p text:style-name="P1"><text:span text:style-name="T1">exactly 100.000 nodes https://sites.google.com/site/ucinetsoftware/home</text:span></text:p>
              <text:p text:style-name="P1"><text:span text:style-name="T1"><text:tab/></text:span><text:span text:style-name="T1">-Angel Panizo</text:span></text:p>
            </office:annotation>
            <text:p>0.66</text:p>
          </table:table-cell>
          <table:table-cell table:style-name="ce23" office:value-type="string" calcext:value-type="string">
            <text:p>?¿</text:p>
          </table:table-cell>
          <table:table-cell table:style-name="ce23" office:value-type="float" office:value="0.33" calcext:value-type="float">
            <office:annotation draw:style-name="gr4" draw:text-style-name="P2" svg:width="274.59pt" svg:height="42.75pt" svg:x="1167.65pt" svg:y="50.83pt" draw:caption-point-x="-11.54pt" draw:caption-point-y="-22.96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4" draw:text-style-name="P2" svg:width="357.96pt" svg:height="42.75pt" svg:x="1223.18pt" svg:y="50.83pt" draw:caption-point-x="-11.54pt" draw:caption-point-y="-22.96pt">
              <dc:date>2020-01-13T00:00:00</dc:date>
              <text:p text:style-name="P1"><text:span text:style-name="T1">noting can be change no plugins or code</text:span></text:p>
              <text:p text:style-name="P1"><text:span text:style-name="T1"><text:tab/></text:span><text:span text:style-name="T1">-Angel Panizo</text:span></text:p>
            </office:annotation>
            <text:p>0.33</text:p>
          </table:table-cell>
          <table:table-cell table:style-name="ce22" table:formula="of:=1/3" office:value-type="float" office:value="0.333333333333333" calcext:value-type="float">
            <office:annotation draw:style-name="gr4" draw:text-style-name="P2" svg:width="302.4pt" svg:height="42.75pt" svg:x="1358.9pt" svg:y="50.83pt" draw:caption-point-x="-11.54pt" draw:caption-point-y="-22.96pt">
              <dc:date>2020-01-13T00:00:00</dc:date>
              <text:p text:style-name="P1"><text:span text:style-name="T1">acepts several data types</text:span></text:p>
              <text:p text:style-name="P1"><text:span text:style-name="T1"><text:tab/></text:span><text:span text:style-name="T1">-Angel Panizo</text:span></text:p>
            </office:annotation>
            <text:p>0.33</text:p>
          </table:table-cell>
          <table:table-cell table:style-name="ce26" table:formula="of:=1/7+1/7+1/7+1/7+1/7" office:value-type="float" office:value="0.714285714285714" calcext:value-type="float">
            <office:annotation draw:style-name="gr4" draw:text-style-name="P2" svg:width="299.2pt" svg:height="42.75pt" svg:x="1442.24pt" svg:y="50.83pt" draw:caption-point-x="-11.54pt" draw:caption-point-y="-22.96pt">
              <dc:date>2020-01-13T00:00:00</dc:date>
              <text:p text:style-name="P1"><text:span text:style-name="T1">size + shape + orientation + color + saturation</text:span></text:p>
              <text:p text:style-name="P1"><text:span text:style-name="T1"><text:tab/></text:span><text:span text:style-name="T1">-Angel Panizo</text:span></text:p>
            </office:annotation>
            <text:p>0.71</text:p>
          </table:table-cell>
          <table:table-cell table:style-name="ce26" table:formula="of:=1/5+1/5" office:value-type="float" office:value="0.4" calcext:value-type="float">
            <office:annotation draw:style-name="gr4" draw:text-style-name="P2" svg:width="320.6pt" svg:height="42.75pt" svg:x="1501pt" svg:y="50.83pt" draw:caption-point-x="-11.54pt" draw:caption-point-y="-22.96pt">
              <dc:date>2020-01-13T00:00:00</dc:date>
              <text:p text:style-name="P1"><text:span text:style-name="T1">zoom + filter</text:span></text:p>
              <text:p text:style-name="P1"><text:span text:style-name="T1"><text:tab/></text:span><text:span text:style-name="T1">-Angel Panizo</text:span></text:p>
            </office:annotation>
            <text:p>0.40</text:p>
          </table:table-cell>
          <table:table-cell table:number-columns-repeated="1003"/>
        </table:table-row>
        <table:table-row table:style-name="ro3">
          <table:table-cell table:style-name="ce2" office:value-type="string" calcext:value-type="string">
            <text:p><text:a xlink:href="http://www.netminer.com/product/overview.do" xlink:type="simple">NetMiner: an premium software tool for Exploratory Analysis and Visualization of Network Data.</text:a></text:p>
          </table:table-cell>
          <table:table-cell table:style-name="ce8" office:value-type="float" office:value="1" calcext:value-type="float">
            <office:annotation draw:style-name="gr4" draw:text-style-name="P2" svg:width="267.56pt" svg:height="42.75pt" svg:x="367.54pt" svg:y="64.66pt" draw:caption-point-x="-11.54pt" draw:caption-point-y="-22.99pt">
              <dc:date>2020-01-13T00:00:00</dc:date>
              <text:p text:style-name="P1"><text:span text:style-name="T1">common metrics on pakage manual http://www.netminer.com/aboutus/publications.do#manual</text:span></text:p>
              <text:p text:style-name="P1"><text:span text:style-name="T1"><text:tab/></text:span><text:span text:style-name="T1">-Angel Panizo</text:span></text:p>
            </office:annotation>
            <text:p>1.00</text:p>
          </table:table-cell>
          <table:table-cell table:style-name="ce9" table:formula="of:=1/4+1/4+1/4" office:value-type="float" office:value="0.75" calcext:value-type="float">
            <office:annotation draw:style-name="gr5" draw:text-style-name="P2" svg:width="199.28pt" svg:height="61.68pt" svg:x="435.83pt" svg:y="55.19pt" draw:caption-point-x="-11.54pt" draw:caption-point-y="-13.52pt">
              <dc:date>2020-01-13T00:00:00</dc:date>
              <text:p text:style-name="P1"><text:span text:style-name="T1">shortes path , tree construction and pagerank available on package document http://www.netminer.com/aboutus/publications.do#manual</text:span></text:p>
              <text:p text:style-name="P1"><text:span text:style-name="T1"><text:tab/></text:span><text:span text:style-name="T1">-Angel Panizo</text:span></text:p>
            </office:annotation>
            <text:p>0.75</text:p>
          </table:table-cell>
          <table:table-cell table:style-name="ce9" table:formula="of:=1/3" office:value-type="float" office:value="0.333333333333333" calcext:value-type="float">
            <office:annotation draw:style-name="gr4" draw:text-style-name="P2" svg:width="125.4pt" svg:height="42.75pt" svg:x="546.18pt" svg:y="64.66pt" draw:caption-point-x="-11.54pt" draw:caption-point-y="-22.99pt">
              <dc:date>2020-01-13T00:00:00</dc:date>
              <text:p text:style-name="P1"><text:span text:style-name="T1">allows community detection</text:span></text:p>
              <text:p text:style-name="P1"><text:span text:style-name="T1"><text:tab/></text:span><text:span text:style-name="T1">-Angel Panizo</text:span></text:p>
            </office:annotation>
            <text:p>0.33</text:p>
          </table:table-cell>
          <table:table-cell table:style-name="ce9" table:formula="of:=0.5" office:value-type="float" office:value="0.5" calcext:value-type="float">
            <office:annotation draw:style-name="gr2" draw:text-style-name="P2" svg:width="89.69pt" svg:height="106.47pt" svg:x="635.1pt" svg:y="32.8pt" draw:caption-point-x="-11.54pt" draw:caption-point-y="8.87pt">
              <dc:date>2020-01-13T00:00:00</dc:date>
              <text:p text:style-name="P1"><text:span text:style-name="T1">allows topic modeling http://www.netminer.com/aboutus/publications.do#whitePaper white paper senantic analysis</text:span></text:p>
              <text:p text:style-name="P1"><text:span text:style-name="T1"><text:tab/></text:span><text:span text:style-name="T1">-Angel Panizo</text:span></text:p>
            </office:annotation>
            <text:p>0.5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4" draw:text-style-name="P2" svg:width="269.91pt" svg:height="42.75pt" svg:x="671.58pt" svg:y="64.66pt" draw:caption-point-x="-11.54pt" draw:caption-point-y="-22.99pt">
              <dc:date>2020-01-13T00:00:00</dc:date>
              <text:p text:style-name="P1"><text:span text:style-name="T1">diffusion module is available https://en.wikipedia.org/wiki/NetMiner</text:span></text:p>
              <text:p text:style-name="P1"><text:span text:style-name="T1"><text:tab/></text:span><text:span text:style-name="T1">-Angel Panizo</text:span></text:p>
            </office:annotation>
            <text:p>1.00</text:p>
          </table:table-cell>
          <table:table-cell table:style-name="ce8" office:value-type="float" office:value="1" calcext:value-type="float">
            <office:annotation draw:style-name="gr4" draw:text-style-name="P2" svg:width="322.24pt" svg:height="42.75pt" svg:x="724.79pt" svg:y="64.66pt" draw:caption-point-x="-11.54pt" draw:caption-point-y="-22.99pt">
              <dc:date>2020-01-13T00:00:00</dc:date>
              <text:p text:style-name="P1"><text:span text:style-name="T1">homophile analysis is available on packages http://www.netminer.com/aboutus/publications.do#manual</text:span></text:p>
              <text:p text:style-name="P1"><text:span text:style-name="T1"><text:tab/></text:span><text:span text:style-name="T1">-Angel Panizo</text:span></text:p>
            </office:annotation>
            <text:p>1.00</text:p>
          </table:table-cell>
          <table:table-cell table:style-name="ce8" office:value-type="float" office:value="0" calcext:value-type="float">
            <text:p>0.00</text:p>
          </table:table-cell>
          <table:table-cell table:style-name="ce18" table:formula="of:=2/3" office:value-type="float" office:value="0.666666666666667" calcext:value-type="float">
            <office:annotation draw:style-name="gr4" draw:text-style-name="P2" svg:width="236.49pt" svg:height="42.75pt" svg:x="870.04pt" svg:y="64.66pt" draw:caption-point-x="-11.54pt" draw:caption-point-y="-22.99pt">
              <dc:date>2020-01-13T00:00:00</dc:date>
              <text:p text:style-name="P1"><text:span text:style-name="T1">topology and text</text:span></text:p>
              <text:p text:style-name="P1"><text:span text:style-name="T1"><text:tab/></text:span><text:span text:style-name="T1">-Angel Panizo</text:span></text:p>
            </office:annotation>
            <text:p>0.67</text:p>
          </table:table-cell>
          <table:table-cell table:style-name="ce18" table:formula="of:=1" office:value-type="float" office:value="1" calcext:value-type="float">
            <office:annotation draw:style-name="gr5" draw:text-style-name="P2" svg:width="226.15pt" svg:height="61.68pt" svg:x="941.5pt" svg:y="55.19pt" draw:caption-point-x="-11.54pt" draw:caption-point-y="-13.52pt">
              <dc:date>2020-01-13T00:00:00</dc:date>
              <text:p text:style-name="P1"><text:span text:style-name="T1">SNS Data Collector allows collecting data from Facebook, Twitter, Youtube and Instagram http://www.netminer.com/download_buy/download/download-readList.do</text:span></text:p>
              <text:p text:style-name="P1"><text:span text:style-name="T1"><text:tab/></text:span><text:span text:style-name="T1">-Angel Panizo</text:span></text:p>
            </office:annotation>
            <text:p>1.00</text:p>
          </table:table-cell>
          <table:table-cell table:style-name="ce18" table:formula="of:=1" office:value-type="float" office:value="1" calcext:value-type="float">
            <office:annotation draw:style-name="gr5" draw:text-style-name="P2" svg:width="120.61pt" svg:height="61.68pt" svg:x="1047.03pt" svg:y="55.19pt" draw:caption-point-x="-11.54pt" draw:caption-point-y="-13.52pt">
              <dc:date>2020-01-13T00:00:00</dc:date>
              <text:p text:style-name="P1"><text:span text:style-name="T1">allows multi layer networks https://en.wikipedia.org/wiki/NetMiner</text:span></text:p>
              <text:p text:style-name="P1"><text:span text:style-name="T1"><text:tab/></text:span><text:span text:style-name="T1">-Angel Panizo</text:span></text:p>
            </office:annotation>
            <text:p>1.00</text:p>
          </table:table-cell>
          <table:table-cell table:style-name="ce23" office:value-type="float" office:value="1" calcext:value-type="float">
            <office:annotation draw:style-name="gr6" draw:text-style-name="P2" svg:width="116.65pt" svg:height="95.27pt" svg:x="1106.53pt" svg:y="38.41pt" draw:caption-point-x="-11.54pt" draw:caption-point-y="3.26pt">
              <dc:date>2020-01-13T00:00:00</dc:date>
              <text:p text:style-name="P1"><text:span text:style-name="T1">there is a lincense for huge network data with a maximum of 1000000 nodes http://www.netminer.com/product/scalability_performance.do</text:span></text:p>
              <text:p text:style-name="P1"><text:span text:style-name="T1"><text:tab/></text:span><text:span text:style-name="T1">-Angel Panizo</text:span></text:p>
            </office:annotation>
            <text:p>1.00</text:p>
          </table:table-cell>
          <table:table-cell table:style-name="ce23" office:value-type="string" calcext:value-type="string">
            <text:p>?¿</text:p>
          </table:table-cell>
          <table:table-cell table:style-name="ce23" office:value-type="float" office:value="0.33" calcext:value-type="float">
            <office:annotation draw:style-name="gr4" draw:text-style-name="P2" svg:width="274.59pt" svg:height="42.75pt" svg:x="1167.65pt" svg:y="64.66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2" table:formula="of:=2/3" office:value-type="float" office:value="0.666666666666667" calcext:value-type="float">
            <office:annotation draw:style-name="gr4" draw:text-style-name="P2" svg:width="357.96pt" svg:height="42.75pt" svg:x="1223.18pt" svg:y="64.66pt" draw:caption-point-x="-11.54pt" draw:caption-point-y="-22.99pt">
              <dc:date>2020-01-13T00:00:00</dc:date>
              <text:p text:style-name="P1"><text:span text:style-name="T1">has a plugin system http://www.netminer.com/download_buy/appstore/appstore-readList.do</text:span></text:p>
              <text:p text:style-name="P1"><text:span text:style-name="T1"><text:tab/></text:span><text:span text:style-name="T1">-Angel Panizo</text:span></text:p>
            </office:annotation>
            <text:p>0.67</text:p>
          </table:table-cell>
          <table:table-cell table:style-name="ce23" table:formula="of:=2/3" office:value-type="float" office:value="0.666666666666667" calcext:value-type="float">
            <office:annotation draw:style-name="gr7" draw:text-style-name="P2" svg:width="302.4pt" svg:height="58.51pt" svg:x="1358.9pt" svg:y="64.66pt" draw:caption-point-x="-11.54pt" draw:caption-point-y="-22.99pt">
              <dc:date>2020-01-13T00:00:00</dc:date>
              <text:p text:style-name="P1"><text:span text:style-name="T1">can connet to external databases</text:span></text:p>
              <text:p text:style-name="P1"><text:span text:style-name="T1">https://en.wikipedia.org/wiki/NetMiner</text:span></text:p>
              <text:p text:style-name="P1"><text:span text:style-name="T1"><text:tab/></text:span><text:span text:style-name="T1">-Angel Panizo</text:span></text:p>
            </office:annotation>
            <text:p>0.67</text:p>
          </table:table-cell>
          <table:table-cell table:style-name="ce26" table:formula="of:=1/7+1/7+1/7+1/7" office:value-type="float" office:value="0.571428571428571" calcext:value-type="float">
            <office:annotation draw:style-name="gr4" draw:text-style-name="P2" svg:width="299.2pt" svg:height="42.75pt" svg:x="1442.24pt" svg:y="64.66pt" draw:caption-point-x="-11.54pt" draw:caption-point-y="-22.99pt">
              <dc:date>2020-01-13T00:00:00</dc:date>
              <text:p text:style-name="P1"><text:span text:style-name="T1">size + shape + color + orientation</text:span></text:p>
              <text:p text:style-name="P1"><text:span text:style-name="T1"><text:tab/></text:span><text:span text:style-name="T1">-Angel Panizo</text:span></text:p>
            </office:annotation>
            <text:p>0.57</text:p>
          </table:table-cell>
          <table:table-cell table:style-name="ce26" table:formula="of:=1/5+1/5+1/5+1/5" office:value-type="float" office:value="0.8" calcext:value-type="float">
            <office:annotation draw:style-name="gr4" draw:text-style-name="P2" svg:width="320.6pt" svg:height="42.75pt" svg:x="1501pt" svg:y="64.66pt" draw:caption-point-x="-11.54pt" draw:caption-point-y="-22.99pt">
              <dc:date>2020-01-13T00:00:00</dc:date>
              <text:p text:style-name="P1"><text:span text:style-name="T1">multiview + zoom + filter + highlight</text:span></text:p>
              <text:p text:style-name="P1"><text:span text:style-name="T1"><text:tab/></text:span><text:span text:style-name="T1">-Angel Panizo</text:span></text:p>
            </office:annotation>
            <text:p>0.80</text:p>
          </table:table-cell>
          <table:table-cell table:number-columns-repeated="1003"/>
        </table:table-row>
        <table:table-row table:style-name="ro3">
          <table:table-cell table:style-name="ce2" office:value-type="string" calcext:value-type="string">
            <text:p><text:a xlink:href="http://nwb.cns.iu.edu/" xlink:type="simple">Network workbench: Network Workbench: A Large-Scale Network Analysis, Modeling and Visualization Toolkit for Biomedical, Social Science and Physics Research</text:a></text:p>
          </table:table-cell>
          <table:table-cell table:style-name="ce8" office:value-type="float" office:value="1" calcext:value-type="float">
            <office:annotation draw:style-name="gr5" draw:text-style-name="P2" svg:width="267.56pt" svg:height="61.68pt" svg:x="367.54pt" svg:y="69pt" draw:caption-point-x="-11.54pt" draw:caption-point-y="-13.52pt">
              <dc:date>2020-01-13T00:00:00</dc:date>
              <text:p text:style-name="P1"><text:span text:style-name="T1">diameter || degree distribution || clustering coeficient || connected components <text:s/>all in manual https://www.researchgate.net/publication/228906060_Network_Workbench_Tool</text:span></text:p>
              <text:p text:style-name="P1"><text:span text:style-name="T1"><text:tab/></text:span><text:span text:style-name="T1">-Angel Panizo</text:span></text:p>
            </office:annotation>
            <text:p>1.00</text:p>
          </table:table-cell>
          <table:table-cell table:style-name="ce8" office:value-type="float" office:value="0.5" calcext:value-type="float">
            <office:annotation draw:style-name="gr4" draw:text-style-name="P2" svg:width="199.28pt" svg:height="42.75pt" svg:x="435.83pt" svg:y="78.46pt" draw:caption-point-x="-11.54pt" draw:caption-point-y="-22.99pt">
              <dc:date>2020-01-13T00:00:00</dc:date>
              <text:p text:style-name="P1"><text:span text:style-name="T1">shortest path || page rank and hits ||</text:span></text:p>
              <text:p text:style-name="P1"><text:span text:style-name="T1"><text:tab/></text:span><text:span text:style-name="T1">-Angel Panizo</text:span></text:p>
            </office:annotation>
            <text:p>0.50</text:p>
          </table:table-cell>
          <table:table-cell table:style-name="ce8" office:value-type="float" office:value="0.33" calcext:value-type="float">
            <office:annotation draw:style-name="gr8" draw:text-style-name="P2" svg:width="125.4pt" svg:height="84.08pt" svg:x="546.18pt" svg:y="57.8pt" draw:caption-point-x="-11.54pt" draw:caption-point-y="-2.32pt">
              <dc:date>2020-01-13T00:00:00</dc:date>
              <text:p text:style-name="P1"><text:span text:style-name="T1">allows community detection non overlaping https://www.researchgate.net/publication/228906060_Network_Workbench_Tool</text:span></text:p>
              <text:p text:style-name="P1"><text:span text:style-name="T1"><text:tab/></text:span><text:span text:style-name="T1">-Angel Panizo</text:span></text:p>
            </office:annotation>
            <text:p>0.33</text:p>
          </table:table-cell>
          <table:table-cell table:style-name="ce8" office:value-type="float" office:value="0.5" calcext:value-type="float">
            <office:annotation draw:style-name="gr9" draw:text-style-name="P2" svg:width="89.69pt" svg:height="140.06pt" svg:x="635.1pt" svg:y="37.67pt" draw:caption-point-x="-11.54pt" draw:caption-point-y="17.8pt">
              <dc:date>2020-01-13T00:00:00</dc:date>
              <text:p text:style-name="P1"><text:span text:style-name="T1">allows word co-ocurrence networks this can be accounted as topic detection </text:span></text:p>
              <text:p text:style-name="P1"><text:span text:style-name="T1">https://www.researchgate.net/publication/228906060_Network_Workbench_Tool</text:span></text:p>
              <text:p text:style-name="P1"><text:span text:style-name="T1"><text:tab/></text:span><text:span text:style-name="T1">-Angel Panizo</text:span></text:p>
            </office:annotation>
            <text:p>0.5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5" draw:text-style-name="P2" svg:width="236.49pt" svg:height="61.68pt" svg:x="870.04pt" svg:y="69pt" draw:caption-point-x="-11.54pt" draw:caption-point-y="-13.52pt">
              <dc:date>2020-01-13T00:00:00</dc:date>
              <text:p text:style-name="P1"><text:span text:style-name="T1">edge and text for the co-word networks || burst of keyowrd use detection (time) https://www.researchgate.net/publication/228906060_Network_Workbench_Tool</text:span></text:p>
              <text:p text:style-name="P1"><text:span text:style-name="T1"><text:tab/></text:span><text:span text:style-name="T1">-Angel Panizo</text:span></text:p>
            </office:annotation>
            <text:p>1.00</text:p>
          </table:table-cell>
          <table:table-cell table:style-name="ce18" table:formula="of:=1/3" office:value-type="float" office:value="0.333333333333333" calcext:value-type="float">
            <office:annotation draw:style-name="gr4" draw:text-style-name="P2" svg:width="226.15pt" svg:height="42.75pt" svg:x="941.5pt" svg:y="78.46pt" draw:caption-point-x="-11.54pt" draw:caption-point-y="-22.99pt">
              <dc:date>2020-01-13T00:00:00</dc:date>
              <text:p text:style-name="P1"><text:span text:style-name="T1">can load data from scopus automaticallu</text:span></text:p>
              <text:p text:style-name="P1"><text:span text:style-name="T1"><text:tab/></text:span><text:span text:style-name="T1">-Angel Panizo</text:span></text:p>
            </office:annotation>
            <text:p>0.33</text:p>
          </table:table-cell>
          <table:table-cell table:style-name="ce18" table:formula="of:=2/3" office:value-type="float" office:value="0.666666666666667" calcext:value-type="float">
            <office:annotation draw:style-name="gr3" draw:text-style-name="P2" svg:width="120.61pt" svg:height="72.88pt" svg:x="1047.03pt" svg:y="63.41pt" draw:caption-point-x="-11.54pt" draw:caption-point-y="-7.94pt">
              <dc:date>2020-01-13T00:00:00</dc:date>
              <text:p text:style-name="P1"><text:span text:style-name="T1">weigted graphs manual https://www.researchgate.net/publication/228906060_Network_Workbench_Tool</text:span></text:p>
              <text:p text:style-name="P1"><text:span text:style-name="T1"><text:tab/></text:span><text:span text:style-name="T1">-Angel Panizo</text:span></text:p>
            </office:annotation>
            <text:p>0.67</text:p>
          </table:table-cell>
          <table:table-cell table:style-name="ce23" office:value-type="float" office:value="0.33" calcext:value-type="float">
            <office:annotation draw:style-name="gr6" draw:text-style-name="P2" svg:width="116.65pt" svg:height="95.27pt" svg:x="1106.53pt" svg:y="52.21pt" draw:caption-point-x="-11.54pt" draw:caption-point-y="3.26pt">
              <dc:date>2020-01-13T00:00:00</dc:date>
              <text:p text:style-name="P1"><text:span text:style-name="T1">manual mentions arround 10,000 nodes for some methods but is not fully specified https://www.researchgate.net/publication/228906060_Network_Workbench_Tool</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4" draw:text-style-name="P2" svg:width="274.59pt" svg:height="42.75pt" svg:x="1167.65pt" svg:y="78.46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357.96pt" svg:height="50.49pt" svg:x="1223.18pt" svg:y="74.61pt" draw:caption-point-x="-11.54pt" draw:caption-point-y="-19.13pt">
              <dc:date>2020-01-13T00:00:00</dc:date>
              <text:p text:style-name="P1"><text:span text:style-name="T1">has a plugin system https://www.researchgate.net/publication/228906060_Network_Workbench_Tool</text:span></text:p>
              <text:p text:style-name="P1"><text:span text:style-name="T1"><text:tab/></text:span><text:span text:style-name="T1">-Angel Panizo</text:span></text:p>
            </office:annotation>
            <text:p>0.33</text:p>
          </table:table-cell>
          <table:table-cell table:style-name="ce22" table:formula="of:=1/3" office:value-type="float" office:value="0.333333333333333" calcext:value-type="float">
            <office:annotation draw:style-name="gr4" draw:text-style-name="P2" svg:width="302.4pt" svg:height="42.75pt" svg:x="1358.9pt" svg:y="78.46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6" table:formula="of:=[.T12]" office:value-type="float" office:value="0.714285714285714" calcext:value-type="float">
            <office:annotation draw:style-name="gr4" draw:text-style-name="P2" svg:width="299.2pt" svg:height="42.75pt" svg:x="1442.24pt" svg:y="78.46pt" draw:caption-point-x="-11.54pt" draw:caption-point-y="-22.99pt">
              <dc:date>2020-01-13T00:00:00</dc:date>
              <text:p text:style-name="P1"><text:span text:style-name="T1">connects to the other sotwares, the formula will register this. The software are (JUNG, prefuse, GUESS and Lanet)</text:span></text:p>
              <text:p text:style-name="P1"><text:span text:style-name="T1"><text:tab/></text:span><text:span text:style-name="T1">-Angel Panizo</text:span></text:p>
            </office:annotation>
            <text:p>0.71</text:p>
          </table:table-cell>
          <table:table-cell table:style-name="ce26" table:formula="of:=[.U12]" office:value-type="float" office:value="1" calcext:value-type="float">
            <office:annotation draw:style-name="gr4" draw:text-style-name="P2" svg:width="320.6pt" svg:height="42.75pt" svg:x="1501pt" svg:y="78.46pt" draw:caption-point-x="-11.54pt" draw:caption-point-y="-22.99pt">
              <dc:date>2020-01-13T00:00:00</dc:date>
              <text:p text:style-name="P1"><text:span text:style-name="T1">connects to the other sotwares, the formula will register this. The software are (JUNG, prefuse, GUESS and Lanet)</text:span></text:p>
              <text:p text:style-name="P1"><text:span text:style-name="T1"><text:tab/></text:span><text:span text:style-name="T1">-Angel Panizo</text:span></text:p>
            </office:annotation>
            <text:p>1.00</text:p>
          </table:table-cell>
          <table:table-cell table:style-name="ce28" table:number-columns-repeated="2"/>
          <table:table-cell table:number-columns-repeated="1001"/>
        </table:table-row>
        <table:table-row table:style-name="ro3">
          <table:table-cell table:style-name="ce2" office:value-type="string" calcext:value-type="string">
            <text:p><text:a xlink:href="http://www.casos.cs.cmu.edu/projects/ora/" xlink:type="simple">ORA-LITE: is a dynamic meta-network assessment and analysis tool. It contains hundreds of social network, dynamic network metrics, trail metrics, procedures for grouping nodes.</text:a></text:p>
          </table:table-cell>
          <table:table-cell table:style-name="ce8" office:value-type="float" office:value="1" calcext:value-type="float">
            <office:annotation draw:style-name="gr4" draw:text-style-name="P2" svg:width="267.56pt" svg:height="42.75pt" svg:x="367.54pt" svg:y="92.24pt" draw:caption-point-x="-11.54pt" draw:caption-point-y="-22.96pt">
              <dc:date>2020-01-13T00:00:00</dc:date>
              <text:p text:style-name="P1"><text:span text:style-name="T1">over 150 metrics</text:span></text:p>
              <text:p text:style-name="P1"><text:span text:style-name="T1"><text:tab/></text:span><text:span text:style-name="T1">-Gema Bello Orgaz</text:span></text:p>
            </office:annotation>
            <text:p>1.00</text:p>
          </table:table-cell>
          <table:table-cell table:style-name="ce8" office:value-type="float" office:value="0.75" calcext:value-type="float">
            <office:annotation draw:style-name="gr1" draw:text-style-name="P2" svg:width="199.28pt" svg:height="50.49pt" svg:x="435.83pt" svg:y="88.38pt" draw:caption-point-x="-11.54pt" draw:caption-point-y="-19.11pt">
              <dc:date>2020-01-13T00:00:00</dc:date>
              <text:p text:style-name="P1"><text:span text:style-name="T1">it supports link analysis (Minimum Spanning Tree, Hidden Links, Shortest Path, Influence Net, Sphere of Influence)</text:span></text:p>
              <text:p text:style-name="P1"><text:span text:style-name="T1"><text:tab/></text:span><text:span text:style-name="T1">-Gema Bello Orgaz</text:span></text:p>
            </office:annotation>
            <text:p>0.75</text:p>
          </table:table-cell>
          <table:table-cell table:style-name="ce8" office:value-type="float" office:value="0.66" calcext:value-type="float">
            <office:annotation draw:style-name="gr2" draw:text-style-name="P2" svg:width="125.4pt" svg:height="106.47pt" svg:x="546.18pt" svg:y="60.38pt" draw:caption-point-x="-11.54pt" draw:caption-point-y="8.9pt">
              <dc:date>2020-01-13T00:00:00</dc:date>
              <text:p text:style-name="P1"><text:span text:style-name="T1">20 grouping algorithms in ORA. Using these techniques dynamic data can be assessed and changes and regularities in the way network metrics and nods behave over time can be characterized.</text:span></text:p>
              <text:p text:style-name="P1"><text:span text:style-name="T1"><text:tab/></text:span><text:span text:style-name="T1">-Gema Bello Orgaz</text:span></text:p>
            </office:annotation>
            <text:p>0.66</text:p>
          </table:table-cell>
          <table:table-cell table:style-name="ce8" office:value-type="float" office:value="0.5" calcext:value-type="float">
            <office:annotation draw:style-name="gr4" draw:text-style-name="P2" svg:width="89.69pt" svg:height="42.75pt" svg:x="635.1pt" svg:y="92.24pt" draw:caption-point-x="-11.54pt" draw:caption-point-y="-22.96pt">
              <dc:date>2020-01-13T00:00:00</dc:date>
              <text:p text:style-name="P1"><text:span text:style-name="T1">Topic Analysis</text:span></text:p>
              <text:p text:style-name="P1"><text:span text:style-name="T1"><text:tab/></text:span><text:span text:style-name="T1">-Gema Bello Orgaz</text:span></text:p>
            </office:annotation>
            <text:p>0.5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10" draw:text-style-name="P2" svg:width="269.91pt" svg:height="74.24pt" svg:x="671.58pt" svg:y="92.24pt" draw:caption-point-x="-11.54pt" draw:caption-point-y="-22.96pt">
              <dc:date>2020-01-13T00:00:00</dc:date>
              <text:p text:style-name="P1"><text:span text:style-name="T1">Information Diffusion</text:span></text:p>
              <text:p text:style-name="P1"><text:span text:style-name="T1">Disease Propagation</text:span></text:p>
              <text:p text:style-name="P1"><text:span text:style-name="T1">Goods Dispersion</text:span></text:p>
              <text:p text:style-name="P1"><text:span text:style-name="T1"><text:tab/></text:span><text:span text:style-name="T1">-Gema Bello Orgaz</text:span></text:p>
            </office:annotation>
            <text:p>1.00</text:p>
          </table:table-cell>
          <table:table-cell table:style-name="ce8" office:value-type="float" office:value="1" calcext:value-type="float">
            <office:annotation draw:style-name="gr4" draw:text-style-name="P2" svg:width="322.24pt" svg:height="42.75pt" svg:x="724.79pt" svg:y="92.24pt" draw:caption-point-x="-11.54pt" draw:caption-point-y="-22.96pt">
              <dc:date>2020-01-13T00:00:00</dc:date>
              <text:p text:style-name="P1"><text:span text:style-name="T1">Simmelian Ties Analysis</text:span></text:p>
              <text:p text:style-name="P1"><text:span text:style-name="T1"><text:tab/></text:span><text:span text:style-name="T1">-Gema Bello Orgaz</text:span></text:p>
            </office:annotation>
            <text:p>1.00</text:p>
          </table:table-cell>
          <table:table-cell table:style-name="ce8" office:value-type="float" office:value="1" calcext:value-type="float">
            <office:annotation draw:style-name="gr4" draw:text-style-name="P2" svg:width="303.93pt" svg:height="42.75pt" svg:x="802.6pt" svg:y="92.24pt" draw:caption-point-x="-11.54pt" draw:caption-point-y="-22.96pt">
              <dc:date>2020-01-13T00:00:00</dc:date>
              <text:p text:style-name="P1"><text:span text:style-name="T1">Missing Links</text:span></text:p>
              <text:p text:style-name="P1"><text:span text:style-name="T1"><text:tab/></text:span><text:span text:style-name="T1">-Gema Bello Orgaz</text:span></text:p>
            </office:annotation>
            <text:p>1.00</text:p>
          </table:table-cell>
          <table:table-cell table:style-name="ce18" table:formula="of:=1" office:value-type="float" office:value="1" calcext:value-type="float">
            <office:annotation draw:style-name="gr5" draw:text-style-name="P2" svg:width="236.49pt" svg:height="61.68pt" svg:x="870.04pt" svg:y="82.77pt" draw:caption-point-x="-11.54pt" draw:caption-point-y="-13.49pt">
              <dc:date>2020-01-13T00:00:00</dc:date>
              <text:p text:style-name="P1"><text:span text:style-name="T1">It supports high dimensional network data, Twitter and Blog data, ego-network metrics, importers for BibTex and other citation formats and Geo-temporal networks.</text:span></text:p>
              <text:p text:style-name="P1"><text:span text:style-name="T1"><text:tab/></text:span><text:span text:style-name="T1">-Gema Bello Orgaz</text:span></text:p>
            </office:annotation>
            <text:p>1.00</text:p>
          </table:table-cell>
          <table:table-cell table:style-name="ce18" office:value-type="float" office:value="0" calcext:value-type="float">
            <office:annotation draw:style-name="gr4" draw:text-style-name="P2" svg:width="226.15pt" svg:height="42.75pt" svg:x="941.5pt" svg:y="92.24pt" draw:caption-point-x="-11.54pt" draw:caption-point-y="-22.96pt">
              <dc:date>2020-01-13T00:00:00</dc:date>
              <text:p text:style-name="P1"><text:span text:style-name="T1">Not on-line sources</text:span></text:p>
              <text:p text:style-name="P1"><text:span text:style-name="T1"><text:tab/></text:span><text:span text:style-name="T1">-Gema Bello Orgaz</text:span></text:p>
            </office:annotation>
            <text:p>0.00</text:p>
          </table:table-cell>
          <table:table-cell table:style-name="ce18" table:formula="of:=1" office:value-type="float" office:value="1" calcext:value-type="float">
            <office:annotation draw:style-name="gr5" draw:text-style-name="P2" svg:width="120.61pt" svg:height="61.68pt" svg:x="1047.03pt" svg:y="82.77pt" draw:caption-point-x="-11.54pt" draw:caption-point-y="-13.49pt">
              <dc:date>2020-01-13T00:00:00</dc:date>
              <text:p text:style-name="P1"><text:span text:style-name="T1">ORA has not just one-mode metrics, but two-mode, and multi-mode networks</text:span></text:p>
              <text:p text:style-name="P1"><text:span text:style-name="T1"><text:tab/></text:span><text:span text:style-name="T1">-Gema Bello Orgaz</text:span></text:p>
            </office:annotation>
            <text:p>1.00</text:p>
          </table:table-cell>
          <table:table-cell table:style-name="ce23" office:value-type="float" office:value="1" calcext:value-type="float">
            <office:annotation draw:style-name="gr2" draw:text-style-name="P2" svg:width="116.65pt" svg:height="106.47pt" svg:x="1106.53pt" svg:y="60.38pt" draw:caption-point-x="-11.54pt" draw:caption-point-y="8.9pt">
              <dc:date>2020-01-13T00:00:00</dc:date>
              <text:p text:style-name="P1"><text:span text:style-name="T1">Tests have shown ORA capable of running, through command line or on very large multi-processor machines analytics on networks with 10000000 nodes and 100000000 links.</text:span></text:p>
              <text:p text:style-name="P1"><text:span text:style-name="T1"><text:tab/></text:span><text:span text:style-name="T1">-Gema Bello Orgaz</text:span></text:p>
            </office:annotation>
            <text:p>1.00</text:p>
          </table:table-cell>
          <table:table-cell table:style-name="ce23" office:value-type="string" calcext:value-type="string">
            <text:p>?¿</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0.67" calcext:value-type="float">
            <office:annotation draw:style-name="gr4" draw:text-style-name="P2" svg:width="357.96pt" svg:height="42.75pt" svg:x="1223.18pt" svg:y="92.24pt" draw:caption-point-x="-11.54pt" draw:caption-point-y="-22.96pt">
              <dc:date>2020-01-13T00:00:00</dc:date>
              <text:p text:style-name="P1"><text:span text:style-name="T1">ORA is interoperable with a large number of other tools</text:span></text:p>
              <text:p text:style-name="P1"><text:span text:style-name="T1"><text:tab/></text:span><text:span text:style-name="T1">-Gema Bello Orgaz</text:span></text:p>
            </office:annotation>
            <text:p>0.67</text:p>
          </table:table-cell>
          <table:table-cell table:style-name="ce23" office:value-type="float" office:value="0" calcext:value-type="float">
            <office:annotation draw:style-name="gr7" draw:text-style-name="P2" svg:width="302.4pt" svg:height="58.51pt" svg:x="1358.9pt" svg:y="92.24pt" draw:caption-point-x="-11.54pt" draw:caption-point-y="-22.96pt">
              <dc:date>2020-01-13T00:00:00</dc:date>
              <text:p text:style-name="P1"><text:span text:style-name="T1">APIS to support integration into</text:span></text:p>
              <text:p text:style-name="P1"><text:span text:style-name="T1">workflow systems and to support user addition of metrics are planned.</text:span></text:p>
              <text:p text:style-name="P1"><text:span text:style-name="T1"><text:tab/></text:span><text:span text:style-name="T1">-Gema Bello Orgaz</text:span></text:p>
            </office:annotation>
            <text:p>0.00</text:p>
          </table:table-cell>
          <table:table-cell table:style-name="ce27" office:value-type="float" office:value="1" calcext:value-type="float">
            <office:annotation draw:style-name="gr11" draw:text-style-name="P2" svg:width="299.2pt" svg:height="121.49pt" svg:x="1442.24pt" svg:y="92.24pt" draw:caption-point-x="-11.54pt" draw:caption-point-y="-22.96pt">
              <dc:date>2020-01-13T00:00:00</dc:date>
              <text:p text:style-name="P1"><text:span text:style-name="T1">- position: geo-spatial network visualization for 2D and 3D maps</text:span></text:p>
              <text:p text:style-name="P1"><text:span text:style-name="T1">- general: The visualizer and the data editor</text:span></text:p>
              <text:p text:style-name="P1"><text:span text:style-name="T1">are linked so that a change in one effects a change in the other. Thus the user can directly enter</text:span></text:p>
              <text:p text:style-name="P1"><text:span text:style-name="T1">or edit data in the visualizer, or the user can directly see the impact on the network image as</text:span></text:p>
              <text:p text:style-name="P1"><text:span text:style-name="T1">nodes are merged or deleted in the editor. Standard graphing tools are used in reports for things</text:span></text:p>
              <text:p text:style-name="P1"><text:span text:style-name="T1">such as pie charts, spider graphs, scatter plots and histograms.</text:span></text:p>
              <text:p text:style-name="P1"><text:span text:style-name="T1"><text:tab/></text:span><text:span text:style-name="T1">-Gema Bello Orgaz</text:span></text:p>
            </office:annotation>
            <text:p>1.00</text:p>
          </table:table-cell>
          <table:table-cell table:style-name="ce27" office:value-type="float" office:value="1" calcext:value-type="float">
            <office:annotation draw:style-name="gr2" draw:text-style-name="P2" svg:width="320.6pt" svg:height="106.47pt" svg:x="1501pt" svg:y="91.9pt" draw:caption-point-x="-11.54pt" draw:caption-point-y="-22.62pt">
              <dc:date>2020-01-13T00:00:00</dc:date>
              <text:p text:style-name="P1"><text:span text:style-name="T1">The visualizer and the data editor</text:span></text:p>
              <text:p text:style-name="P1"><text:span text:style-name="T1">are linked so that a change in one effects a change in the other. Thus the user can directly enter</text:span></text:p>
              <text:p text:style-name="P1"><text:span text:style-name="T1">or edit data in the visualizer, or the user can directly see the impact on the network image as</text:span></text:p>
              <text:p text:style-name="P1"><text:span text:style-name="T1">nodes are merged or deleted in the editor. Standard graphing tools are used in reports for things</text:span></text:p>
              <text:p text:style-name="P1"><text:span text:style-name="T1">such as pie charts, spider graphs, scatter plots and histograms.</text:span></text:p>
              <text:p text:style-name="P1"><text:span text:style-name="T1"><text:tab/></text:span><text:span text:style-name="T1">-Gema Bello Orgaz</text:span></text:p>
            </office:annotation>
            <text:p>1.00</text:p>
          </table:table-cell>
          <table:table-cell table:number-columns-repeated="1003"/>
        </table:table-row>
        <table:table-row table:style-name="ro4">
          <table:table-cell table:style-name="ce2" table:formula="of:=&quot;PyGraphistry is a Python visual graph analytics library to extract, transform, and load big graphs into Graphistry's visual graph analytics platform. We layout graphs with a descendant of the gorgeous ForceAtlas2 layout algorithm introduced in Gephi. parc&quot;&amp;&quot;e que corre en GPUs en su servidor.&quot;"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8" office:value-type="float" office:value="1" calcext:value-type="float">
            <office:annotation draw:style-name="gr4" draw:text-style-name="P2" svg:width="267.56pt" svg:height="42.75pt" svg:x="367.54pt" svg:y="106.07pt" draw:caption-point-x="-11.54pt" draw:caption-point-y="-22.99pt">
              <dc:date>2020-01-13T00:00:00</dc:date>
              <text:p text:style-name="P1"><text:span text:style-name="T1">Use igraph and networkx</text:span></text:p>
              <text:p text:style-name="P1"><text:span text:style-name="T1"><text:tab/></text:span><text:span text:style-name="T1">-Gema Bello Orgaz</text:span></text:p>
            </office:annotation>
            <text:p>1.00</text:p>
          </table:table-cell>
          <table:table-cell table:style-name="ce8" office:value-type="float" office:value="1" calcext:value-type="float">
            <office:annotation draw:style-name="gr4" draw:text-style-name="P2" svg:width="199.28pt" svg:height="42.75pt" svg:x="435.83pt" svg:y="106.07pt" draw:caption-point-x="-11.54pt" draw:caption-point-y="-22.99pt">
              <dc:date>2020-01-13T00:00:00</dc:date>
              <text:p text:style-name="P1"><text:span text:style-name="T1">IGraph already has these algorithms implemented for us (pagerank, etc...)</text:span></text:p>
              <text:p text:style-name="P1"><text:span text:style-name="T1"><text:tab/></text:span><text:span text:style-name="T1">-Gema Bello Orgaz</text:span></text:p>
            </office:annotation>
            <text:p>1.00</text:p>
          </table:table-cell>
          <table:table-cell table:style-name="ce9" table:formula="of:=1/3" office:value-type="float" office:value="0.333333333333333" calcext:value-type="float">
            <office:annotation draw:style-name="gr4" draw:text-style-name="P2" svg:width="125.4pt" svg:height="42.75pt" svg:x="546.18pt" svg:y="106.07pt" draw:caption-point-x="-11.54pt" draw:caption-point-y="-22.99pt">
              <dc:date>2020-01-13T00:00:00</dc:date>
              <text:p text:style-name="P1"><text:span text:style-name="T1">Use igraph</text:span></text:p>
              <text:p text:style-name="P1"><text:span text:style-name="T1"><text:tab/></text:span><text:span text:style-name="T1">-Gema Bello Orgaz</text:span></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4" draw:text-style-name="P2" svg:width="236.49pt" svg:height="42.75pt" svg:x="870.04pt" svg:y="106.07pt" draw:caption-point-x="-11.54pt" draw:caption-point-y="-22.99pt">
              <dc:date>2020-01-13T00:00:00</dc:date>
              <text:p text:style-name="P1"><text:span text:style-name="T1">graph, text (Graphistry Ontology and Semantic), geolocation</text:span></text:p>
              <text:p text:style-name="P1"><text:span text:style-name="T1"><text:tab/></text:span><text:span text:style-name="T1">-Gema Bello Orgaz</text:span></text:p>
            </office:annotation>
            <text:p>1.00</text:p>
          </table:table-cell>
          <table:table-cell table:style-name="ce18" table:formula="of:=1" office:value-type="float" office:value="1" calcext:value-type="float">
            <office:annotation draw:style-name="gr12" draw:text-style-name="P2" svg:width="226.15pt" svg:height="128.86pt" svg:x="941.5pt" svg:y="63.01pt" draw:caption-point-x="-11.54pt" draw:caption-point-y="20.07pt">
              <dc:date>2020-01-13T00:00:00</dc:date>
              <text:p text:style-name="P1"><text:span text:style-name="T1">Graphistry's HTTP connector lets you easily work with virtually any data source with an API. Pull data from anything with a Web API such as Shodan or intelligence feeds. Leverage REST database interfaces to connect ro Amazon Neptune, TigerGraph, and others. By connecting to pretty much anything that takes URLs and gives back CSV or JSON, the HTTP connector ensures you can access the data you need on the fly.</text:span></text:p>
              <text:p text:style-name="P1"><text:span text:style-name="T1"><text:tab/></text:span><text:span text:style-name="T1">-Gema Bello Orgaz</text:span></text:p>
            </office:annotation>
            <text:p>1.00</text:p>
          </table:table-cell>
          <table:table-cell table:style-name="ce18" table:formula="of:=1" office:value-type="float" office:value="1" calcext:value-type="float">
            <office:annotation draw:style-name="gr4" draw:text-style-name="P2" svg:width="120.61pt" svg:height="42.75pt" svg:x="1047.03pt" svg:y="106.07pt" draw:caption-point-x="-11.54pt" draw:caption-point-y="-22.99pt">
              <dc:date>2020-01-13T00:00:00</dc:date>
              <text:p text:style-name="P1"><text:span text:style-name="T1">from sigle to hypergraphs</text:span></text:p>
              <text:p text:style-name="P1"><text:span text:style-name="T1"><text:tab/></text:span><text:span text:style-name="T1">-Gema Bello Orgaz</text:span></text:p>
            </office:annotation>
            <text:p>1.00</text:p>
          </table:table-cell>
          <table:table-cell table:style-name="ce23" office:value-type="float" office:value="1" calcext:value-type="float">
            <office:annotation draw:style-name="gr13" draw:text-style-name="P2" svg:width="116.65pt" svg:height="207.24pt" svg:x="1106.53pt" svg:y="23.84pt" draw:caption-point-x="-11.54pt" draw:caption-point-y="59.24pt">
              <dc:date>2020-01-13T00:00:00</dc:date>
              <text:p text:style-name="P1"><text:span text:style-name="T1">Graphistry supports unusually large graphs for interactive visualization. The client's custom WebGL rendering engine renders up to 8MM nodes and edges at a time, and most older client GPUs smoothly support somewhere between 100K and 1MM elements. The serverside GPU analytics engine supports even bigger graphs.</text:span></text:p>
              <text:p text:style-name="P1"><text:span text:style-name="T1"><text:tab/></text:span><text:span text:style-name="T1">-Gema Bello Orgaz</text:span></text:p>
            </office:annotation>
            <text:p>1.00</text:p>
          </table:table-cell>
          <table:table-cell table:style-name="ce23" office:value-type="string" calcext:value-type="string">
            <text:p>?¿</text:p>
          </table:table-cell>
          <table:table-cell table:style-name="ce23" office:value-type="float" office:value="1" calcext:value-type="float">
            <office:annotation draw:style-name="gr1" draw:text-style-name="P2" svg:width="274.59pt" svg:height="50.49pt" svg:x="1167.65pt" svg:y="102.22pt" draw:caption-point-x="-11.54pt" draw:caption-point-y="-19.13pt">
              <dc:date>2020-01-13T00:00:00</dc:date>
              <text:p text:style-name="P1"><text:span text:style-name="T1">Graphistry is leading the way to the era of big, fast data. Graphistry supports Apache Arrow today and is a major contributor to the GOAI initiative.</text:span></text:p>
              <text:p text:style-name="P1"><text:span text:style-name="T1"><text:tab/></text:span><text:span text:style-name="T1">-Gema Bello Orgaz</text:span></text:p>
            </office:annotation>
            <text:p>1.00</text:p>
          </table:table-cell>
          <table:table-cell table:style-name="ce23" office:value-type="string" calcext:value-type="string">
            <text:p>?¿</text:p>
          </table:table-cell>
          <table:table-cell table:style-name="ce23" office:value-type="float" office:value="1" calcext:value-type="float">
            <office:annotation draw:style-name="gr14" draw:text-style-name="P2" svg:width="357.96pt" svg:height="58.48pt" svg:x="1223.18pt" svg:y="106.07pt" draw:caption-point-x="-11.54pt" draw:caption-point-y="-22.99pt">
              <dc:date>2020-01-13T00:00:00</dc:date>
              <text:p text:style-name="P1"><text:span text:style-name="T1">developer API to build a powerful visual front-end to any application:</text:span></text:p>
              <text:p text:style-name="P1"><text:span text:style-name="T1">https://github.com/graphistry/pygraphistry</text:span></text:p>
              <text:p text:style-name="P1"><text:span text:style-name="T1"><text:tab/></text:span><text:span text:style-name="T1">-Gema Bello Orgaz</text:span></text:p>
            </office:annotation>
            <text:p>1.00</text:p>
          </table:table-cell>
          <table:table-cell table:style-name="ce23" office:value-type="float" office:value="1" calcext:value-type="float">
            <office:annotation draw:style-name="gr1" draw:text-style-name="P2" svg:width="302.4pt" svg:height="50.49pt" svg:x="1358.9pt" svg:y="102.22pt" draw:caption-point-x="-11.54pt" draw:caption-point-y="-19.13pt">
              <dc:date>2020-01-13T00:00:00</dc:date>
              <text:p text:style-name="P1"><text:span text:style-name="T1">The REST API provides language-neutral support, and makes embedding easy with wrappers for languages such as Python and JS.</text:span></text:p>
              <text:p text:style-name="P1"><text:span text:style-name="T1"><text:tab/></text:span><text:span text:style-name="T1">-Gema Bello Orgaz</text:span></text:p>
            </office:annotation>
            <text:p>1.00</text:p>
          </table:table-cell>
          <table:table-cell table:style-name="ce27" office:value-type="float" office:value="1" calcext:value-type="float">
            <office:annotation draw:style-name="gr4" draw:text-style-name="P2" svg:width="299.2pt" svg:height="42.75pt" svg:x="1442.24pt" svg:y="106.07pt" draw:caption-point-x="-11.54pt" draw:caption-point-y="-22.99pt">
              <dc:date>2020-01-13T00:00:00</dc:date>
              <text:p text:style-name="P1"><text:span text:style-name="T1">https://labs.graphistry.com/graphistry/ui.html</text:span></text:p>
              <text:p text:style-name="P1"><text:span text:style-name="T1"><text:tab/></text:span><text:span text:style-name="T1">-Gema Bello Orgaz</text:span></text:p>
            </office:annotation>
            <text:p>1.00</text:p>
          </table:table-cell>
          <table:table-cell table:style-name="ce27" office:value-type="float" office:value="1" calcext:value-type="float">
            <text:p>1.00</text:p>
          </table:table-cell>
          <table:table-cell table:number-columns-repeated="1003"/>
        </table:table-row>
        <table:table-row table:style-name="ro3">
          <table:table-cell table:style-name="ce2" table:formula="of:=HYPERLINK(&quot;http://cytoscape.org/index.php&quot;;&quot;Cytoscape : a software platform for computational biology and bioinformatics, useful for integrating data, and for visualizing and performing calculations on molecular interaction networks.&quot;)" office:value-type="string" office:string-value="Cytoscape : a software platform for computational biology and bioinformatics, useful for integrating data, and for visualizing and performing calculations on molecular interaction networks." calcext:value-type="string">
            <office:annotation draw:style-name="gr15" draw:text-style-name="P2" svg:width="368.31pt" svg:height="42.72pt" svg:x="266.8pt" svg:y="175.07pt" draw:caption-point-x="-11.54pt" draw:caption-point-y="-22.99pt">
              <dc:date>2020-01-13T00:00:00</dc:date>
              <text:p text:style-name="P1"><text:span text:style-name="T1">se puede usar como herramienta génerica pero tiene muchísimas cosas de biología espcialmente en los plugins</text:span></text:p>
              <text:p text:style-name="P1"><text:span text:style-name="T1"><text:tab/></text:span><text:span text:style-name="T1">-Angel Panizo</text:span></text:p>
            </office:annotation>
            <text:p>Cytoscape : a software platform for computational biology and bioinformatics, useful for integrating data, and for visualizing and performing calculations on molecular interaction networks.</text:p>
          </table:table-cell>
          <table:table-cell table:style-name="ce9" table:formula="of:=0.5+0.5" office:value-type="float" office:value="1" calcext:value-type="float">
            <office:annotation draw:style-name="gr15" draw:text-style-name="P2" svg:width="267.56pt" svg:height="42.72pt" svg:x="367.54pt" svg:y="175.07pt" draw:caption-point-x="-11.54pt" draw:caption-point-y="-22.99pt">
              <dc:date>2020-01-13T00:00:00</dc:date>
              <text:p text:style-name="P1"><text:span text:style-name="T1">allows several basic properties of whole network with NetworkAnalyzer <text:s/>App</text:span></text:p>
              <text:p text:style-name="P1"><text:span text:style-name="T1"><text:tab/></text:span><text:span text:style-name="T1">-Angel Panizo</text:span></text:p>
            </office:annotation>
            <text:p>1.00</text:p>
          </table:table-cell>
          <table:table-cell table:style-name="ce9" table:formula="of:=1/4+1/4+1/4+1/4" office:value-type="float" office:value="1" calcext:value-type="float">
            <office:annotation draw:style-name="gr3" draw:text-style-name="P2" svg:width="199.28pt" svg:height="72.88pt" svg:x="435.83pt" svg:y="159.99pt" draw:caption-point-x="-11.54pt" draw:caption-point-y="-7.91pt">
              <dc:date>2020-01-13T00:00:00</dc:date>
              <text:p text:style-name="P1"><text:span text:style-name="T1">spanning trees available in CySpanningTree <text:s/>|| shortest path available on PathLinker app || cutting edge methods available in clusterMaker2 || eigen vector centrality available on CentiScaPe</text:span></text:p>
              <text:p text:style-name="P1"><text:span text:style-name="T1"><text:tab/></text:span><text:span text:style-name="T1">-Angel Panizo</text:span></text:p>
            </office:annotation>
            <text:p>1.00</text:p>
          </table:table-cell>
          <table:table-cell table:style-name="ce9" table:formula="of:=1/3+1/3" office:value-type="float" office:value="0.666666666666667" calcext:value-type="float">
            <office:annotation draw:style-name="gr1" draw:text-style-name="P2" svg:width="125.4pt" svg:height="50.49pt" svg:x="546.18pt" svg:y="171.18pt" draw:caption-point-x="-11.54pt" draw:caption-point-y="-19.11pt">
              <dc:date>2020-01-13T00:00:00</dc:date>
              <text:p text:style-name="P1"><text:span text:style-name="T1">allows overlaping communities in CytoCluster <text:s/>app</text:span></text:p>
              <text:p text:style-name="P1"><text:span text:style-name="T1"><text:tab/></text:span><text:span text:style-name="T1">-Angel Panizo</text:span></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9" table:formula="of:=1" office:value-type="float" office:value="1" calcext:value-type="float">
            <office:annotation draw:style-name="gr15" draw:text-style-name="P2" svg:width="269.91pt" svg:height="42.72pt" svg:x="671.58pt" svg:y="175.07pt" draw:caption-point-x="-11.54pt" draw:caption-point-y="-22.99pt">
              <dc:date>2020-01-13T00:00:00</dc:date>
              <text:p text:style-name="P1"><text:span text:style-name="T1">propagation analysis avialable on Diffusion app</text:span></text:p>
              <text:p text:style-name="P1"><text:span text:style-name="T1"><text:tab/></text:span><text:span text:style-name="T1">-Angel Panizo</text:span></text:p>
            </office:annotation>
            <text:p>1.00</text:p>
          </table:table-cell>
          <table:table-cell table:style-name="ce8" office:value-type="float" office:value="0" calcext:value-type="float">
            <text:p>0.00</text:p>
          </table:table-cell>
          <table:table-cell table:style-name="ce9" table:formula="of:=1" office:value-type="float" office:value="1" calcext:value-type="float">
            <office:annotation draw:style-name="gr15" draw:text-style-name="P2" svg:width="303.93pt" svg:height="42.72pt" svg:x="802.6pt" svg:y="175.07pt" draw:caption-point-x="-11.54pt" draw:caption-point-y="-22.99pt">
              <dc:date>2020-01-13T00:00:00</dc:date>
              <text:p text:style-name="P1"><text:span text:style-name="T1">link prediction in CyLinkPredictor <text:s/>app ||</text:span></text:p>
              <text:p text:style-name="P1"><text:span text:style-name="T1"><text:tab/></text:span><text:span text:style-name="T1">-Angel Panizo</text:span></text:p>
            </office:annotation>
            <text:p>1.00</text:p>
          </table:table-cell>
          <table:table-cell table:style-name="ce18" table:formula="of:=1/3" office:value-type="float" office:value="0.333333333333333" calcext:value-type="float">
            <office:annotation draw:style-name="gr15" draw:text-style-name="P2" svg:width="236.49pt" svg:height="42.72pt" svg:x="870.04pt" svg:y="175.07pt" draw:caption-point-x="-11.54pt" draw:caption-point-y="-22.99pt">
              <dc:date>2020-01-13T00:00:00</dc:date>
              <text:p text:style-name="P1"><text:span text:style-name="T1">only topology</text:span></text:p>
              <text:p text:style-name="P1"><text:span text:style-name="T1"><text:tab/></text:span><text:span text:style-name="T1">-Angel Panizo</text:span></text:p>
            </office:annotation>
            <text:p>0.33</text:p>
          </table:table-cell>
          <table:table-cell table:style-name="ce18" office:value-type="float" office:value="0" calcext:value-type="float">
            <office:annotation draw:style-name="gr15" draw:text-style-name="P2" svg:width="226.15pt" svg:height="42.72pt" svg:x="941.5pt" svg:y="175.07pt" draw:caption-point-x="-11.54pt" draw:caption-point-y="-22.99pt">
              <dc:date>2020-01-13T00:00:00</dc:date>
              <text:p text:style-name="P1"><text:span text:style-name="T1">Cannot connect to any SN, only Biological stuff</text:span></text:p>
              <text:p text:style-name="P1"><text:span text:style-name="T1"><text:tab/></text:span><text:span text:style-name="T1">-Angel Panizo</text:span></text:p>
            </office:annotation>
            <text:p>0.00</text:p>
          </table:table-cell>
          <table:table-cell table:style-name="ce18" table:formula="of:=2/3" office:value-type="float" office:value="0.666666666666667" calcext:value-type="float">
            <office:annotation draw:style-name="gr15" draw:text-style-name="P2" svg:width="120.61pt" svg:height="42.72pt" svg:x="1047.03pt" svg:y="175.07pt" draw:caption-point-x="-11.54pt" draw:caption-point-y="-22.99pt">
              <dc:date>2020-01-13T00:00:00</dc:date>
              <text:p text:style-name="P1"><text:span text:style-name="T1">allows weighted grpahs</text:span></text:p>
              <text:p text:style-name="P1"><text:span text:style-name="T1"><text:tab/></text:span><text:span text:style-name="T1">-Angel Panizo</text:span></text:p>
            </office:annotation>
            <text:p>0.67</text:p>
          </table:table-cell>
          <table:table-cell table:style-name="ce22" table:formula="of:=1/3" office:value-type="float" office:value="0.333333333333333" calcext:value-type="float">
            <office:annotation draw:style-name="gr5" draw:text-style-name="P2" svg:width="116.65pt" svg:height="61.68pt" svg:x="1106.53pt" svg:y="165.6pt" draw:caption-point-x="-11.54pt" draw:caption-point-y="-13.52pt">
              <dc:date>2020-01-13T00:00:00</dc:date>
              <text:p text:style-name="P1"><text:span text:style-name="T1">https://groups.google.com/forum/#!topic/cytoscape-discuss/R87BVdN-kXQ</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5" draw:text-style-name="P2" svg:width="274.59pt" svg:height="42.72pt" svg:x="1167.65pt" svg:y="175.07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3" office:value-type="float" office:value="1" calcext:value-type="float">
            <office:annotation draw:style-name="gr15" draw:text-style-name="P2" svg:width="357.96pt" svg:height="42.72pt" svg:x="1223.18pt" svg:y="175.07pt" draw:caption-point-x="-11.54pt" draw:caption-point-y="-22.99pt">
              <dc:date>2020-01-13T00:00:00</dc:date>
              <text:p text:style-name="P1"><text:span text:style-name="T1">code available at "https://github.com/cytoscape/cytoscape"</text:span></text:p>
              <text:p text:style-name="P1"><text:span text:style-name="T1"><text:tab/></text:span><text:span text:style-name="T1">-Angel Panizo</text:span></text:p>
            </office:annotation>
            <text:p>1.00</text:p>
          </table:table-cell>
          <table:table-cell table:style-name="ce23" table:formula="of:=2/3" office:value-type="float" office:value="0.666666666666667" calcext:value-type="float">
            <office:annotation draw:style-name="gr15" draw:text-style-name="P2" svg:width="302.4pt" svg:height="42.72pt" svg:x="1358.9pt" svg:y="175.07pt" draw:caption-point-x="-11.54pt" draw:caption-point-y="-22.99pt">
              <dc:date>2020-01-13T00:00:00</dc:date>
              <text:p text:style-name="P1"><text:span text:style-name="T1">can communicaty with several databases (tour of cytoscape)</text:span></text:p>
              <text:p text:style-name="P1"><text:span text:style-name="T1"><text:tab/></text:span><text:span text:style-name="T1">-Angel Panizo</text:span></text:p>
            </office:annotation>
            <text:p>0.67</text:p>
          </table:table-cell>
          <table:table-cell table:style-name="ce26" table:formula="of:=1/7+1/7+1/7+1/7+1/7+1/7" office:value-type="float" office:value="0.857142857142857" calcext:value-type="float">
            <office:annotation draw:style-name="gr15" draw:text-style-name="P2" svg:width="299.2pt" svg:height="42.72pt" svg:x="1442.24pt" svg:y="175.07pt" draw:caption-point-x="-11.54pt" draw:caption-point-y="-22.99pt">
              <dc:date>2020-01-13T00:00:00</dc:date>
              <text:p text:style-name="P1"><text:span text:style-name="T1">color + transparency + size + shape + texture + orientation</text:span></text:p>
              <text:p text:style-name="P1"><text:span text:style-name="T1"><text:tab/></text:span><text:span text:style-name="T1">-Angel Panizo</text:span></text:p>
            </office:annotation>
            <text:p>0.86</text:p>
          </table:table-cell>
          <table:table-cell table:style-name="ce26" table:formula="of:=1/5+1/5+1/5+1/5+1/5" office:value-type="float" office:value="1" calcext:value-type="float">
            <office:annotation draw:style-name="gr15" draw:text-style-name="P2" svg:width="320.6pt" svg:height="42.72pt" svg:x="1501pt" svg:y="175.07pt" draw:caption-point-x="-11.54pt" draw:caption-point-y="-22.99pt">
              <dc:date>2020-01-13T00:00:00</dc:date>
              <text:p text:style-name="P1"><text:span text:style-name="T1">filter,zoom,multiview,highlight,grouping (nested networks)</text:span></text:p>
              <text:p text:style-name="P1"><text:span text:style-name="T1"><text:tab/></text:span><text:span text:style-name="T1">-Angel Panizo</text:span></text:p>
            </office:annotation>
            <text:p>1.00</text:p>
          </table:table-cell>
          <table:table-cell table:number-columns-repeated="1003"/>
        </table:table-row>
        <table:table-row table:style-name="ro3">
          <table:table-cell table:style-name="ce2" office:value-type="string" calcext:value-type="string">
            <text:p><text:a xlink:href="https://gephi.org/" xlink:type="simple">Gephi : it's a powerful open-source solution for graph visualization. The larger datasets tend to have a hair-ball look and are hard to understand via Gephi. (300000 y 1000000 edges)</text:a></text:p>
          </table:table-cell>
          <table:table-cell table:style-name="ce9" table:formula="of:=0.5*2" office:value-type="float" office:value="1" calcext:value-type="float">
            <office:annotation draw:style-name="gr4" draw:text-style-name="P2" svg:width="267.56pt" svg:height="42.75pt" svg:x="367.54pt" svg:y="188.84pt" draw:caption-point-x="-11.54pt" draw:caption-point-y="-22.96pt">
              <dc:date>2020-01-13T00:00:00</dc:date>
              <text:p text:style-name="P1"><text:span text:style-name="T1">sevral measures available in vanilla gephi</text:span></text:p>
              <text:p text:style-name="P1"><text:span text:style-name="T1"><text:tab/></text:span><text:span text:style-name="T1">-Angel Panizo</text:span></text:p>
            </office:annotation>
            <text:p>1.00</text:p>
          </table:table-cell>
          <table:table-cell table:style-name="ce8" table:formula="of:=1/4+1/4+1/4" office:value-type="float" office:value="0.75" calcext:value-type="float">
            <office:annotation draw:style-name="gr5" draw:text-style-name="P2" svg:width="199.28pt" svg:height="61.68pt" svg:x="435.83pt" svg:y="179.38pt" draw:caption-point-x="-11.54pt" draw:caption-point-y="-13.49pt">
              <dc:date>2020-01-13T00:00:00</dc:date>
              <text:p text:style-name="P1"><text:span text:style-name="T1">allows spanning tree with Minimum Spanning Tree plugin || allows shortest path on vanila gephi || page rank available in gephi</text:span></text:p>
              <text:p text:style-name="P1"><text:span text:style-name="T1"><text:tab/></text:span><text:span text:style-name="T1">-Angel Panizo</text:span></text:p>
            </office:annotation>
            <text:p>0.75</text:p>
          </table:table-cell>
          <table:table-cell table:style-name="ce8" table:formula="of:=1/3+1/3" office:value-type="float" office:value="0.666666666666667" calcext:value-type="float">
            <office:annotation draw:style-name="gr5" draw:text-style-name="P2" svg:width="125.4pt" svg:height="61.68pt" svg:x="546.18pt" svg:y="179.38pt" draw:caption-point-x="-11.54pt" draw:caption-point-y="-13.49pt">
              <dc:date>2020-01-13T00:00:00</dc:date>
              <text:p text:style-name="P1"><text:span text:style-name="T1">modularity optimization available on vanilla gephi || CMP available on Clique Percolation Method plugin</text:span></text:p>
              <text:p text:style-name="P1"><text:span text:style-name="T1"><text:tab/></text:span><text:span text:style-name="T1">-Angel Panizo</text:span></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office:annotation draw:style-name="gr4" draw:text-style-name="P2" svg:width="269.91pt" svg:height="42.75pt" svg:x="671.58pt" svg:y="188.84pt" draw:caption-point-x="-11.54pt" draw:caption-point-y="-22.96pt">
              <dc:date>2020-01-13T00:00:00</dc:date>
              <text:p text:style-name="P1"><text:span text:style-name="T1">not directly</text:span></text:p>
              <text:p text:style-name="P1"><text:span text:style-name="T1"><text:tab/></text:span><text:span text:style-name="T1">-Angel Panizo</text:span></text:p>
            </office:annotation>
            <text:p>0.00</text:p>
          </table:table-cell>
          <table:table-cell table:style-name="ce8" office:value-type="float" office:value="0" calcext:value-type="float">
            <office:annotation draw:style-name="gr4" draw:text-style-name="P2" svg:width="322.24pt" svg:height="42.75pt" svg:x="724.79pt" svg:y="188.84pt" draw:caption-point-x="-11.54pt" draw:caption-point-y="-22.96pt">
              <dc:date>2020-01-13T00:00:00</dc:date>
              <text:p text:style-name="P1"><text:span text:style-name="T1">at least not directly, visually you can</text:span></text:p>
              <text:p text:style-name="P1"><text:span text:style-name="T1"><text:tab/></text:span><text:span text:style-name="T1">-Angel Panizo</text:span></text:p>
            </office:annotation>
            <text:p>0.00</text:p>
          </table:table-cell>
          <table:table-cell table:style-name="ce8" office:value-type="float" office:value="0" calcext:value-type="float">
            <office:annotation draw:style-name="gr4" draw:text-style-name="P2" svg:width="303.93pt" svg:height="42.75pt" svg:x="802.6pt" svg:y="188.84pt" draw:caption-point-x="-11.54pt" draw:caption-point-y="-22.96pt">
              <dc:date>2020-01-13T00:00:00</dc:date>
              <text:p text:style-name="P1"><text:span text:style-name="T1">no plugin for anythin related to diffusion</text:span></text:p>
              <text:p text:style-name="P1"><text:span text:style-name="T1"><text:tab/></text:span><text:span text:style-name="T1">-Angel Panizo</text:span></text:p>
            </office:annotation>
            <text:p>0.00</text:p>
          </table:table-cell>
          <table:table-cell table:style-name="ce18" table:formula="of:=1/3" office:value-type="float" office:value="0.333333333333333" calcext:value-type="float">
            <office:annotation draw:style-name="gr4" draw:text-style-name="P2" svg:width="236.49pt" svg:height="42.75pt" svg:x="870.04pt" svg:y="188.84pt" draw:caption-point-x="-11.54pt" draw:caption-point-y="-22.96pt">
              <dc:date>2020-01-13T00:00:00</dc:date>
              <text:p text:style-name="P1"><text:span text:style-name="T1">only topology</text:span></text:p>
              <text:p text:style-name="P1"><text:span text:style-name="T1"><text:tab/></text:span><text:span text:style-name="T1">-Angel Panizo</text:span></text:p>
            </office:annotation>
            <text:p>0.33</text:p>
          </table:table-cell>
          <table:table-cell table:style-name="ce18" table:formula="of:=1/3" office:value-type="float" office:value="0.333333333333333" calcext:value-type="float">
            <office:annotation draw:style-name="gr4" draw:text-style-name="P2" svg:width="226.15pt" svg:height="42.75pt" svg:x="941.5pt" svg:y="188.84pt" draw:caption-point-x="-11.54pt" draw:caption-point-y="-22.96pt">
              <dc:date>2020-01-13T00:00:00</dc:date>
              <text:p text:style-name="P1"><text:span text:style-name="T1">can connect to twitter via TwitterStreamingImporter plugin</text:span></text:p>
              <text:p text:style-name="P1"><text:span text:style-name="T1"><text:tab/></text:span><text:span text:style-name="T1">-Angel Panizo</text:span></text:p>
            </office:annotation>
            <text:p>0.33</text:p>
          </table:table-cell>
          <table:table-cell table:style-name="ce18" table:formula="of:=2/3" office:value-type="float" office:value="0.666666666666667" calcext:value-type="float">
            <office:annotation draw:style-name="gr3" draw:text-style-name="P2" svg:width="120.61pt" svg:height="72.88pt" svg:x="1047.03pt" svg:y="173.79pt" draw:caption-point-x="-11.54pt" draw:caption-point-y="-7.91pt">
              <dc:date>2020-01-13T00:00:00</dc:date>
              <text:p text:style-name="P1"><text:span text:style-name="T1">accepts weights but no several layers, althought it suppports time but that is not being taken into account</text:span></text:p>
              <text:p text:style-name="P1"><text:span text:style-name="T1"><text:tab/></text:span><text:span text:style-name="T1">-Angel Panizo</text:span></text:p>
            </office:annotation>
            <text:p>0.67</text:p>
          </table:table-cell>
          <table:table-cell table:style-name="ce23" office:value-type="float" office:value="0.66" calcext:value-type="float">
            <office:annotation draw:style-name="gr4" draw:text-style-name="P2" svg:width="116.65pt" svg:height="42.75pt" svg:x="1106.53pt" svg:y="188.84pt" draw:caption-point-x="-11.54pt" draw:caption-point-y="-22.96pt">
              <dc:date>2020-01-13T00:00:00</dc:date>
              <text:p text:style-name="P1"><text:span text:style-name="T1">exactly 100.000 nodes</text:span></text:p>
              <text:p text:style-name="P1"><text:span text:style-name="T1"><text:tab/></text:span><text:span text:style-name="T1">-Angel Panizo</text:span></text:p>
            </office:annotation>
            <text:p>0.66</text:p>
          </table:table-cell>
          <table:table-cell table:style-name="ce23" office:value-type="string" calcext:value-type="string">
            <text:p>?¿</text:p>
          </table:table-cell>
          <table:table-cell table:style-name="ce23" office:value-type="float" office:value="0.33" calcext:value-type="float">
            <office:annotation draw:style-name="gr4" draw:text-style-name="P2" svg:width="274.59pt" svg:height="42.75pt" svg:x="1167.65pt" svg:y="188.84pt" draw:caption-point-x="-11.54pt" draw:caption-point-y="-22.96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3" table:formula="of:=1" office:value-type="float" office:value="1" calcext:value-type="float">
            <office:annotation draw:style-name="gr4" draw:text-style-name="P2" svg:width="357.96pt" svg:height="42.75pt" svg:x="1223.18pt" svg:y="188.84pt" draw:caption-point-x="-11.54pt" draw:caption-point-y="-22.96pt">
              <dc:date>2020-01-13T00:00:00</dc:date>
              <text:p text:style-name="P1"><text:span text:style-name="T1">code available on https://github.com/gephi/gephi</text:span></text:p>
              <text:p text:style-name="P1"><text:span text:style-name="T1"><text:tab/></text:span><text:span text:style-name="T1">-Angel Panizo</text:span></text:p>
            </office:annotation>
            <text:p>1.00</text:p>
          </table:table-cell>
          <table:table-cell table:style-name="ce23" table:formula="of:=2/3" office:value-type="float" office:value="0.666666666666667" calcext:value-type="float">
            <office:annotation draw:style-name="gr4" draw:text-style-name="P2" svg:width="302.4pt" svg:height="42.75pt" svg:x="1358.9pt" svg:y="188.84pt" draw:caption-point-x="-11.54pt" draw:caption-point-y="-22.96pt">
              <dc:date>2020-01-13T00:00:00</dc:date>
              <text:p text:style-name="P1"><text:span text:style-name="T1">allows connection to neo4j via plugin</text:span></text:p>
              <text:p text:style-name="P1"><text:span text:style-name="T1"><text:tab/></text:span><text:span text:style-name="T1">-Angel Panizo</text:span></text:p>
            </office:annotation>
            <text:p>0.67</text:p>
          </table:table-cell>
          <table:table-cell table:style-name="ce27" table:formula="of:=6/7" office:value-type="float" office:value="0.857142857142857" calcext:value-type="float">
            <office:annotation draw:style-name="gr4" draw:text-style-name="P2" svg:width="299.2pt" svg:height="42.75pt" svg:x="1442.24pt" svg:y="188.84pt" draw:caption-point-x="-11.54pt" draw:caption-point-y="-22.96pt">
              <dc:date>2020-01-13T00:00:00</dc:date>
              <text:p text:style-name="P1"><text:span text:style-name="T1">color, size, texture, saturation, position and orientation</text:span></text:p>
              <text:p text:style-name="P1"><text:span text:style-name="T1"><text:tab/></text:span><text:span text:style-name="T1">-Angel Panizo</text:span></text:p>
            </office:annotation>
            <text:p>0.86</text:p>
          </table:table-cell>
          <table:table-cell table:style-name="ce27" table:formula="of:=5/5" office:value-type="float" office:value="1" calcext:value-type="float">
            <office:annotation draw:style-name="gr4" draw:text-style-name="P2" svg:width="320.6pt" svg:height="42.75pt" svg:x="1501pt" svg:y="188.84pt" draw:caption-point-x="-11.54pt" draw:caption-point-y="-22.96pt">
              <dc:date>2020-01-13T00:00:00</dc:date>
              <text:p text:style-name="P1"><text:span text:style-name="T1">has all interactions</text:span></text:p>
              <text:p text:style-name="P1"><text:span text:style-name="T1"><text:tab/></text:span><text:span text:style-name="T1">-Angel Panizo</text:span></text:p>
            </office:annotation>
            <text:p>1.00</text:p>
          </table:table-cell>
          <table:table-cell table:number-columns-repeated="1003"/>
        </table:table-row>
        <table:table-row table:style-name="ro3">
          <table:table-cell table:style-name="ce2" office:value-type="string" calcext:value-type="string">
            <text:p><text:a xlink:href="https://www.graphviz.org/" xlink:type="simple">GraphViz: is open source graph visualization software.</text:a></text:p>
          </table:table-cell>
          <table:table-cell table:style-name="ce8" table:formula="of:=0.1" office:value-type="float" office:value="0.1" calcext:value-type="float">
            <office:annotation draw:style-name="gr4" draw:text-style-name="P2" svg:width="267.56pt" svg:height="42.75pt" svg:x="367.54pt" svg:y="202.65pt" draw:caption-point-x="-11.54pt" draw:caption-point-y="-22.99pt">
              <dc:date>2020-01-13T00:00:00</dc:date>
              <text:p text:style-name="P1"><text:span text:style-name="T1">has a tool for calculating connected components</text:span></text:p>
              <text:p text:style-name="P1"><text:span text:style-name="T1"><text:tab/></text:span><text:span text:style-name="T1">-Angel Panizo</text:span></text:p>
            </office:annotation>
            <text:p>0.10</text:p>
          </table:table-cell>
          <table:table-cell table:style-name="ce8" table:formula="of:=1/4" office:value-type="float" office:value="0.25" calcext:value-type="float">
            <office:annotation draw:style-name="gr4" draw:text-style-name="P2" svg:width="199.28pt" svg:height="42.75pt" svg:x="435.83pt" svg:y="202.65pt" draw:caption-point-x="-11.54pt" draw:caption-point-y="-22.99pt">
              <dc:date>2020-01-13T00:00:00</dc:date>
              <text:p text:style-name="P1"><text:span text:style-name="T1">has a tool for running dikjstra</text:span></text:p>
              <text:p text:style-name="P1"><text:span text:style-name="T1"><text:tab/></text:span><text:span text:style-name="T1">-Angel Panizo</text:span></text:p>
            </office:annotation>
            <text:p>0.25</text:p>
          </table:table-cell>
          <table:table-cell table:style-name="ce8" table:formula="of:=1/3" office:value-type="float" office:value="0.333333333333333" calcext:value-type="float">
            <office:annotation draw:style-name="gr1" draw:text-style-name="P2" svg:width="125.4pt" svg:height="50.49pt" svg:x="546.18pt" svg:y="198.79pt" draw:caption-point-x="-11.54pt" draw:caption-point-y="-19.13pt">
              <dc:date>2020-01-13T00:00:00</dc:date>
              <text:p text:style-name="P1"><text:span text:style-name="T1">has a tool for drawing communities found by Modularity maximimzation</text:span></text:p>
              <text:p text:style-name="P1"><text:span text:style-name="T1"><text:tab/></text:span><text:span text:style-name="T1">-Angel Panizo</text:span></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office:annotation draw:style-name="gr4" draw:text-style-name="P2" svg:width="236.49pt" svg:height="42.75pt" svg:x="870.04pt" svg:y="202.65pt" draw:caption-point-x="-11.54pt" draw:caption-point-y="-22.99pt">
              <dc:date>2020-01-13T00:00:00</dc:date>
              <text:p text:style-name="P1"><text:span text:style-name="T1">only topology</text:span></text:p>
              <text:p text:style-name="P1"><text:span text:style-name="T1"><text:tab/></text:span><text:span text:style-name="T1">-Angel Panizo</text:span></text:p>
            </office:annotation>
            <text:p>0.33</text:p>
          </table:table-cell>
          <table:table-cell table:style-name="ce18" office:value-type="float" office:value="0" calcext:value-type="float">
            <office:annotation draw:style-name="gr4" draw:text-style-name="P2" svg:width="226.15pt" svg:height="42.75pt" svg:x="941.5pt" svg:y="202.65pt" draw:caption-point-x="-11.54pt" draw:caption-point-y="-22.99pt">
              <dc:date>2020-01-13T00:00:00</dc:date>
              <text:p text:style-name="P1"><text:span text:style-name="T1">graphviz don't merge data automatically you lod your data in its format</text:span></text:p>
              <text:p text:style-name="P1"><text:span text:style-name="T1"><text:tab/></text:span><text:span text:style-name="T1">-Angel Panizo</text:span></text:p>
            </office:annotation>
            <text:p>0.00</text:p>
          </table:table-cell>
          <table:table-cell table:style-name="ce18" table:formula="of:=2/3" office:value-type="float" office:value="0.666666666666667" calcext:value-type="float">
            <text:p>0.67</text:p>
          </table:table-cell>
          <table:table-cell table:style-name="ce22" table:formula="of:=1/3" office:value-type="float" office:value="0.333333333333333" calcext:value-type="float">
            <office:annotation draw:style-name="gr3" draw:text-style-name="P2" svg:width="116.65pt" svg:height="72.88pt" svg:x="1106.53pt" svg:y="187.6pt" draw:caption-point-x="-11.54pt" draw:caption-point-y="-7.94pt">
              <dc:date>2020-01-13T00:00:00</dc:date>
              <text:p text:style-name="P1"><text:span text:style-name="T1">http://graphviz.996277.n3.nabble.com/dot-with-extremely-large-data-sets-td690.html</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4" draw:text-style-name="P2" svg:width="274.59pt" svg:height="42.75pt" svg:x="1167.65pt" svg:y="202.65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3" office:value-type="float" office:value="1" calcext:value-type="float">
            <text:p>1.00</text:p>
          </table:table-cell>
          <table:table-cell table:style-name="ce22" table:formula="of:=1/3" office:value-type="float" office:value="0.333333333333333" calcext:value-type="float">
            <text:p>0.33</text:p>
          </table:table-cell>
          <table:table-cell table:style-name="ce26" table:formula="of:=1/7+1/7+1/7+1/7+1/7+1/7+1/7" office:value-type="float" office:value="1" calcext:value-type="float">
            <text:p>1.00</text:p>
          </table:table-cell>
          <table:table-cell table:style-name="ce26" table:formula="of:=1/5+1/5" office:value-type="float" office:value="0.4" calcext:value-type="float">
            <text:p>0.40</text:p>
          </table:table-cell>
          <table:table-cell table:number-columns-repeated="1003"/>
        </table:table-row>
        <table:table-row table:style-name="ro3">
          <table:table-cell table:style-name="ce2" office:value-type="string" calcext:value-type="string">
            <text:p><text:a xlink:href="http://networkx.github.io/" xlink:type="simple">NetworkX : a Python language software package for the creation, manipulation, and study of the structure, dynamics, and functions of complex networks.</text:a></text:p>
          </table:table-cell>
          <table:table-cell table:style-name="ce8" office:value-type="float" office:value="1" calcext:value-type="float">
            <office:annotation draw:style-name="gr16" draw:text-style-name="P2" svg:width="267.56pt" svg:height="105.76pt" svg:x="367.54pt" svg:y="216.43pt" draw:caption-point-x="-11.54pt" draw:caption-point-y="-22.96pt">
              <dc:date>2020-01-13T00:00:00</dc:date>
              <text:p text:style-name="P1"><text:span text:style-name="T1">- Distance (diameter, radius, eccentricity and other properties)</text:span></text:p>
              <text:p text:style-name="P1"><text:span text:style-name="T1">- Similarity</text:span></text:p>
              <text:p text:style-name="P1"><text:span text:style-name="T1">-Assortativity</text:span></text:p>
              <text:p text:style-name="P1"><text:span text:style-name="T1">-clustering coefficient</text:span></text:p>
              <text:p text:style-name="P1"><text:span text:style-name="T1">-etc...</text:span></text:p>
              <text:p text:style-name="P1"><text:span text:style-name="T1"><text:tab/></text:span><text:span text:style-name="T1">-Gema Bello Orgaz</text:span></text:p>
            </office:annotation>
            <text:p>1.00</text:p>
          </table:table-cell>
          <table:table-cell table:style-name="ce8" office:value-type="float" office:value="1" calcext:value-type="float">
            <office:annotation draw:style-name="gr16" draw:text-style-name="P2" svg:width="199.28pt" svg:height="105.76pt" svg:x="435.83pt" svg:y="216.43pt" draw:caption-point-x="-11.54pt" draw:caption-point-y="-22.96pt">
              <dc:date>2020-01-13T00:00:00</dc:date>
              <text:p text:style-name="P1"><text:span text:style-name="T1">- PageRank</text:span></text:p>
              <text:p text:style-name="P1"><text:span text:style-name="T1">- Hits</text:span></text:p>
              <text:p text:style-name="P1"><text:span text:style-name="T1">- Stoer-Wagner minimum cut algorithm and Flow-based Minimum Cuts</text:span></text:p>
              <text:p text:style-name="P1"><text:span text:style-name="T1">- Algorithms for calculating min/max spanning trees/forests</text:span></text:p>
              <text:p text:style-name="P1"><text:span text:style-name="T1">-</text:span></text:p>
              <text:p text:style-name="P1"><text:span text:style-name="T1"><text:tab/></text:span><text:span text:style-name="T1">-Gema Bello Orgaz</text:span></text:p>
            </office:annotation>
            <text:p>1.00</text:p>
          </table:table-cell>
          <table:table-cell table:style-name="ce11" office:value-type="float" office:value="0.67" calcext:value-type="float">
            <office:annotation draw:style-name="gr4" draw:text-style-name="P2" svg:width="125.4pt" svg:height="42.75pt" svg:x="546.18pt" svg:y="216.43pt" draw:caption-point-x="-11.54pt" draw:caption-point-y="-22.96pt">
              <dc:date>2020-01-13T00:00:00</dc:date>
              <text:p text:style-name="P1"><text:span text:style-name="T1">-Non-overlapping and overlapping</text:span></text:p>
              <text:p text:style-name="P1"><text:span text:style-name="T1"><text:tab/></text:span><text:span text:style-name="T1">-Gema Bello Orgaz</text:span></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office:value-type="float" office:value="1" calcext:value-type="float">
            <text:p>1.00</text:p>
          </table:table-cell>
          <table:table-cell table:style-name="ce18" table:formula="of:=1/3" office:value-type="float" office:value="0.333333333333333" calcext:value-type="float">
            <office:annotation draw:style-name="gr4" draw:text-style-name="P2" svg:width="236.49pt" svg:height="42.75pt" svg:x="870.04pt" svg:y="216.43pt" draw:caption-point-x="-11.54pt" draw:caption-point-y="-22.96pt">
              <dc:date>2020-01-13T00:00:00</dc:date>
              <text:p text:style-name="P1"><text:span text:style-name="T1">Only edges</text:span></text:p>
              <text:p text:style-name="P1"><text:span text:style-name="T1"><text:tab/></text:span><text:span text:style-name="T1">-Gema Bello Orgaz</text:span></text:p>
            </office:annotation>
            <text:p>0.33</text:p>
          </table:table-cell>
          <table:table-cell table:style-name="ce18" office:value-type="float" office:value="0" calcext:value-type="float">
            <text:p>0.00</text:p>
          </table:table-cell>
          <table:table-cell table:style-name="ce18" table:formula="of:=1" office:value-type="float" office:value="1" calcext:value-type="float">
            <office:annotation draw:style-name="gr4" draw:text-style-name="P2" svg:width="120.61pt" svg:height="42.75pt" svg:x="1047.03pt" svg:y="216.43pt" draw:caption-point-x="-11.54pt" draw:caption-point-y="-22.96pt">
              <dc:date>2020-01-13T00:00:00</dc:date>
              <text:p text:style-name="P1"><text:span text:style-name="T1">Multigraphs</text:span></text:p>
              <text:p text:style-name="P1"><text:span text:style-name="T1"><text:tab/></text:span><text:span text:style-name="T1">-Gema Bello Orgaz</text:span></text:p>
            </office:annotation>
            <text:p>1.00</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1" calcext:value-type="float">
            <office:annotation draw:style-name="gr4" draw:text-style-name="P2" svg:width="357.96pt" svg:height="42.75pt" svg:x="1223.18pt" svg:y="216.43pt" draw:caption-point-x="-11.54pt" draw:caption-point-y="-22.96pt">
              <dc:date>2020-01-13T00:00:00</dc:date>
              <text:p text:style-name="P1"><text:span text:style-name="T1">https://github.com/networkx/networkx</text:span></text:p>
              <text:p text:style-name="P1"><text:span text:style-name="T1"><text:tab/></text:span><text:span text:style-name="T1">-Gema Bello Orgaz</text:span></text:p>
            </office:annotation>
            <text:p>1.00</text:p>
          </table:table-cell>
          <table:table-cell table:style-name="ce23" office:value-type="float" office:value="0.67" calcext:value-type="float">
            <office:annotation draw:style-name="gr4" draw:text-style-name="P2" svg:width="302.4pt" svg:height="42.75pt" svg:x="1358.9pt" svg:y="216.43pt" draw:caption-point-x="-11.54pt" draw:caption-point-y="-22.96pt">
              <dc:date>2020-01-13T00:00:00</dc:date>
              <text:p text:style-name="P1"><text:span text:style-name="T1">is a Python package</text:span></text:p>
              <text:p text:style-name="P1"><text:span text:style-name="T1"><text:tab/></text:span><text:span text:style-name="T1">-Gema Bello Orgaz</text:span></text:p>
            </office:annotation>
            <text:p>0.67</text:p>
          </table:table-cell>
          <table:table-cell table:number-columns-repeated="2" table:style-name="ce27" office:value-type="float" office:value="0" calcext:value-type="float">
            <text:p>0.00</text:p>
          </table:table-cell>
          <table:table-cell table:number-columns-repeated="1003"/>
        </table:table-row>
        <table:table-row table:style-name="ro5">
          <table:table-cell table:style-name="ce2" table:formula="of:=HYPERLINK(&quot;https://es.wikipedia.org/wiki/Prefuse&quot;;&quot;Prefuse is a Java-based toolkit for the interactive creation of information visualization applications. (not only for graphs, but also tables and trees))&quot;)" office:value-type="string" office:string-value="Prefuse is a Java-based toolkit for the interactive creation of information visualization applications. (not only for graphs, but also tables and trees))" calcext:value-type="string">
            <office:annotation draw:style-name="gr4" draw:text-style-name="P2" svg:width="368.31pt" svg:height="42.75pt" svg:x="266.8pt" svg:y="230.26pt" draw:caption-point-x="-11.54pt" draw:caption-point-y="-22.99pt">
              <dc:date>2020-01-13T00:00:00</dc:date>
              <text:p text:style-name="P1"><text:span text:style-name="T1">Solamente para visualizar grafos en Web, no tiene parte de analitica</text:span></text:p>
              <text:p text:style-name="P1"><text:span text:style-name="T1"><text:tab/></text:span><text:span text:style-name="T1">-Gema Bello Orgaz</text:span></text:p>
            </office:annotation>
            <text:p>Prefuse is a Java-based toolkit for the interactive creation of information visualization applications. (not only for graphs, but also tables and trees))</text:p>
          </table:table-cell>
          <table:table-cell table:style-name="ce8" office:value-type="float" office:value="0" calcext:value-type="float">
            <office:annotation draw:style-name="gr4" draw:text-style-name="P2" svg:width="267.56pt" svg:height="42.75pt" svg:x="367.54pt" svg:y="230.26pt" draw:caption-point-x="-11.54pt" draw:caption-point-y="-22.99pt">
              <dc:date>2020-01-13T00:00:00</dc:date>
              <text:p text:style-name="P1"><text:span text:style-name="T1">no knowledge extraction capabilities</text:span></text:p>
              <text:p text:style-name="P1"><text:span text:style-name="T1"><text:tab/></text:span><text:span text:style-name="T1">-Angel Panizo</text:span></text:p>
            </office:annotation>
            <text:p>0.00</text:p>
          </table:table-cell>
          <table:table-cell table:number-columns-repeated="3"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2/3" office:value-type="float" office:value="0.666666666666667" calcext:value-type="float">
            <office:annotation draw:style-name="gr4" draw:text-style-name="P2" svg:width="236.49pt" svg:height="42.75pt" svg:x="870.04pt" svg:y="230.26pt" draw:caption-point-x="-11.54pt" draw:caption-point-y="-22.99pt">
              <dc:date>2020-01-13T00:00:00</dc:date>
              <text:p text:style-name="P1"><text:span text:style-name="T1">network data + temporal</text:span></text:p>
              <text:p text:style-name="P1"><text:span text:style-name="T1"><text:tab/></text:span><text:span text:style-name="T1">-Angel Panizo</text:span></text:p>
            </office:annotation>
            <text:p>0.67</text:p>
          </table:table-cell>
          <table:table-cell table:style-name="ce18" office:value-type="float" office:value="0" calcext:value-type="float">
            <office:annotation draw:style-name="gr4" draw:text-style-name="P2" svg:width="226.15pt" svg:height="42.75pt" svg:x="941.5pt" svg:y="230.26pt" draw:caption-point-x="-11.54pt" draw:caption-point-y="-22.99pt">
              <dc:date>2020-01-13T00:00:00</dc:date>
              <text:p text:style-name="P1"><text:span text:style-name="T1">allows loading a dataset but no distinction is done</text:span></text:p>
              <text:p text:style-name="P1"><text:span text:style-name="T1"><text:tab/></text:span><text:span text:style-name="T1">-Angel Panizo</text:span></text:p>
            </office:annotation>
            <text:p>0.00</text:p>
          </table:table-cell>
          <table:table-cell table:style-name="ce18" table:formula="of:=2/3" office:value-type="float" office:value="0.666666666666667" calcext:value-type="float">
            <office:annotation draw:style-name="gr4" draw:text-style-name="P2" svg:width="120.61pt" svg:height="42.75pt" svg:x="1047.03pt" svg:y="230.26pt" draw:caption-point-x="-11.54pt" draw:caption-point-y="-22.99pt">
              <dc:date>2020-01-13T00:00:00</dc:date>
              <text:p text:style-name="P1"><text:span text:style-name="T1">weighted graphs</text:span></text:p>
              <text:p text:style-name="P1"><text:span text:style-name="T1"><text:tab/></text:span><text:span text:style-name="T1">-Angel Panizo</text:span></text:p>
            </office:annotation>
            <text:p>0.67</text:p>
          </table:table-cell>
          <table:table-cell table:style-name="ce23" office:value-type="float" office:value="0" calcext:value-type="float">
            <office:annotation draw:style-name="gr4" draw:text-style-name="P2" svg:width="116.65pt" svg:height="42.75pt" svg:x="1106.53pt" svg:y="230.26pt" draw:caption-point-x="-11.54pt" draw:caption-point-y="-22.99pt">
              <dc:date>2020-01-13T00:00:00</dc:date>
              <text:p text:style-name="P1"><text:span text:style-name="T1">No infprmation is available</text:span></text:p>
              <text:p text:style-name="P1"><text:span text:style-name="T1"><text:tab/></text:span><text:span text:style-name="T1">-Angel Panizo</text:span></text:p>
            </office:annotation>
            <text:p>0.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4" draw:text-style-name="P2" svg:width="274.59pt" svg:height="42.75pt" svg:x="1167.65pt" svg:y="230.26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3" office:value-type="float" office:value="1" calcext:value-type="float">
            <office:annotation draw:style-name="gr4" draw:text-style-name="P2" svg:width="357.96pt" svg:height="42.75pt" svg:x="1223.18pt" svg:y="230.26pt" draw:caption-point-x="-11.54pt" draw:caption-point-y="-22.99pt">
              <dc:date>2020-01-13T00:00:00</dc:date>
              <text:p text:style-name="P1"><text:span text:style-name="T1">code available on https://sourceforge.net/projects/prefuse/</text:span></text:p>
              <text:p text:style-name="P1"><text:span text:style-name="T1"><text:tab/></text:span><text:span text:style-name="T1">-Angel Panizo</text:span></text:p>
            </office:annotation>
            <text:p>1.00</text:p>
          </table:table-cell>
          <table:table-cell table:style-name="ce22" table:formula="of:=3/3" office:value-type="float" office:value="1" calcext:value-type="float">
            <office:annotation draw:style-name="gr4" draw:text-style-name="P2" svg:width="302.4pt" svg:height="42.75pt" svg:x="1358.9pt" svg:y="230.26pt" draw:caption-point-x="-11.54pt" draw:caption-point-y="-22.99pt">
              <dc:date>2020-01-13T00:00:00</dc:date>
              <text:p text:style-name="P1"><text:span text:style-name="T1">allows reading from DB and has an API to be used by other applications https://dl.acm.org/citation.cfm?id=1055031</text:span></text:p>
              <text:p text:style-name="P1"><text:span text:style-name="T1"><text:tab/></text:span><text:span text:style-name="T1">-Angel Panizo</text:span></text:p>
            </office:annotation>
            <text:p>1.00</text:p>
          </table:table-cell>
          <table:table-cell table:style-name="ce26" table:formula="of:=1/7+1/7+1/7+1/7+1/7" office:value-type="float" office:value="0.714285714285714" calcext:value-type="float">
            <office:annotation draw:style-name="gr4" draw:text-style-name="P2" svg:width="299.2pt" svg:height="42.75pt" svg:x="1442.24pt" svg:y="230.26pt" draw:caption-point-x="-11.54pt" draw:caption-point-y="-22.99pt">
              <dc:date>2020-01-13T00:00:00</dc:date>
              <text:p text:style-name="P1"><text:span text:style-name="T1">position + color + size + shape + saturation</text:span></text:p>
              <text:p text:style-name="P1"><text:span text:style-name="T1"><text:tab/></text:span><text:span text:style-name="T1">-Angel Panizo</text:span></text:p>
            </office:annotation>
            <text:p>0.71</text:p>
          </table:table-cell>
          <table:table-cell table:style-name="ce26" table:formula="of:=1/5+1/5+1/5+1/5+1/5" office:value-type="float" office:value="1" calcext:value-type="float">
            <office:annotation draw:style-name="gr4" draw:text-style-name="P2" svg:width="320.6pt" svg:height="42.75pt" svg:x="1501pt" svg:y="230.26pt" draw:caption-point-x="-11.54pt" draw:caption-point-y="-22.99pt">
              <dc:date>2020-01-13T00:00:00</dc:date>
              <text:p text:style-name="P1"><text:span text:style-name="T1">multiview + gropuing + filter + zoom + highlight</text:span></text:p>
              <text:p text:style-name="P1"><text:span text:style-name="T1"><text:tab/></text:span><text:span text:style-name="T1">-Angel Panizo</text:span></text:p>
            </office:annotation>
            <text:p>1.00</text:p>
          </table:table-cell>
          <table:table-cell table:number-columns-repeated="1003"/>
        </table:table-row>
        <table:table-row table:style-name="ro6">
          <table:table-cell table:style-name="ce2" office:value-type="string" calcext:value-type="string">
            <office:annotation draw:style-name="gr14" draw:text-style-name="P2" svg:width="368.31pt" svg:height="58.48pt" svg:x="266.8pt" svg:y="265.29pt" draw:caption-point-x="-11.54pt" draw:caption-point-y="-22.99pt">
              <dc:date>2020-01-13T00:00:00</dc:date>
              <text:p text:style-name="P1"><text:span text:style-name="T1">propose a new data structure, Parallel Adjacency Lists (PAL), for efficiently managing graphs with billions of edges on disk.</text:span></text:p>
              <text:p text:style-name="P1"><text:span text:style-name="T1">No tiene SNA, es una arquitectura para computar grandes grafos.</text:span></text:p>
              <text:p text:style-name="P1"><text:span text:style-name="T1"><text:tab/></text:span><text:span text:style-name="T1">-Gema Bello Orgaz</text:span></text:p>
            </office:annotation>
            <text:p>JUNG — the Java Universal Network/Graph Framework--is a software library that provides a common and extendible language for the modeling, analysis, and visualization of data that can be represented as a graph or network</text:p>
          </table:table-cell>
          <table:table-cell table:style-name="ce9" table:formula="of:=0.2*4" office:value-type="float" office:value="0.8" calcext:value-type="float">
            <office:annotation draw:style-name="gr4" draw:text-style-name="P2" svg:width="267.56pt" svg:height="42.75pt" svg:x="367.54pt" svg:y="265.29pt" draw:caption-point-x="-11.54pt" draw:caption-point-y="-22.99pt">
              <dc:date>2020-01-13T00:00:00</dc:date>
              <text:p text:style-name="P1"><text:span text:style-name="T1">cluster coeficients + mean degree + diameter</text:span></text:p>
              <text:p text:style-name="P1"><text:span text:style-name="T1"><text:tab/></text:span><text:span text:style-name="T1">-Angel Panizo</text:span></text:p>
            </office:annotation>
            <text:p>0.80</text:p>
          </table:table-cell>
          <table:table-cell table:style-name="ce9" table:formula="of:=1/4+1/4+1/4" office:value-type="float" office:value="0.75" calcext:value-type="float">
            <office:annotation draw:style-name="gr4" draw:text-style-name="P2" svg:width="199.28pt" svg:height="42.75pt" svg:x="435.83pt" svg:y="265.29pt" draw:caption-point-x="-11.54pt" draw:caption-point-y="-22.99pt">
              <dc:date>2020-01-13T00:00:00</dc:date>
              <text:p text:style-name="P1"><text:span text:style-name="T1">hits and page rank + dijstra distance + minimum spanning tree +</text:span></text:p>
              <text:p text:style-name="P1"><text:span text:style-name="T1"><text:tab/></text:span><text:span text:style-name="T1">-Angel Panizo</text:span></text:p>
            </office:annotation>
            <text:p>0.75</text:p>
          </table:table-cell>
          <table:table-cell table:style-name="ce9" table:formula="of:=1/3" office:value-type="float" office:value="0.333333333333333" calcext:value-type="float">
            <office:annotation draw:style-name="gr4" draw:text-style-name="P2" svg:width="125.4pt" svg:height="42.75pt" svg:x="546.18pt" svg:y="265.29pt" draw:caption-point-x="-11.54pt" draw:caption-point-y="-22.99pt">
              <dc:date>2020-01-13T00:00:00</dc:date>
              <text:p text:style-name="P1"><text:span text:style-name="T1">betweens cluster and kmeans</text:span></text:p>
              <text:p text:style-name="P1"><text:span text:style-name="T1"><text:tab/></text:span><text:span text:style-name="T1">-Angel Panizo</text:span></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4" draw:text-style-name="P2" svg:width="269.91pt" svg:height="42.75pt" svg:x="671.58pt" svg:y="265.29pt" draw:caption-point-x="-11.54pt" draw:caption-point-y="-22.99pt">
              <dc:date>2020-01-13T00:00:00</dc:date>
              <text:p text:style-name="P1"><text:span text:style-name="T1">allows network flow problems</text:span></text:p>
              <text:p text:style-name="P1"><text:span text:style-name="T1"><text:tab/></text:span><text:span text:style-name="T1">-Angel Panizo</text:span></text:p>
            </office:annotation>
            <text:p>1.00</text:p>
          </table:table-cell>
          <table:table-cell table:number-columns-repeated="2" table:style-name="ce8" office:value-type="float" office:value="0" calcext:value-type="float">
            <text:p>0.00</text:p>
          </table:table-cell>
          <table:table-cell table:style-name="ce18" table:formula="of:=1/3" office:value-type="float" office:value="0.333333333333333" calcext:value-type="float">
            <office:annotation draw:style-name="gr4" draw:text-style-name="P2" svg:width="236.49pt" svg:height="42.75pt" svg:x="870.04pt" svg:y="265.29pt" draw:caption-point-x="-11.54pt" draw:caption-point-y="-22.99pt">
              <dc:date>2020-01-13T00:00:00</dc:date>
              <text:p text:style-name="P1"><text:span text:style-name="T1">edges</text:span></text:p>
              <text:p text:style-name="P1"><text:span text:style-name="T1"><text:tab/></text:span><text:span text:style-name="T1">-Angel Panizo</text:span></text:p>
            </office:annotation>
            <text:p>0.33</text:p>
          </table:table-cell>
          <table:table-cell table:style-name="ce18" office:value-type="float" office:value="0" calcext:value-type="float">
            <text:p>0.00</text:p>
          </table:table-cell>
          <table:table-cell table:style-name="ce18" table:formula="of:=2/3" office:value-type="float" office:value="0.666666666666667" calcext:value-type="float">
            <office:annotation draw:style-name="gr4" draw:text-style-name="P2" svg:width="120.61pt" svg:height="42.75pt" svg:x="1047.03pt" svg:y="265.29pt" draw:caption-point-x="-11.54pt" draw:caption-point-y="-22.99pt">
              <dc:date>2020-01-13T00:00:00</dc:date>
              <text:p text:style-name="P1"><text:span text:style-name="T1">weighted graphs</text:span></text:p>
              <text:p text:style-name="P1"><text:span text:style-name="T1"><text:tab/></text:span><text:span text:style-name="T1">-Angel Panizo</text:span></text:p>
            </office:annotation>
            <text:p>0.67</text:p>
          </table:table-cell>
          <table:table-cell table:style-name="ce23" office:value-type="float" office:value="1" calcext:value-type="float">
            <office:annotation draw:style-name="gr3" draw:text-style-name="P2" svg:width="116.65pt" svg:height="72.88pt" svg:x="1106.53pt" svg:y="250.24pt" draw:caption-point-x="-11.54pt" draw:caption-point-y="-7.94pt">
              <dc:date>2020-01-13T00:00:00</dc:date>
              <text:p text:style-name="P1"><text:span text:style-name="T1">allows more than 150.000 nodes. This is specified in the FAQ http://jung.sourceforge.net/faq.html</text:span></text:p>
              <text:p text:style-name="P1"><text:span text:style-name="T1"><text:tab/></text:span><text:span text:style-name="T1">-Angel Panizo</text:span></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4" draw:text-style-name="P2" svg:width="274.59pt" svg:height="42.75pt" svg:x="1167.65pt" svg:y="265.29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3" office:value-type="float" office:value="1" calcext:value-type="float">
            <office:annotation draw:style-name="gr4" draw:text-style-name="P2" svg:width="357.96pt" svg:height="42.75pt" svg:x="1223.18pt" svg:y="265.29pt" draw:caption-point-x="-11.54pt" draw:caption-point-y="-22.99pt">
              <dc:date>2020-01-13T00:00:00</dc:date>
              <text:p text:style-name="P1"><text:span text:style-name="T1">code is avaialble on source forge http://jung.sourceforge.net/</text:span></text:p>
              <text:p text:style-name="P1"><text:span text:style-name="T1"><text:tab/></text:span><text:span text:style-name="T1">-Angel Panizo</text:span></text:p>
            </office:annotation>
            <text:p>1.00</text:p>
          </table:table-cell>
          <table:table-cell table:style-name="ce22" table:formula="of:=2/3" office:value-type="float" office:value="0.666666666666667" calcext:value-type="float">
            <office:annotation draw:style-name="gr4" draw:text-style-name="P2" svg:width="302.4pt" svg:height="42.75pt" svg:x="1358.9pt" svg:y="265.29pt" draw:caption-point-x="-11.54pt" draw:caption-point-y="-22.99pt">
              <dc:date>2020-01-13T00:00:00</dc:date>
              <text:p text:style-name="P1"><text:span text:style-name="T1">has an API and other software can communicate with it. http://jung.sourceforge.net/doc/api/index.html</text:span></text:p>
              <text:p text:style-name="P1"><text:span text:style-name="T1"><text:tab/></text:span><text:span text:style-name="T1">-Angel Panizo</text:span></text:p>
            </office:annotation>
            <text:p>0.67</text:p>
          </table:table-cell>
          <table:table-cell table:style-name="ce26" table:formula="of:=2/7" office:value-type="float" office:value="0.285714285714286" calcext:value-type="float">
            <office:annotation draw:style-name="gr4" draw:text-style-name="P2" svg:width="299.2pt" svg:height="42.75pt" svg:x="1442.24pt" svg:y="265.29pt" draw:caption-point-x="-11.54pt" draw:caption-point-y="-22.99pt">
              <dc:date>2020-01-13T00:00:00</dc:date>
              <text:p text:style-name="P1"><text:span text:style-name="T1">shape + orientation</text:span></text:p>
              <text:p text:style-name="P1"><text:span text:style-name="T1"><text:tab/></text:span><text:span text:style-name="T1">-Angel Panizo</text:span></text:p>
            </office:annotation>
            <text:p>0.29</text:p>
          </table:table-cell>
          <table:table-cell table:style-name="ce26" table:formula="of:=5/5" office:value-type="float" office:value="1" calcext:value-type="float">
            <office:annotation draw:style-name="gr4" draw:text-style-name="P2" svg:width="320.6pt" svg:height="42.75pt" svg:x="1501pt" svg:y="265.29pt" draw:caption-point-x="-11.54pt" draw:caption-point-y="-22.99pt">
              <dc:date>2020-01-13T00:00:00</dc:date>
              <text:p text:style-name="P1"><text:span text:style-name="T1">filter + zoom + highlight + grouping + multiview</text:span></text:p>
              <text:p text:style-name="P1"><text:span text:style-name="T1"><text:tab/></text:span><text:span text:style-name="T1">-Angel Panizo</text:span></text:p>
            </office:annotation>
            <text:p>1.00</text:p>
          </table:table-cell>
          <table:table-cell table:number-columns-repeated="1003"/>
        </table:table-row>
        <table:table-row table:style-name="ro4">
          <table:table-cell table:style-name="ce2" office:value-type="string" calcext:value-type="string">
            <office:annotation draw:style-name="gr4" draw:text-style-name="P2" svg:width="368.31pt" svg:height="42.75pt" svg:x="266.8pt" svg:y="323.04pt" draw:caption-point-x="-11.54pt" draw:caption-point-y="-22.96pt">
              <dc:date>2020-01-13T00:00:00</dc:date>
              <text:p text:style-name="P1"><text:span text:style-name="T1">No es una herramienta de SNA es una implementacion de un algoritmo de visualizacion de grafos (layaout) que se puede incluir como plugin de gephi</text:span></text:p>
              <text:p text:style-name="P1"><text:span text:style-name="T1"><text:tab/></text:span><text:span text:style-name="T1">-Gema Bello Orgaz</text:span></text:p>
            </office:annotation>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8" office:value-type="float" office:value="1" calcext:value-type="float">
            <office:annotation draw:style-name="gr17" draw:text-style-name="P2" svg:width="267.56pt" svg:height="137.25pt" svg:x="367.54pt" svg:y="323.04pt" draw:caption-point-x="-11.54pt" draw:caption-point-y="-22.96pt">
              <dc:date>2020-01-13T00:00:00</dc:date>
              <text:p text:style-name="P1"><text:span text:style-name="T1">- Centrality: Degree, Closeness, Betweenness, Laplace,</text:span></text:p>
              <text:p text:style-name="P1"><text:span text:style-name="T1">-Clustering Coefficients</text:span></text:p>
              <text:p text:style-name="P1"><text:span text:style-name="T1">-Degree</text:span></text:p>
              <text:p text:style-name="P1"><text:span text:style-name="T1">-Components</text:span></text:p>
              <text:p text:style-name="P1"><text:span text:style-name="T1">-Islands</text:span></text:p>
              <text:p text:style-name="P1"><text:span text:style-name="T1">-Distribution of Distances</text:span></text:p>
              <text:p text:style-name="P1"><text:span text:style-name="T1">-k-cores</text:span></text:p>
              <text:p text:style-name="P1"><text:span text:style-name="T1"><text:tab/></text:span><text:span text:style-name="T1">-Gema Bello Orgaz</text:span></text:p>
            </office:annotation>
            <text:p>1.00</text:p>
          </table:table-cell>
          <table:table-cell table:style-name="ce8" office:value-type="float" office:value="1" calcext:value-type="float">
            <office:annotation draw:style-name="gr11" draw:text-style-name="P2" svg:width="199.28pt" svg:height="121.49pt" svg:x="435.83pt" svg:y="323.04pt" draw:caption-point-x="-11.54pt" draw:caption-point-y="-22.96pt">
              <dc:date>2020-01-13T00:00:00</dc:date>
              <text:p text:style-name="P1"><text:span text:style-name="T1">-shortest Path </text:span></text:p>
              <text:p text:style-name="P1"><text:span text:style-name="T1">-Walks with Limited Length between Two Vertices</text:span></text:p>
              <text:p text:style-name="P1"><text:span text:style-name="T1">-Pathfinder</text:span></text:p>
              <text:p text:style-name="P1"><text:span text:style-name="T1">-Critical Path Method</text:span></text:p>
              <text:p text:style-name="P1"><text:span text:style-name="T1">-Hubs-Authorities</text:span></text:p>
              <text:p text:style-name="P1"><text:span text:style-name="T1">-Proximity Prestige</text:span></text:p>
              <text:p text:style-name="P1"><text:span text:style-name="T1"><text:tab/></text:span><text:span text:style-name="T1">-Gema Bello Orgaz</text:span></text:p>
            </office:annotation>
            <text:p>1.00</text:p>
          </table:table-cell>
          <table:table-cell table:style-name="ce8" office:value-type="float" office:value="0.33" calcext:value-type="float">
            <office:annotation draw:style-name="gr18" draw:text-style-name="P2" svg:width="125.4pt" svg:height="90pt" svg:x="546.18pt" svg:y="323.04pt" draw:caption-point-x="-11.54pt" draw:caption-point-y="-22.96pt">
              <dc:date>2020-01-13T00:00:00</dc:date>
              <text:p text:style-name="P1"><text:span text:style-name="T1">non-overlapping methods:</text:span></text:p>
              <text:p text:style-name="P1"><text:span text:style-name="T1">-Louvain Method</text:span></text:p>
              <text:p text:style-name="P1"><text:span text:style-name="T1">- VOS Clustering</text:span></text:p>
              <text:p text:style-name="P1"><text:span text:style-name="T1">- Hierarchical clustering</text:span></text:p>
              <text:p text:style-name="P1"><text:span text:style-name="T1"><text:tab/></text:span><text:span text:style-name="T1">-Gema Bello Orgaz</text:span></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text:p>0.00</text:p>
          </table:table-cell>
          <table:table-cell table:style-name="ce8" office:value-type="float" office:value="1" calcext:value-type="float">
            <office:annotation draw:style-name="gr4" draw:text-style-name="P2" svg:width="322.24pt" svg:height="42.75pt" svg:x="724.79pt" svg:y="323.04pt" draw:caption-point-x="-11.54pt" draw:caption-point-y="-22.96pt">
              <dc:date>2020-01-13T00:00:00</dc:date>
              <text:p text:style-name="P1"><text:span text:style-name="T1">Structural holes</text:span></text:p>
              <text:p text:style-name="P1"><text:span text:style-name="T1"><text:tab/></text:span><text:span text:style-name="T1">-Gema Bello Orgaz</text:span></text:p>
            </office:annotation>
            <text:p>1.00</text:p>
          </table:table-cell>
          <table:table-cell table:style-name="ce8" office:value-type="float" office:value="0" calcext:value-type="float">
            <text:p>0.00</text:p>
          </table:table-cell>
          <table:table-cell table:style-name="ce18" table:formula="of:=2/3" office:value-type="float" office:value="0.666666666666667" calcext:value-type="float">
            <office:annotation draw:style-name="gr7" draw:text-style-name="P2" svg:width="236.49pt" svg:height="58.51pt" svg:x="870.04pt" svg:y="323.04pt" draw:caption-point-x="-11.54pt" draw:caption-point-y="-22.96pt">
              <dc:date>2020-01-13T00:00:00</dc:date>
              <text:p text:style-name="P1"><text:span text:style-name="T1">-Edges</text:span></text:p>
              <text:p text:style-name="P1"><text:span text:style-name="T1">-Temporal</text:span></text:p>
              <text:p text:style-name="P1"><text:span text:style-name="T1"><text:tab/></text:span><text:span text:style-name="T1">-Gema Bello Orgaz</text:span></text:p>
            </office:annotation>
            <text:p>0.67</text:p>
          </table:table-cell>
          <table:table-cell table:style-name="ce18" office:value-type="float" office:value="0" calcext:value-type="float">
            <text:p>0.00</text:p>
          </table:table-cell>
          <table:table-cell table:style-name="ce18" table:formula="of:=1" office:value-type="float" office:value="1" calcext:value-type="float">
            <office:annotation draw:style-name="gr19" draw:text-style-name="P2" svg:width="120.61pt" svg:height="173.65pt" svg:x="1047.03pt" svg:y="281.23pt" draw:caption-point-x="-11.54pt" draw:caption-point-y="18.85pt">
              <dc:date>2020-01-13T00:00:00</dc:date>
              <text:p text:style-name="P1"><text:span text:style-name="T1">Besides ordinary (directed, undirected, mixed) networks Pajek supports also</text:span></text:p>
              <text:p text:style-name="P1"><text:span text:style-name="T1">multi-relational networks, 2-mode networks (bipartite (valued) graphs – networks</text:span></text:p>
              <text:p text:style-name="P1"><text:span text:style-name="T1">between two disjoint sets of vertices), and temporal networks (dynamic graphs –</text:span></text:p>
              <text:p text:style-name="P1"><text:span text:style-name="T1">networks changing over time).</text:span></text:p>
              <text:p text:style-name="P1"><text:span text:style-name="T1"><text:tab/></text:span><text:span text:style-name="T1">-Gema Bello Orgaz</text:span></text:p>
            </office:annotation>
            <text:p>1.00</text:p>
          </table:table-cell>
          <table:table-cell table:style-name="ce23" office:value-type="float" office:value="1" calcext:value-type="float">
            <office:annotation draw:style-name="gr5" draw:text-style-name="P2" svg:width="116.65pt" svg:height="61.68pt" svg:x="1106.53pt" svg:y="313.57pt" draw:caption-point-x="-11.54pt" draw:caption-point-y="-13.49pt">
              <dc:date>2020-01-13T00:00:00</dc:date>
              <text:p text:style-name="P1"><text:span text:style-name="T1">The current limit on the size of Pajek network is almost 10 million vertices</text:span></text:p>
              <text:p text:style-name="P1"><text:span text:style-name="T1"><text:tab/></text:span><text:span text:style-name="T1">-Gema Bello Orgaz</text:span></text:p>
            </office:annotation>
            <text:p>1.00</text:p>
          </table:table-cell>
          <table:table-cell table:style-name="ce23" office:value-type="string" calcext:value-type="string">
            <text:p>?¿</text:p>
          </table:table-cell>
          <table:table-cell table:style-name="ce23" office:value-type="float" office:value="0.33" calcext:value-type="float">
            <office:annotation draw:style-name="gr4" draw:text-style-name="P2" svg:width="274.59pt" svg:height="42.75pt" svg:x="1167.65pt" svg:y="323.04pt" draw:caption-point-x="-11.54pt" draw:caption-point-y="-22.96pt">
              <dc:date>2020-01-13T00:00:00</dc:date>
              <text:p text:style-name="P1"><text:span text:style-name="T1">centralized</text:span></text:p>
              <text:p text:style-name="P1"><text:span text:style-name="T1"><text:tab/></text:span><text:span text:style-name="T1">-Gema Bello Orgaz</text:span></text:p>
            </office:annotation>
            <text:p>0.33</text:p>
          </table:table-cell>
          <table:table-cell table:style-name="ce23" office:value-type="string" calcext:value-type="string">
            <text:p>?¿</text:p>
          </table:table-cell>
          <table:table-cell table:number-columns-repeated="2" table:style-name="ce23" office:value-type="float" office:value="0.33" calcext:value-type="float">
            <text:p>0.33</text:p>
          </table:table-cell>
          <table:table-cell table:style-name="ce27" office:value-type="float" office:value="0.86" calcext:value-type="float">
            <office:annotation draw:style-name="gr4" draw:text-style-name="P2" svg:width="299.2pt" svg:height="42.75pt" svg:x="1442.24pt" svg:y="323.04pt" draw:caption-point-x="-11.54pt" draw:caption-point-y="-22.96pt">
              <dc:date>2020-01-13T00:00:00</dc:date>
              <text:p text:style-name="P1"><text:span text:style-name="T1">size, orientation, color, shape, texture, saturation</text:span></text:p>
              <text:p text:style-name="P1"><text:span text:style-name="T1"><text:tab/></text:span><text:span text:style-name="T1">-Gema Bello Orgaz</text:span></text:p>
            </office:annotation>
            <text:p>0.86</text:p>
          </table:table-cell>
          <table:table-cell table:style-name="ce27" office:value-type="float" office:value="0.6" calcext:value-type="float">
            <office:annotation draw:style-name="gr4" draw:text-style-name="P2" svg:width="320.6pt" svg:height="42.75pt" svg:x="1501pt" svg:y="323.04pt" draw:caption-point-x="-11.54pt" draw:caption-point-y="-22.96pt">
              <dc:date>2020-01-13T00:00:00</dc:date>
              <text:p text:style-name="P1"><text:span text:style-name="T1">zoom, filter, highlight</text:span></text:p>
              <text:p text:style-name="P1"><text:span text:style-name="T1"><text:tab/></text:span><text:span text:style-name="T1">-Gema Bello Orgaz</text:span></text:p>
            </office:annotation>
            <text:p>0.60</text:p>
          </table:table-cell>
          <table:table-cell table:number-columns-repeated="1003"/>
        </table:table-row>
        <table:table-row table:style-name="ro7">
          <table:table-cell table:style-name="ce2" office:value-type="string" calcext:value-type="string">
            <office:annotation draw:style-name="gr20" draw:text-style-name="P2" svg:width="368.31pt" svg:height="117.67pt" svg:x="266.8pt" svg:y="354.61pt" draw:caption-point-x="-11.54pt" draw:caption-point-y="14.46pt">
              <dc:date>2020-01-13T00:00:00</dc:date>
              <text:p text:style-name="P1"><text:span text:style-name="T1">AllegroGraph includes an SNA library that treats a triple-store as a graph of relations, with functions for measuring importance and centrality as well as several families of search functions. Example algorithms are nodal-degree, nodal-neighbors, ego-group, graph-density, actor-degree-centrality, group-degree-centrality, actor-closeness-centrality, group-closeness-centrality, actor betweenness-centrality, group-betweenness-centrality, page-rank-centrality, and cliques. Geospatial and temporal primitives combined with SNA functions form an Activity Recognition framework for flexibly analyzing networks and events in large volumes of structured and unstructured data.</text:span></text:p>
              <text:p text:style-name="P1"><text:span text:style-name="T1"><text:tab/></text:span><text:span text:style-name="T1">-Gema Bello Orgaz</text:span></text:p>
            </office:annotation>
            <text:p>AllegroGraph <text:s/>--- is an ultra scalable, high-performance, and transactional Semantic Graph Database</text:p>
          </table:table-cell>
          <table:table-cell table:style-name="ce8" office:value-type="float" office:value="1" calcext:value-type="float">
            <text:p>1.00</text:p>
          </table:table-cell>
          <table:table-cell table:style-name="ce8" office:value-type="float" office:value="0.5" calcext:value-type="float">
            <office:annotation draw:style-name="gr10" draw:text-style-name="P2" svg:width="199.28pt" svg:height="74.24pt" svg:x="435.83pt" svg:y="392.06pt" draw:caption-point-x="-11.54pt" draw:caption-point-y="-22.99pt">
              <dc:date>2020-01-13T00:00:00</dc:date>
              <text:p text:style-name="P1"><text:span text:style-name="T1">-AllegroGraph provides three primitive path finding operations: breadth-first, depth-first and bidirectional</text:span></text:p>
              <text:p text:style-name="P1"><text:span text:style-name="T1">-Cliques</text:span></text:p>
              <text:p text:style-name="P1"><text:span text:style-name="T1">-PageRank</text:span></text:p>
              <text:p text:style-name="P1"><text:span text:style-name="T1"><text:tab/></text:span><text:span text:style-name="T1">-Gema Bello Orgaz</text:span></text:p>
            </office:annotation>
            <text:p>0.50</text:p>
          </table:table-cell>
          <table:table-cell table:number-columns-repeated="2"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4" draw:text-style-name="P2" svg:width="236.49pt" svg:height="42.75pt" svg:x="870.04pt" svg:y="392.06pt" draw:caption-point-x="-11.54pt" draw:caption-point-y="-22.99pt">
              <dc:date>2020-01-13T00:00:00</dc:date>
              <text:p text:style-name="P1"><text:span text:style-name="T1">Edges, Text, Geographip and Temporal Data</text:span></text:p>
              <text:p text:style-name="P1"><text:span text:style-name="T1"><text:tab/></text:span><text:span text:style-name="T1">-Gema Bello Orgaz</text:span></text:p>
            </office:annotation>
            <text:p>1.00</text:p>
          </table:table-cell>
          <table:table-cell table:number-columns-repeated="2" table:style-name="ce18" office:value-type="float" office:value="0" calcext:value-type="float">
            <text:p>0.00</text:p>
          </table:table-cell>
          <table:table-cell table:style-name="ce23" office:value-type="float" office:value="1" calcext:value-type="float">
            <text:p>1.00</text:p>
          </table:table-cell>
          <table:table-cell table:style-name="ce23" office:value-type="string" calcext:value-type="string">
            <text:p>?¿</text:p>
          </table:table-cell>
          <table:table-cell table:style-name="ce23" office:value-type="float" office:value="1" calcext:value-type="float">
            <text:p>1.00</text:p>
          </table:table-cell>
          <table:table-cell table:style-name="ce23" office:value-type="string" calcext:value-type="string">
            <text:p>?¿</text:p>
          </table:table-cell>
          <table:table-cell table:number-columns-repeated="2" table:style-name="ce23" office:value-type="float" office:value="1" calcext:value-type="float">
            <text:p>1.00</text:p>
          </table:table-cell>
          <table:table-cell table:number-columns-repeated="2" table:style-name="ce27" office:value-type="float" office:value="0" calcext:value-type="float">
            <text:p>0.00</text:p>
          </table:table-cell>
          <table:table-cell table:number-columns-repeated="1003"/>
        </table:table-row>
        <table:table-row table:style-name="ro7">
          <table:table-cell table:style-name="ce2" office:value-type="string" calcext:value-type="string">
            <office:annotation draw:style-name="gr15" draw:text-style-name="P2" svg:width="368.31pt" svg:height="42.72pt" svg:x="266.8pt" svg:y="416.07pt" draw:caption-point-x="-11.54pt" draw:caption-point-y="-22.99pt">
              <dc:date>2020-01-13T00:00:00</dc:date>
              <text:p text:style-name="P1"><text:span text:style-name="T1">Solamente es una implementacion de CPM que visualiza los clusters</text:span></text:p>
              <text:p text:style-name="P1"><text:span text:style-name="T1"><text:tab/></text:span><text:span text:style-name="T1">-Gema Bello Orgaz</text:span></text:p>
            </office:annotation>
            <text:p>GraphX Apache Spark --- module to perform graph-related parallel computation.</text:p>
          </table:table-cell>
          <table:table-cell table:style-name="ce9" table:formula="of:=0.8" office:value-type="float" office:value="0.8" calcext:value-type="float">
            <office:annotation draw:style-name="gr15" draw:text-style-name="P2" svg:width="267.56pt" svg:height="42.72pt" svg:x="367.54pt" svg:y="416.07pt" draw:caption-point-x="-11.54pt" draw:caption-point-y="-22.99pt">
              <dc:date>2020-01-13T00:00:00</dc:date>
              <text:p text:style-name="P1"><text:span text:style-name="T1">deegree distribution + connected components + triangle count +</text:span></text:p>
              <text:p text:style-name="P1"><text:span text:style-name="T1"><text:tab/></text:span><text:span text:style-name="T1">-Angel Panizo</text:span></text:p>
            </office:annotation>
            <text:p>0.80</text:p>
          </table:table-cell>
          <table:table-cell table:style-name="ce9" table:formula="of:=1/4" office:value-type="float" office:value="0.25" calcext:value-type="float">
            <office:annotation draw:style-name="gr15" draw:text-style-name="P2" svg:width="199.28pt" svg:height="42.72pt" svg:x="435.83pt" svg:y="416.07pt" draw:caption-point-x="-11.54pt" draw:caption-point-y="-22.99pt">
              <dc:date>2020-01-13T00:00:00</dc:date>
              <text:p text:style-name="P1"><text:span text:style-name="T1">page rank +</text:span></text:p>
              <text:p text:style-name="P1"><text:span text:style-name="T1"><text:tab/></text:span><text:span text:style-name="T1">-Angel Panizo</text:span></text:p>
            </office:annotation>
            <text:p>0.25</text:p>
          </table:table-cell>
          <table:table-cell table:number-columns-repeated="2"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office:annotation draw:style-name="gr15" draw:text-style-name="P2" svg:width="236.49pt" svg:height="42.72pt" svg:x="870.04pt" svg:y="416.07pt" draw:caption-point-x="-11.54pt" draw:caption-point-y="-22.99pt">
              <dc:date>2020-01-13T00:00:00</dc:date>
              <text:p text:style-name="P1"><text:span text:style-name="T1">only graph</text:span></text:p>
              <text:p text:style-name="P1"><text:span text:style-name="T1"><text:tab/></text:span><text:span text:style-name="T1">-Angel Panizo</text:span></text:p>
            </office:annotation>
            <text:p>0.33</text:p>
          </table:table-cell>
          <table:table-cell table:style-name="ce18" office:value-type="float" office:value="0" calcext:value-type="float">
            <office:annotation draw:style-name="gr15" draw:text-style-name="P2" svg:width="226.15pt" svg:height="42.72pt" svg:x="941.5pt" svg:y="416.07pt" draw:caption-point-x="-11.54pt" draw:caption-point-y="-22.99pt">
              <dc:date>2020-01-13T00:00:00</dc:date>
              <text:p text:style-name="P1"><text:span text:style-name="T1">no extraction</text:span></text:p>
              <text:p text:style-name="P1"><text:span text:style-name="T1"><text:tab/></text:span><text:span text:style-name="T1">-Angel Panizo</text:span></text:p>
            </office:annotation>
            <text:p>0.00</text:p>
          </table:table-cell>
          <table:table-cell table:style-name="ce18" table:formula="of:=3/3" office:value-type="float" office:value="1" calcext:value-type="float">
            <office:annotation draw:style-name="gr6" draw:text-style-name="P2" svg:width="120.61pt" svg:height="95.27pt" svg:x="1047.03pt" svg:y="389.79pt" draw:caption-point-x="-11.54pt" draw:caption-point-y="3.29pt">
              <dc:date>2020-01-13T00:00:00</dc:date>
              <text:p text:style-name="P1"><text:span text:style-name="T1">directed weigthed multigraphs https://spark.apache.org/docs/latest/graphx-programming-guide.html#graph-operators</text:span></text:p>
              <text:p text:style-name="P1"><text:span text:style-name="T1"><text:tab/></text:span><text:span text:style-name="T1">-Angel Panizo</text:span></text:p>
            </office:annotation>
            <text:p>1.00</text:p>
          </table:table-cell>
          <table:table-cell table:style-name="ce22" table:formula="of:=1" office:value-type="float" office:value="1" calcext:value-type="float">
            <office:annotation draw:style-name="gr15" draw:text-style-name="P2" svg:width="116.65pt" svg:height="42.72pt" svg:x="1106.53pt" svg:y="416.07pt" draw:caption-point-x="-11.54pt" draw:caption-point-y="-22.99pt">
              <dc:date>2020-01-13T00:00:00</dc:date>
              <text:p text:style-name="P1"><text:span text:style-name="T1">build for big data</text:span></text:p>
              <text:p text:style-name="P1"><text:span text:style-name="T1"><text:tab/></text:span><text:span text:style-name="T1">-Angel Panizo</text:span></text:p>
            </office:annotation>
            <text:p>1.00</text:p>
          </table:table-cell>
          <table:table-cell table:style-name="ce23" office:value-type="string" calcext:value-type="string">
            <text:p>?¿</text:p>
          </table:table-cell>
          <table:table-cell table:style-name="ce22" table:formula="of:=1" office:value-type="float" office:value="1" calcext:value-type="float">
            <office:annotation draw:style-name="gr15" draw:text-style-name="P2" svg:width="274.59pt" svg:height="42.72pt" svg:x="1167.65pt" svg:y="416.07pt" draw:caption-point-x="-11.54pt" draw:caption-point-y="-22.99pt">
              <dc:date>2020-01-13T00:00:00</dc:date>
              <text:p text:style-name="P1"><text:span text:style-name="T1">is build to run on spak</text:span></text:p>
              <text:p text:style-name="P1"><text:span text:style-name="T1"><text:tab/></text:span><text:span text:style-name="T1">-Angel Panizo</text:span></text:p>
            </office:annotation>
            <text:p>1.00</text:p>
          </table:table-cell>
          <table:table-cell table:style-name="ce23" office:value-type="string" calcext:value-type="string">
            <text:p>?¿</text:p>
          </table:table-cell>
          <table:table-cell table:style-name="ce22" table:formula="of:=1" office:value-type="float" office:value="1" calcext:value-type="float">
            <office:annotation draw:style-name="gr15" draw:text-style-name="P2" svg:width="357.96pt" svg:height="42.72pt" svg:x="1223.18pt" svg:y="416.07pt" draw:caption-point-x="-11.54pt" draw:caption-point-y="-22.99pt">
              <dc:date>2020-01-13T00:00:00</dc:date>
              <text:p text:style-name="P1"><text:span text:style-name="T1">available on https://github.com/apache/spark/tree/master/graphx</text:span></text:p>
              <text:p text:style-name="P1"><text:span text:style-name="T1"><text:tab/></text:span><text:span text:style-name="T1">-Angel Panizo</text:span></text:p>
            </office:annotation>
            <text:p>1.00</text:p>
          </table:table-cell>
          <table:table-cell table:style-name="ce23" table:formula="of:=2/3" office:value-type="float" office:value="0.666666666666667" calcext:value-type="float">
            <office:annotation draw:style-name="gr15" draw:text-style-name="P2" svg:width="302.4pt" svg:height="42.72pt" svg:x="1358.9pt" svg:y="416.07pt" draw:caption-point-x="-11.54pt" draw:caption-point-y="-22.99pt">
              <dc:date>2020-01-13T00:00:00</dc:date>
              <text:p text:style-name="P1"><text:span text:style-name="T1">has an API to connect with (revisar con GEMA si este no es un 1.0)</text:span></text:p>
              <text:p text:style-name="P1"><text:span text:style-name="T1"><text:tab/></text:span><text:span text:style-name="T1">-Angel Panizo</text:span></text:p>
            </office:annotation>
            <text:p>0.67</text:p>
          </table:table-cell>
          <table:table-cell table:style-name="ce27" office:value-type="float" office:value="0" calcext:value-type="float">
            <office:annotation draw:style-name="gr15" draw:text-style-name="P2" svg:width="299.2pt" svg:height="42.72pt" svg:x="1442.24pt" svg:y="416.07pt" draw:caption-point-x="-11.54pt" draw:caption-point-y="-22.99pt">
              <dc:date>2020-01-13T00:00:00</dc:date>
              <text:p text:style-name="P1"><text:span text:style-name="T1">no viz methods are avaible on graphx</text:span></text:p>
              <text:p text:style-name="P1"><text:span text:style-name="T1"><text:tab/></text:span><text:span text:style-name="T1">-Angel Panizo</text:span></text:p>
            </office:annotation>
            <text:p>0.00</text:p>
          </table:table-cell>
          <table:table-cell table:style-name="ce27" office:value-type="float" office:value="0" calcext:value-type="float">
            <text:p>0.00</text:p>
          </table:table-cell>
          <table:table-cell table:number-columns-repeated="1003"/>
        </table:table-row>
        <table:table-row table:style-name="ro3">
          <table:table-cell table:style-name="ce2" office:value-type="string" calcext:value-type="string">
            <text:p>Neo4j - Open source, scalable graph database</text:p>
          </table:table-cell>
          <table:table-cell table:style-name="ce8" office:value-type="float" office:value="1" calcext:value-type="float">
            <office:annotation draw:style-name="gr16" draw:text-style-name="P2" svg:width="267.56pt" svg:height="105.76pt" svg:x="367.54pt" svg:y="440.02pt" draw:caption-point-x="-11.54pt" draw:caption-point-y="-22.96pt">
              <dc:date>2020-01-13T00:00:00</dc:date>
              <text:p text:style-name="P1"><text:span text:style-name="T1">Betweenness Centrality (algo.betweenness)</text:span></text:p>
              <text:p text:style-name="P1"><text:span text:style-name="T1">Closeness Centrality (algo.closeness)</text:span></text:p>
              <text:p text:style-name="P1"><text:span text:style-name="T1">Harmonic Centrality (algo.closeness.harmonic)</text:span></text:p>
              <text:p text:style-name="P1"><text:span text:style-name="T1">Eigenvector Centrality (algo.eigenvector)</text:span></text:p>
              <text:p text:style-name="P1"><text:span text:style-name="T1">Degree Centrality (algo.degree)</text:span></text:p>
              <text:p text:style-name="P1"><text:span text:style-name="T1"><text:tab/></text:span><text:span text:style-name="T1">-Gema Bello Orgaz</text:span></text:p>
            </office:annotation>
            <text:p>1.00</text:p>
          </table:table-cell>
          <table:table-cell table:style-name="ce8" office:value-type="float" office:value="1" calcext:value-type="float">
            <office:annotation draw:style-name="gr21" draw:text-style-name="P2" svg:width="199.28pt" svg:height="152.99pt" svg:x="435.83pt" svg:y="440.02pt" draw:caption-point-x="-11.54pt" draw:caption-point-y="-22.96pt">
              <dc:date>2020-01-13T00:00:00</dc:date>
              <text:p text:style-name="P1"><text:span text:style-name="T1">Minimum Weight Spanning Tree (algo.mst)</text:span></text:p>
              <text:p text:style-name="P1"><text:span text:style-name="T1">Shortest Path (algo.shortestPath)</text:span></text:p>
              <text:p text:style-name="P1"><text:span text:style-name="T1">Single Source Shortest Path (algo.shortestPath)</text:span></text:p>
              <text:p text:style-name="P1"><text:span text:style-name="T1">All Pairs Shortest Path (algo.allShortestPaths)</text:span></text:p>
              <text:p text:style-name="P1"><text:span text:style-name="T1">A* (algo.shortestPath.astar)</text:span></text:p>
              <text:p text:style-name="P1"><text:span text:style-name="T1">Yen’s K-shortest paths (algo.kShortestPaths)</text:span></text:p>
              <text:p text:style-name="P1"><text:span text:style-name="T1">Random Walk (algo.randomWalk)</text:span></text:p>
              <text:p text:style-name="P1"><text:span text:style-name="T1">-PageRank</text:span></text:p>
              <text:p text:style-name="P1"><text:span text:style-name="T1"><text:tab/></text:span><text:span text:style-name="T1">-Gema Bello Orgaz</text:span></text:p>
            </office:annotation>
            <text:p>1.00</text:p>
          </table:table-cell>
          <table:table-cell table:style-name="ce8" office:value-type="float" office:value="0.33" calcext:value-type="float">
            <office:annotation draw:style-name="gr22" draw:text-style-name="P2" svg:width="125.4pt" svg:height="151.26pt" svg:x="546.18pt" svg:y="425.14pt" draw:caption-point-x="-11.54pt" draw:caption-point-y="-8.08pt">
              <dc:date>2020-01-13T00:00:00</dc:date>
              <text:p text:style-name="P1"><text:span text:style-name="T1">Louvain (algo.louvain)</text:span></text:p>
              <text:p text:style-name="P1"><text:span text:style-name="T1">Label Propagation (algo.labelPropagation)</text:span></text:p>
              <text:p text:style-name="P1"><text:span text:style-name="T1">Connected Components (algo.unionFind)</text:span></text:p>
              <text:p text:style-name="P1"><text:span text:style-name="T1">Strongly Connected Components (algo.scc)</text:span></text:p>
              <text:p text:style-name="P1"><text:span text:style-name="T1">Triangle Counting / Clustering Coefficient (algo.triangleCount)</text:span></text:p>
              <text:p text:style-name="P1"><text:span text:style-name="T1">Balanced Triads (algo.balancedTriads)</text:span></text:p>
              <text:p text:style-name="P1"><text:span text:style-name="T1"><text:tab/></text:span><text:span text:style-name="T1">-Gema Bello Orgaz</text:span></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office:value-type="float" office:value="1" calcext:value-type="float">
            <office:annotation draw:style-name="gr11" draw:text-style-name="P2" svg:width="303.93pt" svg:height="121.49pt" svg:x="802.6pt" svg:y="440.02pt" draw:caption-point-x="-11.54pt" draw:caption-point-y="-22.96pt">
              <dc:date>2020-01-13T00:00:00</dc:date>
              <text:p text:style-name="P1"><text:span text:style-name="T1">Adamic Adar (algo.linkprediction.adamicAdar)</text:span></text:p>
              <text:p text:style-name="P1"><text:span text:style-name="T1">Common Neighbors (algo.linkprediction.commonNeighbors)</text:span></text:p>
              <text:p text:style-name="P1"><text:span text:style-name="T1">Preferential Attachment (algo.linkprediction.preferentialAttachment)</text:span></text:p>
              <text:p text:style-name="P1"><text:span text:style-name="T1">Resource Allocation (algo.linkprediction.resourceAllocation)</text:span></text:p>
              <text:p text:style-name="P1"><text:span text:style-name="T1">Same Community (algo.linkprediction.sameCommunity)</text:span></text:p>
              <text:p text:style-name="P1"><text:span text:style-name="T1">Total Neighbors (algo.linkprediction.totalNeighbors)</text:span></text:p>
              <text:p text:style-name="P1"><text:span text:style-name="T1"><text:tab/></text:span><text:span text:style-name="T1">-Gema Bello Orgaz</text:span></text:p>
            </office:annotation>
            <text:p>1.00</text:p>
          </table:table-cell>
          <table:table-cell table:style-name="ce18" table:formula="of:=2/3" office:value-type="float" office:value="0.666666666666667" calcext:value-type="float">
            <office:annotation draw:style-name="gr4" draw:text-style-name="P2" svg:width="236.49pt" svg:height="42.75pt" svg:x="870.04pt" svg:y="440.02pt" draw:caption-point-x="-11.54pt" draw:caption-point-y="-22.96pt">
              <dc:date>2020-01-13T00:00:00</dc:date>
              <text:p text:style-name="P1"><text:span text:style-name="T1">Edges and Text</text:span></text:p>
              <text:p text:style-name="P1"><text:span text:style-name="T1"><text:tab/></text:span><text:span text:style-name="T1">-Gema Bello Orgaz</text:span></text:p>
            </office:annotation>
            <text:p>0.67</text:p>
          </table:table-cell>
          <table:table-cell table:style-name="ce18" office:value-type="float" office:value="0" calcext:value-type="float">
            <text:p>0.00</text:p>
          </table:table-cell>
          <table:table-cell table:style-name="ce18" table:formula="of:=1" office:value-type="float" office:value="1" calcext:value-type="float">
            <text:p>1.00</text:p>
          </table:table-cell>
          <table:table-cell table:style-name="ce23" office:value-type="float" office:value="1" calcext:value-type="float">
            <text:p>1.00</text:p>
          </table:table-cell>
          <table:table-cell table:style-name="ce23" office:value-type="string" calcext:value-type="string">
            <text:p>?¿</text:p>
          </table:table-cell>
          <table:table-cell table:style-name="ce23" office:value-type="float" office:value="1" calcext:value-type="float">
            <text:p>1.00</text:p>
          </table:table-cell>
          <table:table-cell table:style-name="ce23" office:value-type="string" calcext:value-type="string">
            <text:p>?¿</text:p>
          </table:table-cell>
          <table:table-cell table:number-columns-repeated="2" table:style-name="ce23" office:value-type="float" office:value="1" calcext:value-type="float">
            <text:p>1.00</text:p>
          </table:table-cell>
          <table:table-cell table:style-name="ce27" office:value-type="float" office:value="1" calcext:value-type="float">
            <office:annotation draw:style-name="gr10" draw:text-style-name="P2" svg:width="299.2pt" svg:height="74.24pt" svg:x="1442.24pt" svg:y="440.02pt" draw:caption-point-x="-11.54pt" draw:caption-point-y="-22.96pt">
              <dc:date>2020-01-13T00:00:00</dc:date>
              <text:p text:style-name="P1"><text:span text:style-name="T1">Neo4j has two main visualization tools that are built and designed to work specifically with data in Neo4j’s graph database: Neo4j Browser and Neo4j Bloom:</text:span></text:p>
              <text:p text:style-name="P1"><text:span text:style-name="T1">-https://neo4j.com/bloom/</text:span></text:p>
              <text:p text:style-name="P1"><text:span text:style-name="T1">-https://neo4j.com/developer/neo4j-browser/</text:span></text:p>
              <text:p text:style-name="P1"><text:span text:style-name="T1"><text:tab/></text:span><text:span text:style-name="T1">-Gema Bello Orgaz</text:span></text:p>
            </office:annotation>
            <text:p>1.00</text:p>
          </table:table-cell>
          <table:table-cell table:style-name="ce27" office:value-type="float" office:value="1" calcext:value-type="float">
            <text:p>1.00</text:p>
          </table:table-cell>
          <table:table-cell table:number-columns-repeated="1003"/>
        </table:table-row>
        <table:table-row table:style-name="ro8">
          <table:table-cell table:style-name="ce2" office:value-type="string" calcext:value-type="string">
            <text:p>SparklingGraph --- Cross-platform tool to perform large-scale, distributed network computations with Apache Spark's GraphX module</text:p>
          </table:table-cell>
          <table:table-cell table:style-name="ce9" table:formula="of:=1" office:value-type="float" office:value="1" calcext:value-type="float">
            <office:annotation draw:style-name="gr4" draw:text-style-name="P2" svg:width="267.56pt" svg:height="42.75pt" svg:x="367.54pt" svg:y="453.86pt" draw:caption-point-x="-11.54pt" draw:caption-point-y="-22.99pt">
              <dc:date>2020-01-13T00:00:00</dc:date>
              <text:p text:style-name="P1"><text:span text:style-name="T1">Graphx measuires and some extra ones</text:span></text:p>
              <text:p text:style-name="P1"><text:span text:style-name="T1"><text:tab/></text:span><text:span text:style-name="T1">-Angel Panizo</text:span></text:p>
            </office:annotation>
            <text:p>1.00</text:p>
          </table:table-cell>
          <table:table-cell table:style-name="ce9" table:formula="of:=2/4" office:value-type="float" office:value="0.5" calcext:value-type="float">
            <office:annotation draw:style-name="gr4" draw:text-style-name="P2" svg:width="199.28pt" svg:height="42.75pt" svg:x="435.83pt" svg:y="453.86pt" draw:caption-point-x="-11.54pt" draw:caption-point-y="-22.99pt">
              <dc:date>2020-01-13T00:00:00</dc:date>
              <text:p text:style-name="P1"><text:span text:style-name="T1">page rank + shortest path https://sparkling-graph.readthedocs.io/en/latest/</text:span></text:p>
              <text:p text:style-name="P1"><text:span text:style-name="T1"><text:tab/></text:span><text:span text:style-name="T1">-Angel Panizo</text:span></text:p>
            </office:annotation>
            <text:p>0.50</text:p>
          </table:table-cell>
          <table:table-cell table:style-name="ce9" table:formula="of:=1/3" office:value-type="float" office:value="0.333333333333333" calcext:value-type="float">
            <office:annotation draw:style-name="gr4" draw:text-style-name="P2" svg:width="125.4pt" svg:height="42.75pt" svg:x="546.18pt" svg:y="453.86pt" draw:caption-point-x="-11.54pt" draw:caption-point-y="-22.99pt">
              <dc:date>2020-01-13T00:00:00</dc:date>
              <text:p text:style-name="P1"><text:span text:style-name="T1">non-overlapping community detection</text:span></text:p>
              <text:p text:style-name="P1"><text:span text:style-name="T1"><text:tab/></text:span><text:span text:style-name="T1">-Angel Panizo</text:span></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table:formula="of:=1" office:value-type="float" office:value="1" calcext:value-type="float">
            <office:annotation draw:style-name="gr4" draw:text-style-name="P2" svg:width="303.93pt" svg:height="42.75pt" svg:x="802.6pt" svg:y="453.86pt" draw:caption-point-x="-11.54pt" draw:caption-point-y="-22.99pt">
              <dc:date>2020-01-13T00:00:00</dc:date>
              <text:p text:style-name="P1"><text:span text:style-name="T1">avilable on https://sparkling-graph.readthedocs.io/en/latest/</text:span></text:p>
              <text:p text:style-name="P1"><text:span text:style-name="T1"><text:tab/></text:span><text:span text:style-name="T1">-Angel Panizo</text:span></text:p>
            </office:annotation>
            <text:p>1.00</text:p>
          </table:table-cell>
          <table:table-cell table:style-name="ce19" table:formula="of:=[.K16]" office:value-type="float" office:value="0.333333333333333" calcext:value-type="float">
            <office:annotation draw:style-name="gr4" draw:text-style-name="P2" svg:width="236.49pt" svg:height="42.75pt" svg:x="870.04pt" svg:y="453.86pt" draw:caption-point-x="-11.54pt" draw:caption-point-y="-22.99pt">
              <dc:date>2020-01-13T00:00:00</dc:date>
              <text:p text:style-name="P1"><text:span text:style-name="T1">same as graphx</text:span></text:p>
              <text:p text:style-name="P1"><text:span text:style-name="T1"><text:tab/></text:span><text:span text:style-name="T1">-Angel Panizo</text:span></text:p>
            </office:annotation>
            <text:p>0.33</text:p>
          </table:table-cell>
          <table:table-cell table:style-name="ce19" table:formula="of:=[.L16]" office:value-type="float" office:value="0" calcext:value-type="float">
            <text:p>0.00</text:p>
          </table:table-cell>
          <table:table-cell table:style-name="ce19" table:formula="of:=[.M16]" office:value-type="float" office:value="1" calcext:value-type="float">
            <text:p>1.00</text:p>
          </table:table-cell>
          <table:table-cell table:style-name="ce22" table:formula="of:=[.N16]" office:value-type="float" office:value="1" calcext:value-type="float">
            <office:annotation draw:style-name="gr4" draw:text-style-name="P2" svg:width="116.65pt" svg:height="42.75pt" svg:x="1106.53pt" svg:y="453.86pt" draw:caption-point-x="-11.54pt" draw:caption-point-y="-22.99pt">
              <dc:date>2020-01-13T00:00:00</dc:date>
              <text:p text:style-name="P1"><text:span text:style-name="T1">uses graphx under the hood</text:span></text:p>
              <text:p text:style-name="P1"><text:span text:style-name="T1"><text:tab/></text:span><text:span text:style-name="T1">-Angel Panizo</text:span></text:p>
            </office:annotation>
            <text:p>1.00</text:p>
          </table:table-cell>
          <table:table-cell table:style-name="ce22" table:formula="of:=[.O16]" office:value-type="string" office:string-value="?¿" calcext:value-type="string">
            <text:p>?¿</text:p>
          </table:table-cell>
          <table:table-cell table:style-name="ce22" table:formula="of:=[.P16]" office:value-type="float" office:value="1" calcext:value-type="float">
            <text:p>1.00</text:p>
          </table:table-cell>
          <table:table-cell table:style-name="ce22" table:formula="of:=[.Q16]" office:value-type="string" office:string-value="?¿" calcext:value-type="string">
            <text:p>?¿</text:p>
          </table:table-cell>
          <table:table-cell table:style-name="ce22" table:formula="of:=[.R16]" office:value-type="float" office:value="1" calcext:value-type="float">
            <text:p>1.00</text:p>
          </table:table-cell>
          <table:table-cell table:style-name="ce22" table:formula="of:=[.S16]" office:value-type="float" office:value="0.666666666666667" calcext:value-type="float">
            <text:p>0.67</text:p>
          </table:table-cell>
          <table:table-cell table:style-name="ce26" table:formula="of:=[.T16]" office:value-type="float" office:value="0" calcext:value-type="float">
            <text:p>0.00</text:p>
          </table:table-cell>
          <table:table-cell table:style-name="ce26" table:formula="of:=[.U16]" office:value-type="float" office:value="0" calcext:value-type="float">
            <text:p>0.00</text:p>
          </table:table-cell>
          <table:table-cell table:number-columns-repeated="1003"/>
        </table:table-row>
        <table:table-row table:style-name="ro7">
          <table:table-cell table:style-name="ce2" office:value-type="string" calcext:value-type="string">
            <text:p>igraph --- a collection of network analysis tools with the emphasis on efficiency, portability and ease of use</text:p>
          </table:table-cell>
          <table:table-cell table:style-name="ce8" office:value-type="float" office:value="1" calcext:value-type="float">
            <office:annotation draw:style-name="gr7" draw:text-style-name="P2" svg:width="267.56pt" svg:height="58.51pt" svg:x="367.54pt" svg:y="489.09pt" draw:caption-point-x="-11.54pt" draw:caption-point-y="-22.96pt">
              <dc:date>2020-01-13T00:00:00</dc:date>
              <text:p text:style-name="P1"><text:span text:style-name="T1">diameter + degree distribution + connected components + transitivity</text:span></text:p>
              <text:p text:style-name="P1"><text:span text:style-name="T1">https://igraph.org/python/doc/identifier-index.html#D</text:span></text:p>
              <text:p text:style-name="P1"><text:span text:style-name="T1"><text:tab/></text:span><text:span text:style-name="T1">-Angel Panizo</text:span></text:p>
            </office:annotation>
            <text:p>1.00</text:p>
          </table:table-cell>
          <table:table-cell table:style-name="ce8" office:value-type="float" office:value="1" calcext:value-type="float">
            <office:annotation draw:style-name="gr5" draw:text-style-name="P2" svg:width="199.28pt" svg:height="61.68pt" svg:x="435.83pt" svg:y="487.5pt" draw:caption-point-x="-11.54pt" draw:caption-point-y="-21.37pt">
              <dc:date>2020-01-13T00:00:00</dc:date>
              <text:p text:style-name="P1"><text:span text:style-name="T1">page rank + shortsest paths + cohesion + spanning tree</text:span></text:p>
              <text:p text:style-name="P1"><text:span text:style-name="T1">https://igraph.org/python/doc/identifier-index.html#D</text:span></text:p>
              <text:p text:style-name="P1"><text:span text:style-name="T1"><text:tab/></text:span><text:span text:style-name="T1">-Angel Panizo</text:span></text:p>
            </office:annotation>
            <text:p>1.00</text:p>
          </table:table-cell>
          <table:table-cell table:style-name="ce9" table:formula="of:=1/3" office:value-type="float" office:value="0.333333333333333" calcext:value-type="float">
            <office:annotation draw:style-name="gr4" draw:text-style-name="P2" svg:width="125.4pt" svg:height="42.75pt" svg:x="546.18pt" svg:y="489.09pt" draw:caption-point-x="-11.54pt" draw:caption-point-y="-22.96pt">
              <dc:date>2020-01-13T00:00:00</dc:date>
              <text:p text:style-name="P1"><text:span text:style-name="T1">non-overlaping communities</text:span></text:p>
              <text:p text:style-name="P1"><text:span text:style-name="T1"><text:tab/></text:span><text:span text:style-name="T1">-Angel Panizo</text:span></text:p>
            </office:annotation>
            <text:p>0.33</text:p>
          </table:table-cell>
          <table:table-cell table:style-name="ce8" office:value-type="float" office:value="0" calcext:value-type="float">
            <office:annotation draw:style-name="gr4" draw:text-style-name="P2" svg:width="89.69pt" svg:height="42.75pt" svg:x="635.1pt" svg:y="489.09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13" office:value-type="float" office:value="0" calcext:value-type="float">
            <office:annotation draw:style-name="gr4" draw:text-style-name="P2" svg:width="167.5pt" svg:height="42.75pt" svg:x="635.1pt" svg:y="489.09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13" office:value-type="float" office:value="0" calcext:value-type="float">
            <office:annotation draw:style-name="gr4" draw:text-style-name="P2" svg:width="234.94pt" svg:height="42.75pt" svg:x="635.1pt" svg:y="489.09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8" office:value-type="float" office:value="0" calcext:value-type="float">
            <office:annotation draw:style-name="gr4" draw:text-style-name="P2" svg:width="269.91pt" svg:height="42.75pt" svg:x="671.58pt" svg:y="489.09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8" office:value-type="float" office:value="0" calcext:value-type="float">
            <office:annotation draw:style-name="gr4" draw:text-style-name="P2" svg:width="322.24pt" svg:height="42.75pt" svg:x="724.79pt" svg:y="489.09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8" office:value-type="float" office:value="0" calcext:value-type="float">
            <office:annotation draw:style-name="gr4" draw:text-style-name="P2" svg:width="303.93pt" svg:height="42.75pt" svg:x="802.6pt" svg:y="489.09pt" draw:caption-point-x="-11.54pt" draw:caption-point-y="-22.96pt">
              <dc:date>2020-01-13T00:00:00</dc:date>
              <text:p text:style-name="P1"><text:span text:style-name="T1">not available</text:span></text:p>
              <text:p text:style-name="P1"><text:span text:style-name="T1"><text:tab/></text:span><text:span text:style-name="T1">-Angel Panizo</text:span></text:p>
            </office:annotation>
            <text:p>0.00</text:p>
          </table:table-cell>
          <table:table-cell table:style-name="ce18" table:formula="of:=1/3" office:value-type="float" office:value="0.333333333333333" calcext:value-type="float">
            <office:annotation draw:style-name="gr4" draw:text-style-name="P2" svg:width="236.49pt" svg:height="42.75pt" svg:x="870.04pt" svg:y="489.09pt" draw:caption-point-x="-11.54pt" draw:caption-point-y="-22.96pt">
              <dc:date>2020-01-13T00:00:00</dc:date>
              <text:p text:style-name="P1"><text:span text:style-name="T1">only graphs without time</text:span></text:p>
              <text:p text:style-name="P1"><text:span text:style-name="T1"><text:tab/></text:span><text:span text:style-name="T1">-Angel Panizo</text:span></text:p>
            </office:annotation>
            <text:p>0.33</text:p>
          </table:table-cell>
          <table:table-cell table:style-name="ce18" office:value-type="float" office:value="0" calcext:value-type="float">
            <office:annotation draw:style-name="gr4" draw:text-style-name="P2" svg:width="226.15pt" svg:height="42.75pt" svg:x="941.5pt" svg:y="489.09pt" draw:caption-point-x="-11.54pt" draw:caption-point-y="-22.96pt">
              <dc:date>2020-01-13T00:00:00</dc:date>
              <text:p text:style-name="P1"><text:span text:style-name="T1">no extraction available</text:span></text:p>
              <text:p text:style-name="P1"><text:span text:style-name="T1"><text:tab/></text:span><text:span text:style-name="T1">-Angel Panizo</text:span></text:p>
            </office:annotation>
            <text:p>0.00</text:p>
          </table:table-cell>
          <table:table-cell table:style-name="ce18" table:formula="of:=2/3" office:value-type="float" office:value="0.666666666666667" calcext:value-type="float">
            <office:annotation draw:style-name="gr4" draw:text-style-name="P2" svg:width="120.61pt" svg:height="42.75pt" svg:x="1047.03pt" svg:y="489.09pt" draw:caption-point-x="-11.54pt" draw:caption-point-y="-22.96pt">
              <dc:date>2020-01-13T00:00:00</dc:date>
              <text:p text:style-name="P1"><text:span text:style-name="T1">weighted graphs</text:span></text:p>
              <text:p text:style-name="P1"><text:span text:style-name="T1"><text:tab/></text:span><text:span text:style-name="T1">-Angel Panizo</text:span></text:p>
            </office:annotation>
            <text:p>0.67</text:p>
          </table:table-cell>
          <table:table-cell table:style-name="ce22" table:formula="of:=1" office:value-type="float" office:value="1" calcext:value-type="float">
            <office:annotation draw:style-name="gr2" draw:text-style-name="P2" svg:width="116.65pt" svg:height="106.47pt" svg:x="1106.53pt" svg:y="457.23pt" draw:caption-point-x="-11.54pt" draw:caption-point-y="8.9pt">
              <dc:date>2020-01-13T00:00:00</dc:date>
              <text:p text:style-name="P1"><text:span text:style-name="T1">2billons as maximum theoretical limit as uses 32 bits integer. This is too high for any computer alone, but as igraph has linear method i have considered at least more than 100.000</text:span></text:p>
              <text:p text:style-name="P1"><text:span text:style-name="T1"><text:tab/></text:span><text:span text:style-name="T1">-Angel Panizo</text:span></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4" draw:text-style-name="P2" svg:width="274.59pt" svg:height="42.75pt" svg:x="1167.65pt" svg:y="489.09pt" draw:caption-point-x="-11.54pt" draw:caption-point-y="-22.96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2" table:formula="of:=1" office:value-type="float" office:value="1" calcext:value-type="float">
            <office:annotation draw:style-name="gr4" draw:text-style-name="P2" svg:width="357.96pt" svg:height="42.75pt" svg:x="1223.18pt" svg:y="489.09pt" draw:caption-point-x="-11.54pt" draw:caption-point-y="-22.96pt">
              <dc:date>2020-01-13T00:00:00</dc:date>
              <text:p text:style-name="P1"><text:span text:style-name="T1">code avialable on https://github.com/igraph</text:span></text:p>
              <text:p text:style-name="P1"><text:span text:style-name="T1"><text:tab/></text:span><text:span text:style-name="T1">-Angel Panizo</text:span></text:p>
            </office:annotation>
            <text:p>1.00</text:p>
          </table:table-cell>
          <table:table-cell table:style-name="ce22" table:formula="of:=2/3" office:value-type="float" office:value="0.666666666666667" calcext:value-type="float">
            <office:annotation draw:style-name="gr4" draw:text-style-name="P2" svg:width="302.4pt" svg:height="42.75pt" svg:x="1358.9pt" svg:y="489.09pt" draw:caption-point-x="-11.54pt" draw:caption-point-y="-22.96pt">
              <dc:date>2020-01-13T00:00:00</dc:date>
              <text:p text:style-name="P1"><text:span text:style-name="T1">has API to communicate with it</text:span></text:p>
              <text:p text:style-name="P1"><text:span text:style-name="T1"><text:tab/></text:span><text:span text:style-name="T1">-Angel Panizo</text:span></text:p>
            </office:annotation>
            <text:p>0.67</text:p>
          </table:table-cell>
          <table:table-cell table:style-name="ce26" table:formula="of:=5/7" office:value-type="float" office:value="0.714285714285714" calcext:value-type="float">
            <office:annotation draw:style-name="gr4" draw:text-style-name="P2" svg:width="299.2pt" svg:height="42.75pt" svg:x="1442.24pt" svg:y="489.09pt" draw:caption-point-x="-11.54pt" draw:caption-point-y="-22.96pt">
              <dc:date>2020-01-13T00:00:00</dc:date>
              <text:p text:style-name="P1"><text:span text:style-name="T1">color + saturation +size + orientation + shape +</text:span></text:p>
              <text:p text:style-name="P1"><text:span text:style-name="T1"><text:tab/></text:span><text:span text:style-name="T1">-Angel Panizo</text:span></text:p>
            </office:annotation>
            <text:p>0.71</text:p>
          </table:table-cell>
          <table:table-cell table:style-name="ce27" office:value-type="float" office:value="0" calcext:value-type="float">
            <office:annotation draw:style-name="gr4" draw:text-style-name="P2" svg:width="320.6pt" svg:height="42.75pt" svg:x="1501pt" svg:y="489.09pt" draw:caption-point-x="-11.54pt" draw:caption-point-y="-22.96pt">
              <dc:date>2020-01-13T00:00:00</dc:date>
              <text:p text:style-name="P1"><text:span text:style-name="T1">no interaction available only static images</text:span></text:p>
              <text:p text:style-name="P1"><text:span text:style-name="T1"><text:tab/></text:span><text:span text:style-name="T1">-Angel Panizo</text:span></text:p>
            </office:annotation>
            <text:p>0.00</text:p>
          </table:table-cell>
          <table:table-cell table:number-columns-repeated="1003"/>
        </table:table-row>
        <table:table-row table:style-name="ro7">
          <table:table-cell table:style-name="ce2" office:value-type="string" calcext:value-type="string">
            <text:p>Circulo --- a "Community Detection" Evaluation Framework written primarily in Python</text:p>
          </table:table-cell>
          <table:table-cell table:style-name="ce8" office:value-type="float" office:value="1" calcext:value-type="float">
            <office:annotation draw:style-name="gr4" draw:text-style-name="P2" svg:width="267.56pt" svg:height="42.75pt" svg:x="367.54pt" svg:y="513.1pt" draw:caption-point-x="-11.54pt" draw:caption-point-y="-22.99pt">
              <dc:date>2020-01-13T00:00:00</dc:date>
              <text:p text:style-name="P1"><text:span text:style-name="T1">uses igraph under the hood</text:span></text:p>
              <text:p text:style-name="P1"><text:span text:style-name="T1"><text:tab/></text:span><text:span text:style-name="T1">-Angel Panizo</text:span></text:p>
            </office:annotation>
            <text:p>1.00</text:p>
          </table:table-cell>
          <table:table-cell table:style-name="ce9" table:formula="of:=[.C19]" office:value-type="float" office:value="1" calcext:value-type="float">
            <office:annotation draw:style-name="gr4" draw:text-style-name="P2" svg:width="199.28pt" svg:height="42.75pt" svg:x="435.83pt" svg:y="513.1pt" draw:caption-point-x="-11.54pt" draw:caption-point-y="-22.99pt">
              <dc:date>2020-01-13T00:00:00</dc:date>
              <text:p text:style-name="P1"><text:span text:style-name="T1">uses igraph under the hood</text:span></text:p>
              <text:p text:style-name="P1"><text:span text:style-name="T1"><text:tab/></text:span><text:span text:style-name="T1">-Angel Panizo</text:span></text:p>
            </office:annotation>
            <text:p>1.00</text:p>
          </table:table-cell>
          <table:table-cell table:style-name="ce9" table:formula="of:=2/3" office:value-type="float" office:value="0.666666666666667" calcext:value-type="float">
            <office:annotation draw:style-name="gr3" draw:text-style-name="P2" svg:width="125.4pt" svg:height="72.88pt" svg:x="546.18pt" svg:y="498.05pt" draw:caption-point-x="-11.54pt" draw:caption-point-y="-7.94pt">
              <dc:date>2020-01-13T00:00:00</dc:date>
              <text:p text:style-name="P1"><text:span text:style-name="T1">overlapping and non overlaping methods <text:s/>https://github.com/Lab41/Circulo/tree/master/circulo/algorithms</text:span></text:p>
              <text:p text:style-name="P1"><text:span text:style-name="T1"><text:tab/></text:span><text:span text:style-name="T1">-Angel Panizo</text:span></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text:p>0.33</text:p>
          </table:table-cell>
          <table:table-cell table:style-name="ce18" office:value-type="float" office:value="0" calcext:value-type="float">
            <text:p>0.00</text:p>
          </table:table-cell>
          <table:table-cell table:style-name="ce18" table:formula="of:=2/3" office:value-type="float" office:value="0.666666666666667" calcext:value-type="float">
            <text:p>0.67</text:p>
          </table:table-cell>
          <table:table-cell table:style-name="ce22" table:formula="of:=[.N19]" office:value-type="float" office:value="1" calcext:value-type="float">
            <office:annotation draw:style-name="gr4" draw:text-style-name="P2" svg:width="116.65pt" svg:height="42.75pt" svg:x="1106.53pt" svg:y="513.1pt" draw:caption-point-x="-11.54pt" draw:caption-point-y="-22.99pt">
              <dc:date>2020-01-13T00:00:00</dc:date>
              <text:p text:style-name="P1"><text:span text:style-name="T1">below uses igraph</text:span></text:p>
              <text:p text:style-name="P1"><text:span text:style-name="T1"><text:tab/></text:span><text:span text:style-name="T1">-Angel Panizo</text:span></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4" draw:text-style-name="P2" svg:width="274.59pt" svg:height="42.75pt" svg:x="1167.65pt" svg:y="513.1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2" table:formula="of:=1" office:value-type="float" office:value="1" calcext:value-type="float">
            <office:annotation draw:style-name="gr4" draw:text-style-name="P2" svg:width="357.96pt" svg:height="42.75pt" svg:x="1223.18pt" svg:y="513.1pt" draw:caption-point-x="-11.54pt" draw:caption-point-y="-22.99pt">
              <dc:date>2020-01-13T00:00:00</dc:date>
              <text:p text:style-name="P1"><text:span text:style-name="T1">code avialble on github Lab41/circulo</text:span></text:p>
              <text:p text:style-name="P1"><text:span text:style-name="T1"><text:tab/></text:span><text:span text:style-name="T1">-Angel Panizo</text:span></text:p>
            </office:annotation>
            <text:p>1.00</text:p>
          </table:table-cell>
          <table:table-cell table:style-name="ce22" table:formula="of:=2/3" office:value-type="float" office:value="0.666666666666667" calcext:value-type="float">
            <text:p>0.67</text:p>
          </table:table-cell>
          <table:table-cell table:style-name="ce27" table:formula="of:=[.T19]" office:value-type="float" office:value="0.714285714285714" calcext:value-type="float">
            <office:annotation draw:style-name="gr4" draw:text-style-name="P2" svg:width="299.2pt" svg:height="42.75pt" svg:x="1442.24pt" svg:y="513.1pt" draw:caption-point-x="-11.54pt" draw:caption-point-y="-22.99pt">
              <dc:date>2020-01-13T00:00:00</dc:date>
              <text:p text:style-name="P1"><text:span text:style-name="T1">usses igraph under the hood</text:span></text:p>
              <text:p text:style-name="P1"><text:span text:style-name="T1"><text:tab/></text:span><text:span text:style-name="T1">-Angel Panizo</text:span></text:p>
            </office:annotation>
            <text:p>0.71</text:p>
          </table:table-cell>
          <table:table-cell table:style-name="ce27" table:formula="of:=[.U19]" office:value-type="float" office:value="0" calcext:value-type="float">
            <office:annotation draw:style-name="gr4" draw:text-style-name="P2" svg:width="320.6pt" svg:height="42.75pt" svg:x="1501pt" svg:y="513.1pt" draw:caption-point-x="-11.54pt" draw:caption-point-y="-22.99pt">
              <dc:date>2020-01-13T00:00:00</dc:date>
              <text:p text:style-name="P1"><text:span text:style-name="T1">usese igraph under the hood</text:span></text:p>
              <text:p text:style-name="P1"><text:span text:style-name="T1"><text:tab/></text:span><text:span text:style-name="T1">-Angel Panizo</text:span></text:p>
            </office:annotation>
            <text:p>0.00</text:p>
          </table:table-cell>
          <table:table-cell table:number-columns-repeated="1003"/>
        </table:table-row>
        <table:table-row table:style-name="ro9">
          <table:table-cell table:style-name="ce3" office:value-type="string" calcext:value-type="string">
            <text:p>Stanford Network Analysis Platform (SNAP) --- a general purpose, high performance system for analysis and manipulation of large networks</text:p>
          </table:table-cell>
          <table:table-cell table:style-name="ce9" table:formula="of:=1" office:value-type="float" office:value="1" calcext:value-type="float">
            <office:annotation draw:style-name="gr4" draw:text-style-name="P2" svg:width="267.56pt" svg:height="42.75pt" svg:x="367.54pt" svg:y="537.11pt" draw:caption-point-x="-11.54pt" draw:caption-point-y="-22.99pt">
              <dc:date>2020-01-13T00:00:00</dc:date>
              <text:p text:style-name="P1"><text:span text:style-name="T1">connected components + closter coeficient + degree distribution ... etc. Exctracted from paper</text:span></text:p>
              <text:p text:style-name="P1"><text:span text:style-name="T1"><text:tab/></text:span><text:span text:style-name="T1">-Angel Panizo</text:span></text:p>
            </office:annotation>
            <text:p>1.00</text:p>
          </table:table-cell>
          <table:table-cell table:style-name="ce9" table:formula="of:=1" office:value-type="float" office:value="1" calcext:value-type="float">
            <office:annotation draw:style-name="gr4" draw:text-style-name="P2" svg:width="199.28pt" svg:height="42.75pt" svg:x="435.83pt" svg:y="537.11pt" draw:caption-point-x="-11.54pt" draw:caption-point-y="-22.99pt">
              <dc:date>2020-01-13T00:00:00</dc:date>
              <text:p text:style-name="P1"><text:span text:style-name="T1">page rank and hits + shortest path + minimum cut + spanning trees</text:span></text:p>
              <text:p text:style-name="P1"><text:span text:style-name="T1"><text:tab/></text:span><text:span text:style-name="T1">-Angel Panizo</text:span></text:p>
            </office:annotation>
            <text:p>1.00</text:p>
          </table:table-cell>
          <table:table-cell table:style-name="ce9" table:formula="of:=0.67" office:value-type="float" office:value="0.67" calcext:value-type="float">
            <office:annotation draw:style-name="gr4" draw:text-style-name="P2" svg:width="125.4pt" svg:height="42.75pt" svg:x="546.18pt" svg:y="537.11pt" draw:caption-point-x="-11.54pt" draw:caption-point-y="-22.99pt">
              <dc:date>2020-01-13T00:00:00</dc:date>
              <text:p text:style-name="P1"><text:span text:style-name="T1">overlaping and non-overlaping. From paper</text:span></text:p>
              <text:p text:style-name="P1"><text:span text:style-name="T1"><text:tab/></text:span><text:span text:style-name="T1">-Angel Panizo</text:span></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4" draw:text-style-name="P2" svg:width="269.91pt" svg:height="42.75pt" svg:x="671.58pt" svg:y="537.11pt" draw:caption-point-x="-11.54pt" draw:caption-point-y="-22.99pt">
              <dc:date>2020-01-13T00:00:00</dc:date>
              <text:p text:style-name="P1"><text:span text:style-name="T1">the paper indicates that have been used for information diffusion</text:span></text:p>
              <text:p text:style-name="P1"><text:span text:style-name="T1"><text:tab/></text:span><text:span text:style-name="T1">-Angel Panizo</text:span></text:p>
            </office:annotation>
            <text:p>1.00</text:p>
          </table:table-cell>
          <table:table-cell table:style-name="ce8" office:value-type="float" office:value="0" calcext:value-type="float">
            <text:p>0.00</text:p>
          </table:table-cell>
          <table:table-cell table:style-name="ce8" office:value-type="float" office:value="1" calcext:value-type="float">
            <office:annotation draw:style-name="gr4" draw:text-style-name="P2" svg:width="303.93pt" svg:height="42.75pt" svg:x="802.6pt" svg:y="537.11pt" draw:caption-point-x="-11.54pt" draw:caption-point-y="-22.99pt">
              <dc:date>2020-01-13T00:00:00</dc:date>
              <text:p text:style-name="P1"><text:span text:style-name="T1">paper indicates link and missing node prediction</text:span></text:p>
              <text:p text:style-name="P1"><text:span text:style-name="T1"><text:tab/></text:span><text:span text:style-name="T1">-Angel Panizo</text:span></text:p>
            </office:annotation>
            <text:p>1.00</text:p>
          </table:table-cell>
          <table:table-cell table:style-name="ce18" table:formula="of:=2/3" office:value-type="float" office:value="0.666666666666667" calcext:value-type="float">
            <office:annotation draw:style-name="gr4" draw:text-style-name="P2" svg:width="236.49pt" svg:height="42.75pt" svg:x="870.04pt" svg:y="537.11pt" draw:caption-point-x="-11.54pt" draw:caption-point-y="-22.99pt">
              <dc:date>2020-01-13T00:00:00</dc:date>
              <text:p text:style-name="P1"><text:span text:style-name="T1">graph and time https://github.com/snap-stanford/snap</text:span></text:p>
              <text:p text:style-name="P1"><text:span text:style-name="T1"><text:tab/></text:span><text:span text:style-name="T1">-Angel Panizo</text:span></text:p>
            </office:annotation>
            <text:p>0.67</text:p>
          </table:table-cell>
          <table:table-cell table:style-name="ce18" office:value-type="float" office:value="0" calcext:value-type="float">
            <text:p>0.00</text:p>
          </table:table-cell>
          <table:table-cell table:style-name="ce18" table:formula="of:=2/3" office:value-type="float" office:value="0.666666666666667" calcext:value-type="float">
            <office:annotation draw:style-name="gr4" draw:text-style-name="P2" svg:width="120.61pt" svg:height="42.75pt" svg:x="1047.03pt" svg:y="537.11pt" draw:caption-point-x="-11.54pt" draw:caption-point-y="-22.99pt">
              <dc:date>2020-01-13T00:00:00</dc:date>
              <text:p text:style-name="P1"><text:span text:style-name="T1">weigthed graphs</text:span></text:p>
              <text:p text:style-name="P1"><text:span text:style-name="T1"><text:tab/></text:span><text:span text:style-name="T1">-Angel Panizo</text:span></text:p>
            </office:annotation>
            <text:p>0.67</text:p>
          </table:table-cell>
          <table:table-cell table:style-name="ce22" table:formula="of:=1" office:value-type="float" office:value="1" calcext:value-type="float">
            <office:annotation draw:style-name="gr3" draw:text-style-name="P2" svg:width="116.65pt" svg:height="72.88pt" svg:x="1106.53pt" svg:y="522.06pt" draw:caption-point-x="-11.54pt" draw:caption-point-y="-7.94pt">
              <dc:date>2020-01-13T00:00:00</dc:date>
              <text:p text:style-name="P1"><text:span text:style-name="T1">they indicate hundred of millions nodes in their web http://snap.stanford.edu/snap/index.html</text:span></text:p>
              <text:p text:style-name="P1"><text:span text:style-name="T1"><text:tab/></text:span><text:span text:style-name="T1">-Angel Panizo</text:span></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4" draw:text-style-name="P2" svg:width="274.59pt" svg:height="42.75pt" svg:x="1167.65pt" svg:y="537.11pt" draw:caption-point-x="-11.54pt" draw:caption-point-y="-22.99pt">
              <dc:date>2020-01-13T00:00:00</dc:date>
              <text:p text:style-name="P1"><text:span text:style-name="T1">centralized</text:span></text:p>
              <text:p text:style-name="P1"><text:span text:style-name="T1"><text:tab/></text:span><text:span text:style-name="T1">-Angel Panizo</text:span></text:p>
            </office:annotation>
            <text:p>0.33</text:p>
          </table:table-cell>
          <table:table-cell table:style-name="ce23" office:value-type="string" calcext:value-type="string">
            <text:p>?¿</text:p>
          </table:table-cell>
          <table:table-cell table:style-name="ce23" office:value-type="float" office:value="1" calcext:value-type="float">
            <office:annotation draw:style-name="gr4" draw:text-style-name="P2" svg:width="357.96pt" svg:height="42.75pt" svg:x="1223.18pt" svg:y="537.11pt" draw:caption-point-x="-11.54pt" draw:caption-point-y="-22.99pt">
              <dc:date>2020-01-13T00:00:00</dc:date>
              <text:p text:style-name="P1"><text:span text:style-name="T1">code vailable on https://github.com/snap-stanford/snap</text:span></text:p>
              <text:p text:style-name="P1"><text:span text:style-name="T1"><text:tab/></text:span><text:span text:style-name="T1">-Angel Panizo</text:span></text:p>
            </office:annotation>
            <text:p>1.00</text:p>
          </table:table-cell>
          <table:table-cell table:style-name="ce23" office:value-type="float" office:value="0.67" calcext:value-type="float">
            <office:annotation draw:style-name="gr4" draw:text-style-name="P2" svg:width="302.4pt" svg:height="42.75pt" svg:x="1358.9pt" svg:y="537.11pt" draw:caption-point-x="-11.54pt" draw:caption-point-y="-22.99pt">
              <dc:date>2020-01-13T00:00:00</dc:date>
              <text:p text:style-name="P1"><text:span text:style-name="T1">has an API to communicate with</text:span></text:p>
              <text:p text:style-name="P1"><text:span text:style-name="T1"><text:tab/></text:span><text:span text:style-name="T1">-Angel Panizo</text:span></text:p>
            </office:annotation>
            <text:p>0.67</text:p>
          </table:table-cell>
          <table:table-cell table:style-name="ce27" office:value-type="float" office:value="0" calcext:value-type="float">
            <office:annotation draw:style-name="gr4" draw:text-style-name="P2" svg:width="299.2pt" svg:height="42.75pt" svg:x="1442.24pt" svg:y="537.11pt" draw:caption-point-x="-11.54pt" draw:caption-point-y="-22.99pt">
              <dc:date>2020-01-13T00:00:00</dc:date>
              <text:p text:style-name="P1"><text:span text:style-name="T1">No viz available</text:span></text:p>
              <text:p text:style-name="P1"><text:span text:style-name="T1"><text:tab/></text:span><text:span text:style-name="T1">-Angel Panizo</text:span></text:p>
            </office:annotation>
            <text:p>0.00</text:p>
          </table:table-cell>
          <table:table-cell table:style-name="ce27" office:value-type="float" office:value="0" calcext:value-type="float">
            <text:p>0.00</text:p>
          </table:table-cell>
          <table:table-cell table:number-columns-repeated="1003"/>
        </table:table-row>
        <table:table-row table:style-name="ro10">
          <table:table-cell table:style-name="ce4" office:value-type="string" calcext:value-type="string">
            <office:annotation draw:style-name="gr4" draw:text-style-name="P2" svg:width="368.31pt" svg:height="42.75pt" svg:x="266.8pt" svg:y="592.58pt" draw:caption-point-x="-11.54pt" draw:caption-point-y="-22.96pt">
              <dc:date>2020-01-13T00:00:00</dc:date>
              <text:p text:style-name="P1"><text:span text:style-name="T1">this application has very little information is only added to becuase is used by network workbench</text:span></text:p>
              <text:p text:style-name="P1"><text:span text:style-name="T1"><text:tab/></text:span><text:span text:style-name="T1">-Angel Panizo</text:span></text:p>
            </office:annotation>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10" table:number-columns-repeated="4"/>
          <table:table-cell table:style-name="ce14" table:number-columns-repeated="2"/>
          <table:table-cell table:style-name="ce10" table:number-columns-repeated="12"/>
          <table:table-cell table:style-name="ce26" table:formula="of:=6/7" office:value-type="float" office:value="0.857142857142857" calcext:value-type="float">
            <office:annotation draw:style-name="gr4" draw:text-style-name="P2" svg:width="299.2pt" svg:height="42.75pt" svg:x="1442.24pt" svg:y="592.58pt" draw:caption-point-x="-11.54pt" draw:caption-point-y="-22.96pt">
              <dc:date>2020-01-13T00:00:00</dc:date>
              <text:p text:style-name="P1"><text:span text:style-name="T1">color + shape + texture + size + saturation + position</text:span></text:p>
              <text:p text:style-name="P1"><text:span text:style-name="T1"><text:tab/></text:span><text:span text:style-name="T1">-Angel Panizo</text:span></text:p>
            </office:annotation>
            <text:p>0.86</text:p>
          </table:table-cell>
          <table:table-cell table:style-name="ce26" table:formula="of:=4/5" office:value-type="float" office:value="0.8" calcext:value-type="float">
            <office:annotation draw:style-name="gr4" draw:text-style-name="P2" svg:width="320.6pt" svg:height="42.75pt" svg:x="1501pt" svg:y="592.58pt" draw:caption-point-x="-11.54pt" draw:caption-point-y="-22.96pt">
              <dc:date>2020-01-13T00:00:00</dc:date>
              <text:p text:style-name="P1"><text:span text:style-name="T1">highlight + zoom + multiview + filter</text:span></text:p>
              <text:p text:style-name="P1"><text:span text:style-name="T1"><text:tab/></text:span><text:span text:style-name="T1">-Angel Panizo</text:span></text:p>
            </office:annotation>
            <text:p>0.80</text:p>
          </table:table-cell>
          <table:table-cell table:number-columns-repeated="1003"/>
        </table:table-row>
        <table:table-row table:style-name="ro3" table:number-rows-repeated="916">
          <table:table-cell table:style-name="ce5"/>
          <table:table-cell table:number-columns-repeated="4"/>
          <table:table-cell table:style-name="ce15" table:number-columns-repeated="2"/>
          <table:table-cell table:number-columns-repeated="1017"/>
        </table:table-row>
        <table:table-row table:style-name="ro2" table:number-rows-repeated="1047637">
          <table:table-cell table:number-columns-repeated="1024"/>
        </table:table-row>
        <table:table-row table:style-name="ro2">
          <table:table-cell table:number-columns-repeated="1024"/>
        </table:table-row>
      </table:table>
      <table:table table:name="aggregated" table:style-name="ta3">
        <table:table-column table:style-name="co24" table:default-cell-style-name="Default"/>
        <table:table-column table:style-name="co25" table:default-cell-style-name="Default"/>
        <table:table-column table:style-name="co26" table:default-cell-style-name="Default"/>
        <table:table-column table:style-name="co4" table:default-cell-style-name="Default"/>
        <table:table-column table:style-name="co21" table:number-columns-repeated="3" table:default-cell-style-name="Default"/>
        <table:table-column table:style-name="co27" table:default-cell-style-name="Default"/>
        <table:table-column table:style-name="co21" table:number-columns-repeated="1016" table:default-cell-style-name="Default"/>
        <table:table-row table:style-name="ro1">
          <table:table-cell table:style-name="ce29" office:value-type="string" calcext:value-type="string">
            <text:p>Name</text:p>
          </table:table-cell>
          <table:table-cell table:style-name="ce29" office:value-type="string" calcext:value-type="string">
            <text:p>Description</text:p>
          </table:table-cell>
          <table:table-cell table:style-name="ce32" office:value-type="string" calcext:value-type="string">
            <text:p>Pattern and Knowledge discovery</text:p>
          </table:table-cell>
          <table:table-cell table:style-name="ce34" office:value-type="string" calcext:value-type="string">
            <text:p>Information Fusion</text:p>
          </table:table-cell>
          <table:table-cell table:style-name="ce79" office:value-type="string" calcext:value-type="string">
            <text:p>Scalability</text:p>
          </table:table-cell>
          <table:table-cell table:style-name="ce37" office:value-type="string" calcext:value-type="string">
            <text:p>Visualization</text:p>
          </table:table-cell>
          <table:table-cell table:style-name="ce39" office:value-type="string" calcext:value-type="string">
            <text:p>Total (C4)</text:p>
          </table:table-cell>
          <table:table-cell table:number-columns-repeated="1017"/>
        </table:table-row>
        <table:table-row table:style-name="ro1">
          <table:table-cell table:style-name="ce30" office:value-type="string" calcext:value-type="string">
            <text:p>UCINET</text:p>
          </table:table-cell>
          <table:table-cell table:style-name="ce31"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33" table:formula="of:=SUM([$unaggregated.B3:.J3])/7" office:value-type="float" office:value="0.44047619047619" calcext:value-type="float">
            <text:p>0.44</text:p>
          </table:table-cell>
          <table:table-cell table:style-name="ce35" table:formula="of:=SUM([$unaggregated.K3:.M3])/3" office:value-type="float" office:value="0.333333333333333" calcext:value-type="float">
            <text:p>0.33</text:p>
          </table:table-cell>
          <table:table-cell table:style-name="ce36" table:formula="of:=SUM(([$unaggregated.N3:.S3]))/4" office:value-type="float" office:value="0.414166666666667" calcext:value-type="float">
            <text:p>0.41</text:p>
          </table:table-cell>
          <table:table-cell table:style-name="ce38" table:formula="of:=SUM([$unaggregated.T3:.U3])/2" office:value-type="float" office:value="0.557142857142857" calcext:value-type="float">
            <text:p>0.56</text:p>
          </table:table-cell>
          <table:table-cell table:style-name="ce40" table:formula="of:=1/4*ABS(([.C2]+[.E2])*([.D2]+[.F2]))" office:value-type="float" office:value="0.190259778911565" calcext:value-type="float">
            <text:p>0.19</text:p>
          </table:table-cell>
          <table:table-cell table:number-columns-repeated="1017"/>
        </table:table-row>
        <table:table-row table:style-name="ro1">
          <table:table-cell table:style-name="ce30" office:value-type="string" calcext:value-type="string">
            <text:p>NetMiner</text:p>
          </table:table-cell>
          <table:table-cell table:style-name="ce31"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33" table:formula="of:=SUM([$unaggregated.B4:.J4])/7" office:value-type="float" office:value="0.654761904761905" calcext:value-type="float">
            <text:p>0.65</text:p>
          </table:table-cell>
          <table:table-cell table:style-name="ce35" table:formula="of:=SUM([$unaggregated.K4:.M4])/3" office:value-type="float" office:value="0.888888888888889" calcext:value-type="float">
            <text:p>0.89</text:p>
          </table:table-cell>
          <table:table-cell table:style-name="ce36" table:formula="of:=SUM(([$unaggregated.N4:.S4]))/4" office:value-type="float" office:value="0.665833333333333" calcext:value-type="float">
            <text:p>0.67</text:p>
          </table:table-cell>
          <table:table-cell table:style-name="ce38" table:formula="of:=SUM([$unaggregated.T4:.U4])/2" office:value-type="float" office:value="0.685714285714286" calcext:value-type="float">
            <text:p>0.69</text:p>
          </table:table-cell>
          <table:table-cell table:style-name="ce40" table:formula="of:=1/4*ABS(([.C3]+[.E3])*([.D3]+[.F3]))" office:value-type="float" office:value="0.519853363567649" calcext:value-type="float">
            <text:p>0.52</text:p>
          </table:table-cell>
          <table:table-cell table:number-columns-repeated="1017"/>
        </table:table-row>
        <table:table-row table:style-name="ro1">
          <table:table-cell table:style-name="ce30" office:value-type="string" calcext:value-type="string">
            <text:p>Network workbench</text:p>
          </table:table-cell>
          <table:table-cell table:style-name="ce31"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33" table:formula="of:=SUM([$unaggregated.B5:.J5])/7" office:value-type="float" office:value="0.332857142857143" calcext:value-type="float">
            <text:p>0.33</text:p>
          </table:table-cell>
          <table:table-cell table:style-name="ce35" table:formula="of:=SUM([$unaggregated.K5:.M5])/3" office:value-type="float" office:value="0.666666666666667" calcext:value-type="float">
            <text:p>0.67</text:p>
          </table:table-cell>
          <table:table-cell table:style-name="ce36" table:formula="of:=SUM(([$unaggregated.N5:.S5]))/4" office:value-type="float" office:value="0.330833333333333" calcext:value-type="float">
            <text:p>0.33</text:p>
          </table:table-cell>
          <table:table-cell table:style-name="ce38" table:formula="of:=SUM([$unaggregated.T5:.U5])/2" office:value-type="float" office:value="0.857142857142857" calcext:value-type="float">
            <text:p>0.86</text:p>
          </table:table-cell>
          <table:table-cell table:style-name="ce40" table:formula="of:=1/4*ABS(([.C4]+[.E4])*([.D4]+[.F4]))" office:value-type="float" office:value="0.252834467120181" calcext:value-type="float">
            <text:p>0.25</text:p>
          </table:table-cell>
          <table:table-cell table:number-columns-repeated="1017"/>
        </table:table-row>
        <table:table-row table:style-name="ro1">
          <table:table-cell table:style-name="ce30" office:value-type="string" calcext:value-type="string">
            <text:p>ORA-LITE</text:p>
          </table:table-cell>
          <table:table-cell table:style-name="ce31"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33" table:formula="of:=SUM([$unaggregated.B6:.J6])/7" office:value-type="float" office:value="0.844285714285714" calcext:value-type="float">
            <text:p>0.84</text:p>
          </table:table-cell>
          <table:table-cell table:style-name="ce35" table:formula="of:=SUM([$unaggregated.K6:.M6])/3" office:value-type="float" office:value="0.666666666666667" calcext:value-type="float">
            <text:p>0.67</text:p>
          </table:table-cell>
          <table:table-cell table:style-name="ce36" table:formula="of:=SUM(([$unaggregated.N6:.S6]))/4" office:value-type="float" office:value="0.5" calcext:value-type="float">
            <text:p>0.50</text:p>
          </table:table-cell>
          <table:table-cell table:style-name="ce38" table:formula="of:=SUM([$unaggregated.T6:.U6])/2" office:value-type="float" office:value="1" calcext:value-type="float">
            <text:p>1.00</text:p>
          </table:table-cell>
          <table:table-cell table:style-name="ce40" table:formula="of:=1/4*ABS(([.C5]+[.E5])*([.D5]+[.F5]))" office:value-type="float" office:value="0.560119047619048" calcext:value-type="float">
            <text:p>0.56</text:p>
          </table:table-cell>
          <table:table-cell table:number-columns-repeated="1017"/>
        </table:table-row>
        <table:table-row table:style-name="ro1">
          <table:table-cell table:style-name="ce30" office:value-type="string" calcext:value-type="string">
            <text:p>PyGraphistry</text:p>
          </table:table-cell>
          <table:table-cell table:style-name="ce31"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33" table:formula="of:=SUM([$unaggregated.B7:.J7])/7" office:value-type="float" office:value="0.333333333333333" calcext:value-type="float">
            <text:p>0.33</text:p>
          </table:table-cell>
          <table:table-cell table:style-name="ce35" table:formula="of:=SUM([$unaggregated.K7:.M7])/3" office:value-type="float" office:value="1" calcext:value-type="float">
            <text:p>1.00</text:p>
          </table:table-cell>
          <table:table-cell table:style-name="ce36" table:formula="of:=SUM(([$unaggregated.N7:.S7]))/4" office:value-type="float" office:value="1" calcext:value-type="float">
            <text:p>1.00</text:p>
          </table:table-cell>
          <table:table-cell table:style-name="ce38" table:formula="of:=SUM([$unaggregated.T7:.U7])/2" office:value-type="float" office:value="1" calcext:value-type="float">
            <text:p>1.00</text:p>
          </table:table-cell>
          <table:table-cell table:style-name="ce40" table:formula="of:=1/4*ABS(([.C6]+[.E6])*([.D6]+[.F6]))" office:value-type="float" office:value="0.666666666666667" calcext:value-type="float">
            <text:p>0.67</text:p>
          </table:table-cell>
          <table:table-cell table:number-columns-repeated="1017"/>
        </table:table-row>
        <table:table-row table:style-name="ro1">
          <table:table-cell table:style-name="ce30" office:value-type="string" calcext:value-type="string">
            <text:p>Cytoscape</text:p>
          </table:table-cell>
          <table:table-cell table:style-name="ce31" table:formula="of:=[$unaggregated.A8]"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33" table:formula="of:=SUM([$unaggregated.B8:.J8])/7" office:value-type="float" office:value="0.666666666666667" calcext:value-type="float">
            <text:p>0.67</text:p>
          </table:table-cell>
          <table:table-cell table:style-name="ce35" table:formula="of:=SUM([$unaggregated.K8:.M8])/3" office:value-type="float" office:value="0.333333333333333" calcext:value-type="float">
            <text:p>0.33</text:p>
          </table:table-cell>
          <table:table-cell table:style-name="ce36" table:formula="of:=SUM(([$unaggregated.N8:.S8]))/4" office:value-type="float" office:value="0.5825" calcext:value-type="float">
            <text:p>0.58</text:p>
          </table:table-cell>
          <table:table-cell table:style-name="ce38" table:formula="of:=SUM([$unaggregated.T8:.U8])/2" office:value-type="float" office:value="0.928571428571429" calcext:value-type="float">
            <text:p>0.93</text:p>
          </table:table-cell>
          <table:table-cell table:style-name="ce40" table:formula="of:=1/4*ABS(([.C7]+[.E7])*([.D7]+[.F7]))" office:value-type="float" office:value="0.394082341269841" calcext:value-type="float">
            <text:p>0.39</text:p>
          </table:table-cell>
          <table:table-cell table:number-columns-repeated="1017"/>
        </table:table-row>
        <table:table-row table:style-name="ro1">
          <table:table-cell table:style-name="ce30" office:value-type="string" calcext:value-type="string">
            <text:p>Gephi</text:p>
          </table:table-cell>
          <table:table-cell table:style-name="ce31" table:formula="of:=[$unaggregated.A9]"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33" table:formula="of:=SUM([$unaggregated.B9:.J9])/7" office:value-type="float" office:value="0.345238095238095" calcext:value-type="float">
            <text:p>0.35</text:p>
          </table:table-cell>
          <table:table-cell table:style-name="ce35" table:formula="of:=SUM([$unaggregated.K9:.M9])/3" office:value-type="float" office:value="0.444444444444444" calcext:value-type="float">
            <text:p>0.44</text:p>
          </table:table-cell>
          <table:table-cell table:style-name="ce36" table:formula="of:=SUM(([$unaggregated.N9:.S9]))/4" office:value-type="float" office:value="0.664166666666667" calcext:value-type="float">
            <text:p>0.66</text:p>
          </table:table-cell>
          <table:table-cell table:style-name="ce38" table:formula="of:=SUM([$unaggregated.T9:.U9])/2" office:value-type="float" office:value="0.928571428571429" calcext:value-type="float">
            <text:p>0.93</text:p>
          </table:table-cell>
          <table:table-cell table:style-name="ce40" table:formula="of:=1/4*ABS(([.C8]+[.E8])*([.D8]+[.F8]))" office:value-type="float" office:value="0.346482190098262" calcext:value-type="float">
            <text:p>0.35</text:p>
          </table:table-cell>
          <table:table-cell table:number-columns-repeated="1017"/>
        </table:table-row>
        <table:table-row table:style-name="ro1">
          <table:table-cell table:style-name="ce30" office:value-type="string" calcext:value-type="string">
            <text:p>Graphviz</text:p>
          </table:table-cell>
          <table:table-cell table:style-name="ce31" table:formula="of:=[$unaggregated.A10]" office:value-type="string" office:string-value="GraphViz: is open source graph visualization software." calcext:value-type="string">
            <text:p>GraphViz: is open source graph visualization software.</text:p>
          </table:table-cell>
          <table:table-cell table:style-name="ce33" table:formula="of:=SUM([$unaggregated.B10:.J10])/7" office:value-type="float" office:value="0.0976190476190476" calcext:value-type="float">
            <text:p>0.10</text:p>
          </table:table-cell>
          <table:table-cell table:style-name="ce35" table:formula="of:=SUM([$unaggregated.K10:.M10])/3" office:value-type="float" office:value="0.333333333333333" calcext:value-type="float">
            <text:p>0.33</text:p>
          </table:table-cell>
          <table:table-cell table:style-name="ce36" table:formula="of:=SUM(([$unaggregated.N10:.S10]))/4" office:value-type="float" office:value="0.499166666666667" calcext:value-type="float">
            <text:p>0.50</text:p>
          </table:table-cell>
          <table:table-cell table:style-name="ce38" table:formula="of:=SUM([$unaggregated.T10:.U10])/2" office:value-type="float" office:value="0.7" calcext:value-type="float">
            <text:p>0.70</text:p>
          </table:table-cell>
          <table:table-cell table:style-name="ce40" table:formula="of:=1/4*ABS(([.C9]+[.E9])*([.D9]+[.F9]))" office:value-type="float" office:value="0.154169642857143" calcext:value-type="float">
            <text:p>0.15</text:p>
          </table:table-cell>
          <table:table-cell table:number-columns-repeated="1017"/>
        </table:table-row>
        <table:table-row table:style-name="ro1">
          <table:table-cell table:style-name="ce30" office:value-type="string" calcext:value-type="string">
            <text:p>NetworkX</text:p>
          </table:table-cell>
          <table:table-cell table:style-name="ce31" table:formula="of:=[$unaggregated.A11]"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33" table:formula="of:=SUM([$unaggregated.B11:.J11])/7" office:value-type="float" office:value="0.524285714285714" calcext:value-type="float">
            <text:p>0.52</text:p>
          </table:table-cell>
          <table:table-cell table:style-name="ce35" table:formula="of:=SUM([$unaggregated.K11:.M11])/3" office:value-type="float" office:value="0.444444444444444" calcext:value-type="float">
            <text:p>0.44</text:p>
          </table:table-cell>
          <table:table-cell table:style-name="ce36" table:formula="of:=SUM(([$unaggregated.N11:.S11]))/4" office:value-type="float" office:value="0.5825" calcext:value-type="float">
            <text:p>0.58</text:p>
          </table:table-cell>
          <table:table-cell table:style-name="ce38" table:formula="of:=SUM([$unaggregated.T11:.U11])/2" office:value-type="float" office:value="0" calcext:value-type="float">
            <text:p>0.00</text:p>
          </table:table-cell>
          <table:table-cell table:style-name="ce40" table:formula="of:=1/4*ABS(([.C10]+[.E10])*([.D10]+[.F10]))" office:value-type="float" office:value="0.12297619047619" calcext:value-type="float">
            <text:p>0.12</text:p>
          </table:table-cell>
          <table:table-cell table:number-columns-repeated="1017"/>
        </table:table-row>
        <table:table-row table:style-name="ro1">
          <table:table-cell table:style-name="ce30" office:value-type="string" calcext:value-type="string">
            <text:p>Prefuse</text:p>
          </table:table-cell>
          <table:table-cell table:style-name="ce31" table:formula="of:=[$unaggregated.A12]" office:value-type="string" office:string-value="Prefuse is a Java-based toolkit for the interactive creation of information visualization applications. (not only for graphs, but also tables and trees))" calcext:value-type="string">
            <text:p>Prefuse is a Java-based toolkit for the interactive creation of information visualization applications. (not only for graphs, but also tables and trees))</text:p>
          </table:table-cell>
          <table:table-cell table:style-name="ce33" table:formula="of:=SUM([$unaggregated.B12:.J12])/7" office:value-type="float" office:value="0" calcext:value-type="float">
            <text:p>0.00</text:p>
          </table:table-cell>
          <table:table-cell table:style-name="ce35" table:formula="of:=SUM([$unaggregated.K12:.M12])/3" office:value-type="float" office:value="0.444444444444444" calcext:value-type="float">
            <text:p>0.44</text:p>
          </table:table-cell>
          <table:table-cell table:style-name="ce36" table:formula="of:=SUM(([$unaggregated.N12:.S12]))/4" office:value-type="float" office:value="0.583333333333333" calcext:value-type="float">
            <text:p>0.58</text:p>
          </table:table-cell>
          <table:table-cell table:style-name="ce38" table:formula="of:=SUM([$unaggregated.T12:.U12])/2" office:value-type="float" office:value="0.857142857142857" calcext:value-type="float">
            <text:p>0.86</text:p>
          </table:table-cell>
          <table:table-cell table:style-name="ce40" table:formula="of:=1/4*ABS(([.C11]+[.E11])*([.D11]+[.F11]))" office:value-type="float" office:value="0.189814814814815" calcext:value-type="float">
            <text:p>0.19</text:p>
          </table:table-cell>
          <table:table-cell table:number-columns-repeated="1017"/>
        </table:table-row>
        <table:table-row table:style-name="ro1">
          <table:table-cell table:style-name="ce30" office:value-type="string" calcext:value-type="string">
            <text:p>JUNG</text:p>
          </table:table-cell>
          <table:table-cell table:style-name="ce31" table:formula="of:=[$unaggregated.A13]"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33" table:formula="of:=SUM([$unaggregated.B13:.J13])/7" office:value-type="float" office:value="0.411904761904762" calcext:value-type="float">
            <text:p>0.41</text:p>
          </table:table-cell>
          <table:table-cell table:style-name="ce35" table:formula="of:=SUM([$unaggregated.K13:.M13])/3" office:value-type="float" office:value="0.333333333333333" calcext:value-type="float">
            <text:p>0.33</text:p>
          </table:table-cell>
          <table:table-cell table:style-name="ce36" table:formula="of:=SUM(([$unaggregated.N13:.S13]))/4" office:value-type="float" office:value="0.75" calcext:value-type="float">
            <text:p>0.75</text:p>
          </table:table-cell>
          <table:table-cell table:style-name="ce38" table:formula="of:=SUM([$unaggregated.T13:.U13])/2" office:value-type="float" office:value="0.642857142857143" calcext:value-type="float">
            <text:p>0.64</text:p>
          </table:table-cell>
          <table:table-cell table:style-name="ce40" table:formula="of:=1/4*ABS(([.C12]+[.E12])*([.D12]+[.F12]))" office:value-type="float" office:value="0.283560090702948" calcext:value-type="float">
            <text:p>0.28</text:p>
          </table:table-cell>
          <table:table-cell table:number-columns-repeated="1017"/>
        </table:table-row>
        <table:table-row table:style-name="ro1">
          <table:table-cell table:style-name="ce30" office:value-type="string" calcext:value-type="string">
            <text:p>Pajek</text:p>
          </table:table-cell>
          <table:table-cell table:style-name="ce31" table:formula="of:=[$unaggregated.A14]"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33" table:formula="of:=SUM([$unaggregated.B14:.J14])/7" office:value-type="float" office:value="0.475714285714286" calcext:value-type="float">
            <text:p>0.48</text:p>
          </table:table-cell>
          <table:table-cell table:style-name="ce35" table:formula="of:=SUM([$unaggregated.K14:.M14])/3" office:value-type="float" office:value="0.555555555555555" calcext:value-type="float">
            <text:p>0.56</text:p>
          </table:table-cell>
          <table:table-cell table:style-name="ce36" table:formula="of:=SUM(([$unaggregated.N14:.S14]))/4" office:value-type="float" office:value="0.4975" calcext:value-type="float">
            <text:p>0.50</text:p>
          </table:table-cell>
          <table:table-cell table:style-name="ce38" table:formula="of:=SUM([$unaggregated.T14:.U14])/2" office:value-type="float" office:value="0.73" calcext:value-type="float">
            <text:p>0.73</text:p>
          </table:table-cell>
          <table:table-cell table:style-name="ce40" table:formula="of:=1/4*ABS(([.C13]+[.E13])*([.D13]+[.F13]))" office:value-type="float" office:value="0.312780257936508" calcext:value-type="float">
            <text:p>0.31</text:p>
          </table:table-cell>
          <table:table-cell table:number-columns-repeated="1017"/>
        </table:table-row>
        <table:table-row table:style-name="ro1">
          <table:table-cell table:style-name="ce30" office:value-type="string" calcext:value-type="string">
            <text:p>AllegroGraph</text:p>
          </table:table-cell>
          <table:table-cell table:style-name="ce31" table:formula="of:=[$unaggregated.A15]"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33" table:formula="of:=SUM([$unaggregated.B15:.J15])/7" office:value-type="float" office:value="0.214285714285714" calcext:value-type="float">
            <text:p>0.21</text:p>
          </table:table-cell>
          <table:table-cell table:style-name="ce35" table:formula="of:=SUM([$unaggregated.K15:.M15])/3" office:value-type="float" office:value="0.333333333333333" calcext:value-type="float">
            <text:p>0.33</text:p>
          </table:table-cell>
          <table:table-cell table:style-name="ce36" table:formula="of:=SUM(([$unaggregated.N15:.S15]))/4" office:value-type="float" office:value="1" calcext:value-type="float">
            <text:p>1.00</text:p>
          </table:table-cell>
          <table:table-cell table:style-name="ce38" table:formula="of:=SUM([$unaggregated.T15:.U15])/2" office:value-type="float" office:value="0" calcext:value-type="float">
            <text:p>0.00</text:p>
          </table:table-cell>
          <table:table-cell table:style-name="ce40" table:formula="of:=1/4*ABS(([.C14]+[.E14])*([.D14]+[.F14]))" office:value-type="float" office:value="0.101190476190476" calcext:value-type="float">
            <text:p>0.10</text:p>
          </table:table-cell>
          <table:table-cell table:number-columns-repeated="1017"/>
        </table:table-row>
        <table:table-row table:style-name="ro1">
          <table:table-cell table:style-name="ce30" office:value-type="string" calcext:value-type="string">
            <text:p>GraphX Apache Spark</text:p>
          </table:table-cell>
          <table:table-cell table:style-name="ce31" table:formula="of:=[$unaggregated.A16]" office:value-type="string" office:string-value="GraphX Apache Spark --- module to perform graph-related parallel computation." calcext:value-type="string">
            <text:p>GraphX Apache Spark --- module to perform graph-related parallel computation.</text:p>
          </table:table-cell>
          <table:table-cell table:style-name="ce33" table:formula="of:=SUM([$unaggregated.B16:.J16])/7" office:value-type="float" office:value="0.15" calcext:value-type="float">
            <text:p>0.15</text:p>
          </table:table-cell>
          <table:table-cell table:style-name="ce35" table:formula="of:=SUM([$unaggregated.K16:.M16])/3" office:value-type="float" office:value="0.444444444444444" calcext:value-type="float">
            <text:p>0.44</text:p>
          </table:table-cell>
          <table:table-cell table:style-name="ce36" table:formula="of:=SUM(([$unaggregated.N16:.S16]))/4" office:value-type="float" office:value="0.916666666666667" calcext:value-type="float">
            <text:p>0.92</text:p>
          </table:table-cell>
          <table:table-cell table:style-name="ce38" table:formula="of:=SUM([$unaggregated.T16:.U16])/2" office:value-type="float" office:value="0" calcext:value-type="float">
            <text:p>0.00</text:p>
          </table:table-cell>
          <table:table-cell table:style-name="ce40" table:formula="of:=1/4*ABS(([.C15]+[.E15])*([.D15]+[.F15]))" office:value-type="float" office:value="0.118518518518519" calcext:value-type="float">
            <text:p>0.12</text:p>
          </table:table-cell>
          <table:table-cell table:number-columns-repeated="1017"/>
        </table:table-row>
        <table:table-row table:style-name="ro1">
          <table:table-cell table:style-name="ce30" office:value-type="string" calcext:value-type="string">
            <text:p>Neo4j</text:p>
          </table:table-cell>
          <table:table-cell table:style-name="ce31" table:formula="of:=[$unaggregated.A17]" office:value-type="string" office:string-value="Neo4j - Open source, scalable graph database" calcext:value-type="string">
            <text:p>Neo4j - Open source, scalable graph database</text:p>
          </table:table-cell>
          <table:table-cell table:style-name="ce33" table:formula="of:=SUM([$unaggregated.B17:.J17])/7" office:value-type="float" office:value="0.475714285714286" calcext:value-type="float">
            <text:p>0.48</text:p>
          </table:table-cell>
          <table:table-cell table:style-name="ce35" table:formula="of:=SUM([$unaggregated.K17:.M17])/3" office:value-type="float" office:value="0.555555555555555" calcext:value-type="float">
            <text:p>0.56</text:p>
          </table:table-cell>
          <table:table-cell table:style-name="ce36" table:formula="of:=SUM(([$unaggregated.N17:.S17]))/4" office:value-type="float" office:value="1" calcext:value-type="float">
            <text:p>1.00</text:p>
          </table:table-cell>
          <table:table-cell table:style-name="ce38" table:formula="of:=SUM([$unaggregated.T17:.U17])/2" office:value-type="float" office:value="1" calcext:value-type="float">
            <text:p>1.00</text:p>
          </table:table-cell>
          <table:table-cell table:style-name="ce40" table:formula="of:=1/4*ABS(([.C16]+[.E16])*([.D16]+[.F16]))" office:value-type="float" office:value="0.573888888888889" calcext:value-type="float">
            <text:p>0.57</text:p>
          </table:table-cell>
          <table:table-cell table:number-columns-repeated="1017"/>
        </table:table-row>
        <table:table-row table:style-name="ro1">
          <table:table-cell table:style-name="ce30" office:value-type="string" calcext:value-type="string">
            <text:p>Sparkling Graph</text:p>
          </table:table-cell>
          <table:table-cell table:style-name="ce31" table:formula="of:=[$unaggregated.A18]"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33" table:formula="of:=SUM([$unaggregated.B18:.J18])/7" office:value-type="float" office:value="0.404761904761905" calcext:value-type="float">
            <text:p>0.40</text:p>
          </table:table-cell>
          <table:table-cell table:style-name="ce35" table:formula="of:=SUM([$unaggregated.K18:.M18])/3" office:value-type="float" office:value="0.444444444444444" calcext:value-type="float">
            <text:p>0.44</text:p>
          </table:table-cell>
          <table:table-cell table:style-name="ce36" table:formula="of:=SUM(([$unaggregated.N18:.S18]))/4" office:value-type="float" office:value="0.916666666666667" calcext:value-type="float">
            <text:p>0.92</text:p>
          </table:table-cell>
          <table:table-cell table:style-name="ce38" table:formula="of:=SUM([$unaggregated.T18:.U18])/2" office:value-type="float" office:value="0" calcext:value-type="float">
            <text:p>0.00</text:p>
          </table:table-cell>
          <table:table-cell table:style-name="ce40" table:formula="of:=1/4*ABS(([.C17]+[.E17])*([.D17]+[.F17]))" office:value-type="float" office:value="0.146825396825397" calcext:value-type="float">
            <text:p>0.15</text:p>
          </table:table-cell>
          <table:table-cell table:number-columns-repeated="1017"/>
        </table:table-row>
        <table:table-row table:style-name="ro1">
          <table:table-cell table:style-name="ce30" office:value-type="string" calcext:value-type="string">
            <text:p>igraph</text:p>
          </table:table-cell>
          <table:table-cell table:style-name="ce31" table:formula="of:=[$unaggregated.A19]"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33" table:formula="of:=SUM([$unaggregated.B19:.J19])/7" office:value-type="float" office:value="0.333333333333333" calcext:value-type="float">
            <text:p>0.33</text:p>
          </table:table-cell>
          <table:table-cell table:style-name="ce35" table:formula="of:=SUM([$unaggregated.K19:.M19])/3" office:value-type="float" office:value="0.333333333333333" calcext:value-type="float">
            <text:p>0.33</text:p>
          </table:table-cell>
          <table:table-cell table:style-name="ce36" table:formula="of:=SUM(([$unaggregated.N19:.S19]))/4" office:value-type="float" office:value="0.75" calcext:value-type="float">
            <text:p>0.75</text:p>
          </table:table-cell>
          <table:table-cell table:style-name="ce38" table:formula="of:=SUM([$unaggregated.T19:.U19])/2" office:value-type="float" office:value="0.357142857142857" calcext:value-type="float">
            <text:p>0.36</text:p>
          </table:table-cell>
          <table:table-cell table:style-name="ce40" table:formula="of:=1/4*ABS(([.C18]+[.E18])*([.D18]+[.F18]))" office:value-type="float" office:value="0.187003968253968" calcext:value-type="float">
            <text:p>0.19</text:p>
          </table:table-cell>
          <table:table-cell table:number-columns-repeated="1017"/>
        </table:table-row>
        <table:table-row table:style-name="ro1">
          <table:table-cell table:style-name="ce30" office:value-type="string" calcext:value-type="string">
            <text:p>Circulo</text:p>
          </table:table-cell>
          <table:table-cell table:style-name="ce31" table:formula="of:=[$unaggregated.A20]"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33" table:formula="of:=SUM([$unaggregated.B20:.J20])/7" office:value-type="float" office:value="0.380952380952381" calcext:value-type="float">
            <text:p>0.38</text:p>
          </table:table-cell>
          <table:table-cell table:style-name="ce35" table:formula="of:=SUM([$unaggregated.K20:.M20])/3" office:value-type="float" office:value="0.333333333333333" calcext:value-type="float">
            <text:p>0.33</text:p>
          </table:table-cell>
          <table:table-cell table:style-name="ce36" table:formula="of:=SUM(([$unaggregated.N20:.S20]))/4" office:value-type="float" office:value="0.75" calcext:value-type="float">
            <text:p>0.75</text:p>
          </table:table-cell>
          <table:table-cell table:style-name="ce38" table:formula="of:=SUM([$unaggregated.T20:.U20])/2" office:value-type="float" office:value="0.357142857142857" calcext:value-type="float">
            <text:p>0.36</text:p>
          </table:table-cell>
          <table:table-cell table:style-name="ce40" table:formula="of:=1/4*ABS(([.C19]+[.E19])*([.D19]+[.F19]))" office:value-type="float" office:value="0.195223922902494" calcext:value-type="float">
            <text:p>0.20</text:p>
          </table:table-cell>
          <table:table-cell table:number-columns-repeated="1017"/>
        </table:table-row>
        <table:table-row table:style-name="ro1">
          <table:table-cell table:style-name="ce30" office:value-type="string" calcext:value-type="string">
            <text:p>SNAP</text:p>
          </table:table-cell>
          <table:table-cell table:style-name="ce31" table:formula="of:=[$unaggregated.A21]"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33" table:formula="of:=SUM([$unaggregated.B21:.J21])/7" office:value-type="float" office:value="0.667142857142857" calcext:value-type="float">
            <text:p>0.67</text:p>
          </table:table-cell>
          <table:table-cell table:style-name="ce35" table:formula="of:=SUM([$unaggregated.K21:.M21])/3" office:value-type="float" office:value="0.444444444444444" calcext:value-type="float">
            <text:p>0.44</text:p>
          </table:table-cell>
          <table:table-cell table:style-name="ce36" table:formula="of:=SUM(([$unaggregated.N21:.S21]))/4" office:value-type="float" office:value="0.750833333333333" calcext:value-type="float">
            <text:p>0.75</text:p>
          </table:table-cell>
          <table:table-cell table:style-name="ce38" table:formula="of:=SUM([$unaggregated.T21:.U21])/2" office:value-type="float" office:value="0" calcext:value-type="float">
            <text:p>0.00</text:p>
          </table:table-cell>
          <table:table-cell table:style-name="ce40" table:formula="of:=1/4*ABS(([.C20]+[.E20])*([.D20]+[.F20]))" office:value-type="float" office:value="0.15755291005291" calcext:value-type="float">
            <text:p>0.16</text:p>
          </table:table-cell>
          <table:table-cell table:number-columns-repeated="1017"/>
        </table:table-row>
        <table:table-row table:style-name="ro1">
          <table:table-cell table:style-name="ce30" office:value-type="string" calcext:value-type="string">
            <text:p>GUESS</text:p>
          </table:table-cell>
          <table:table-cell table:style-name="ce31" table:formula="of:=[$unaggregated.A22]"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33" table:formula="of:=SUM([$unaggregated.B22:.J22])/7" office:value-type="float" office:value="0" calcext:value-type="float">
            <text:p>0.00</text:p>
          </table:table-cell>
          <table:table-cell table:style-name="ce35" table:formula="of:=SUM([$unaggregated.K22:.M22])/3" office:value-type="float" office:value="0" calcext:value-type="float">
            <text:p>0.00</text:p>
          </table:table-cell>
          <table:table-cell table:style-name="ce36" table:formula="of:=SUM(([$unaggregated.N22:.S22]))/4" office:value-type="float" office:value="0" calcext:value-type="float">
            <text:p>0.00</text:p>
          </table:table-cell>
          <table:table-cell table:style-name="ce38" table:formula="of:=SUM([$unaggregated.T22:.U22])/2" office:value-type="float" office:value="0.828571428571429" calcext:value-type="float">
            <text:p>0.83</text:p>
          </table:table-cell>
          <table:table-cell table:style-name="ce40" table:formula="of:=1/4*ABS(([.C21]+[.E21])*([.D21]+[.F21]))" office:value-type="float" office:value="0" calcext:value-type="float">
            <text:p>0.00</text:p>
          </table:table-cell>
          <table:table-cell table:number-columns-repeated="1017"/>
        </table:table-row>
        <table:table-row table:style-name="ro2" table:number-rows-repeated="1048554">
          <table:table-cell table:number-columns-repeated="1024"/>
        </table:table-row>
        <table:table-row table:style-name="ro2">
          <table:table-cell table:number-columns-repeated="1024"/>
        </table:table-row>
        <calcext:conditional-formats>
          <calcext:conditional-format calcext:target-range-address="aggregated.C2:aggregated.F21">
            <calcext:condition calcext:apply-style-name="ConditionalStyle_1" calcext:value="=0" calcext:base-cell-address="aggregated.C2"/>
          </calcext:conditional-format>
          <calcext:conditional-format calcext:target-range-address="aggregated.G2:aggregated.G21">
            <calcext:condition calcext:apply-style-name="ConditionalStyle_1" calcext:value="=0" calcext:base-cell-address="aggregated.G2"/>
          </calcext:conditional-format>
        </calcext:conditional-formats>
      </table:table>
      <table:table table:name="references" table:style-name="ta5">
        <table:table-column table:style-name="co28" table:default-cell-style-name="Default"/>
        <table:table-column table:style-name="co21" table:number-columns-repeated="2" table:default-cell-style-name="Default"/>
        <table:table-column table:style-name="co30" table:default-cell-style-name="Default"/>
        <table:table-column table:style-name="co31" table:default-cell-style-name="Default"/>
        <table:table-column table:style-name="co21" table:number-columns-repeated="1019" table:default-cell-style-name="Default"/>
        <table:table-row table:style-name="ro1">
          <table:table-cell table:style-name="ce29"/>
          <table:table-cell table:style-name="ce44" office:value-type="string" calcext:value-type="string">
            <text:p>Version</text:p>
          </table:table-cell>
          <table:table-cell table:style-name="ce44" office:value-type="string" calcext:value-type="string">
            <text:p>plataforma</text:p>
          </table:table-cell>
          <table:table-cell table:style-name="ce44" office:value-type="string" calcext:value-type="string">
            <text:p>Licencia</text:p>
          </table:table-cell>
          <table:table-cell table:style-name="ce49" office:value-type="string" calcext:value-type="string">
            <text:p>Recursos usados</text:p>
          </table:table-cell>
          <table:table-cell table:style-name="ce48" table:number-columns-repeated="22"/>
          <table:table-cell table:number-columns-repeated="997"/>
        </table:table-row>
        <table:table-row table:style-name="ro1">
          <table:table-cell table:style-name="ce41" office:value-type="string" calcext:value-type="string" table:number-columns-spanned="5" table:number-rows-spanned="1">
            <text:p>General</text:p>
          </table:table-cell>
          <table:covered-table-cell table:number-columns-repeated="4"/>
          <table:table-cell table:style-name="ce48" table:number-columns-repeated="22"/>
          <table:table-cell table:number-columns-repeated="997"/>
        </table:table-row>
        <table:table-row table:style-name="ro1">
          <table:table-cell table:style-name="ce42"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45" office:value-type="string" calcext:value-type="string">
            <text:p>6.681.0</text:p>
          </table:table-cell>
          <table:table-cell table:style-name="ce45" office:value-type="string" calcext:value-type="string">
            <text:p>windows</text:p>
          </table:table-cell>
          <table:table-cell table:style-name="ce45" office:value-type="string" calcext:value-type="string">
            <text:p>Commercial</text:p>
          </table:table-cell>
          <table:table-cell table:style-name="ce50" office:value-type="string" calcext:value-type="string">
            <text:p><text:a xlink:href="https://sites.google.com/site/ucinetsoftware/home" xlink:type="simple">https://sites.google.com/site/ucinetsoftware/home</text:a></text:p>
          </table:table-cell>
          <table:table-cell table:style-name="ce48" table:number-columns-repeated="22"/>
          <table:table-cell table:number-columns-repeated="997"/>
        </table:table-row>
        <table:table-row table:style-name="ro1">
          <table:table-cell table:style-name="ce42"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45" office:value-type="string" calcext:value-type="string">
            <text:p>?</text:p>
          </table:table-cell>
          <table:table-cell table:style-name="ce45" office:value-type="string" calcext:value-type="string">
            <text:p>windows</text:p>
          </table:table-cell>
          <table:table-cell table:style-name="ce45" office:value-type="string" calcext:value-type="string">
            <text:p>Commercial</text:p>
          </table:table-cell>
          <table:table-cell table:style-name="ce50" office:value-type="string" calcext:value-type="string">
            <text:p><text:a xlink:href="http://www.netminer.com/main/main-read.do" xlink:type="simple">http://www.netminer.com/main/main-read.do</text:a></text:p>
          </table:table-cell>
          <table:table-cell table:style-name="ce48" table:number-columns-repeated="22"/>
          <table:table-cell table:number-columns-repeated="997"/>
        </table:table-row>
        <table:table-row table:style-name="ro1">
          <table:table-cell table:style-name="ce42"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46" office:value-type="string" calcext:value-type="string">
            <text:p>1.0.0</text:p>
          </table:table-cell>
          <table:table-cell table:style-name="ce46"/>
          <table:table-cell table:style-name="ce46" office:value-type="string" calcext:value-type="string">
            <text:p>Open source/ Unknow</text:p>
          </table:table-cell>
          <table:table-cell table:style-name="ce51" office:value-type="string" calcext:value-type="string">
            <text:p><text:a xlink:href="http://nwb.cns.iu.edu/" xlink:type="simple">http://nwb.cns.iu.edu/</text:a></text:p>
          </table:table-cell>
          <table:table-cell table:style-name="ce48" table:number-columns-repeated="22"/>
          <table:table-cell table:number-columns-repeated="997"/>
        </table:table-row>
        <table:table-row table:style-name="ro1">
          <table:table-cell table:style-name="ce42"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47" office:value-type="string" calcext:value-type="string">
            <text:p>3.0.9</text:p>
          </table:table-cell>
          <table:table-cell table:style-name="ce47"/>
          <table:table-cell table:style-name="ce47" office:value-type="string" calcext:value-type="string">
            <text:p>Commercial</text:p>
          </table:table-cell>
          <table:table-cell table:style-name="ce52" office:value-type="string" calcext:value-type="string">
            <text:p><text:a xlink:href="http://netanomics.com/" xlink:type="simple">http://netanomics.com
</text:a></text:p>
          </table:table-cell>
          <table:table-cell table:style-name="ce48" table:number-columns-repeated="22"/>
          <table:table-cell table:number-columns-repeated="997"/>
        </table:table-row>
        <table:table-row table:style-name="ro1">
          <table:table-cell table:style-name="ce42"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45" office:value-type="string" calcext:value-type="string">
            <text:p>??</text:p>
          </table:table-cell>
          <table:table-cell table:style-name="ce45"/>
          <table:table-cell table:style-name="ce45" office:value-type="string" calcext:value-type="string">
            <text:p>Commercial</text:p>
          </table:table-cell>
          <table:table-cell table:style-name="ce50" office:value-type="string" calcext:value-type="string">
            <text:p><text:a xlink:href="https://www.graphistry.com/" xlink:type="simple">https://www.graphistry.com/
</text:a></text:p>
          </table:table-cell>
          <table:table-cell table:style-name="ce48" table:number-columns-repeated="22"/>
          <table:table-cell table:number-columns-repeated="997"/>
        </table:table-row>
        <table:table-row table:style-name="ro1">
          <table:table-cell table:style-name="ce42" table:formula="of:=[$unaggregated.A8]"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46" office:value-type="string" calcext:value-type="string">
            <text:p>3.7.1</text:p>
          </table:table-cell>
          <table:table-cell table:style-name="ce46"/>
          <table:table-cell table:style-name="ce46" office:value-type="string" calcext:value-type="string">
            <text:p>LGPL</text:p>
          </table:table-cell>
          <table:table-cell table:style-name="ce51" office:value-type="string" calcext:value-type="string">
            <text:p><text:a xlink:href="https://cytoscape.org/" xlink:type="simple">https://cytoscape.org/</text:a></text:p>
          </table:table-cell>
          <table:table-cell table:style-name="ce48" table:number-columns-repeated="22"/>
          <table:table-cell table:number-columns-repeated="997"/>
        </table:table-row>
        <table:table-row table:style-name="ro1">
          <table:table-cell table:style-name="ce42" table:formula="of:=[$unaggregated.A9]"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46" office:value-type="string" calcext:value-type="string">
            <text:p>0.9.2</text:p>
          </table:table-cell>
          <table:table-cell table:style-name="ce46"/>
          <table:table-cell table:style-name="ce46" office:value-type="string" calcext:value-type="string">
            <text:p><text:s/>CDDL 1.0 &amp; GPL3</text:p>
          </table:table-cell>
          <table:table-cell table:style-name="ce51" office:value-type="string" calcext:value-type="string">
            <text:p><text:a xlink:href="https://gephi.org/" xlink:type="simple">https://gephi.org/</text:a></text:p>
          </table:table-cell>
          <table:table-cell table:style-name="ce48" table:number-columns-repeated="22"/>
          <table:table-cell table:number-columns-repeated="997"/>
        </table:table-row>
        <table:table-row table:style-name="ro1">
          <table:table-cell table:style-name="ce42" table:formula="of:=[$unaggregated.A10]" office:value-type="string" office:string-value="GraphViz: is open source graph visualization software." calcext:value-type="string">
            <text:p>GraphViz: is open source graph visualization software.</text:p>
          </table:table-cell>
          <table:table-cell table:style-name="ce46" office:value-type="string" calcext:value-type="string">
            <text:p>2.4.1</text:p>
          </table:table-cell>
          <table:table-cell table:style-name="ce46"/>
          <table:table-cell table:style-name="ce46" office:value-type="string" calcext:value-type="string">
            <text:p>The Common Public License</text:p>
          </table:table-cell>
          <table:table-cell table:style-name="ce51" office:value-type="string" calcext:value-type="string">
            <text:p><text:a xlink:href="https://www.graphviz.org/" xlink:type="simple">https://www.graphviz.org/</text:a></text:p>
          </table:table-cell>
          <table:table-cell table:style-name="ce48" table:number-columns-repeated="22"/>
          <table:table-cell table:number-columns-repeated="997"/>
        </table:table-row>
        <table:table-row table:style-name="ro1">
          <table:table-cell table:style-name="ce42" table:formula="of:=[$unaggregated.A11]"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46" office:value-type="string" calcext:value-type="string">
            <text:p>2.3.0</text:p>
          </table:table-cell>
          <table:table-cell table:style-name="ce46"/>
          <table:table-cell table:style-name="ce46" office:value-type="string" calcext:value-type="string">
            <text:p>3-clause BSD</text:p>
          </table:table-cell>
          <table:table-cell table:style-name="ce51" office:value-type="string" calcext:value-type="string">
            <text:p><text:a xlink:href="http://networkx.github.io/" xlink:type="simple">http://networkx.github.io/</text:a></text:p>
          </table:table-cell>
          <table:table-cell table:style-name="ce48" table:number-columns-repeated="22"/>
          <table:table-cell table:number-columns-repeated="997"/>
        </table:table-row>
        <table:table-row table:style-name="ro1">
          <table:table-cell table:style-name="ce42" table:formula="of:=[$unaggregated.A12]" office:value-type="string" office:string-value="Prefuse is a Java-based toolkit for the interactive creation of information visualization applications. (not only for graphs, but also tables and trees))" calcext:value-type="string">
            <text:p>Prefuse is a Java-based toolkit for the interactive creation of information visualization applications. (not only for graphs, but also tables and trees))</text:p>
          </table:table-cell>
          <table:table-cell table:style-name="ce46" office:value-type="string" calcext:value-type="string">
            <text:p>20171021.0.0</text:p>
          </table:table-cell>
          <table:table-cell table:style-name="ce46"/>
          <table:table-cell table:style-name="ce46" office:value-type="string" calcext:value-type="string">
            <text:p>BSD</text:p>
          </table:table-cell>
          <table:table-cell table:style-name="ce51" office:value-type="string" calcext:value-type="string">
            <text:p><text:a xlink:href="https://es.wikipedia.org/wiki/Prefuse" xlink:type="simple">https://es.wikipedia.org/wiki/Prefuse</text:a></text:p>
          </table:table-cell>
          <table:table-cell table:style-name="ce48" table:number-columns-repeated="22"/>
          <table:table-cell table:number-columns-repeated="997"/>
        </table:table-row>
        <table:table-row table:style-name="ro1">
          <table:table-cell table:style-name="ce42" table:formula="of:=[$unaggregated.A13]"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46" office:value-type="string" calcext:value-type="string">
            <text:p>2.0.1</text:p>
          </table:table-cell>
          <table:table-cell table:style-name="ce46"/>
          <table:table-cell table:style-name="ce46" office:value-type="string" calcext:value-type="string">
            <text:p>BSD</text:p>
          </table:table-cell>
          <table:table-cell table:style-name="ce51" office:value-type="string" calcext:value-type="string">
            <text:p><text:a xlink:href="http://jung.sourceforge.net/" xlink:type="simple">http://jung.sourceforge.net/</text:a></text:p>
          </table:table-cell>
          <table:table-cell table:style-name="ce48" table:number-columns-repeated="22"/>
          <table:table-cell table:number-columns-repeated="997"/>
        </table:table-row>
        <table:table-row table:style-name="ro1">
          <table:table-cell table:style-name="ce42" table:formula="of:=[$unaggregated.A14]"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46" office:value-type="string" calcext:value-type="string">
            <text:p>5.0.7</text:p>
          </table:table-cell>
          <table:table-cell table:style-name="ce46"/>
          <table:table-cell table:style-name="ce46" office:value-type="string" calcext:value-type="string">
            <text:p>free/?</text:p>
          </table:table-cell>
          <table:table-cell table:style-name="ce51" office:value-type="string" calcext:value-type="string">
            <text:p><text:a xlink:href="http://mrvar.fdv.uni-lj.si/pajek/" xlink:type="simple">http://mrvar.fdv.uni-lj.si/pajek/</text:a></text:p>
          </table:table-cell>
          <table:table-cell table:style-name="ce48" table:number-columns-repeated="22"/>
          <table:table-cell table:number-columns-repeated="997"/>
        </table:table-row>
        <table:table-row table:style-name="ro1">
          <table:table-cell table:style-name="ce42" table:formula="of:=[$unaggregated.A15]"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45" office:value-type="string" calcext:value-type="string">
            <text:p>6.5.0</text:p>
          </table:table-cell>
          <table:table-cell table:style-name="ce45"/>
          <table:table-cell table:style-name="ce45" office:value-type="string" calcext:value-type="string">
            <text:p>Commercial</text:p>
          </table:table-cell>
          <table:table-cell table:style-name="ce50" office:value-type="string" calcext:value-type="string">
            <text:p><text:a xlink:href="https://franz.com/agraph/allegrograph/" xlink:type="simple">https://franz.com/agraph/allegrograph/</text:a></text:p>
          </table:table-cell>
          <table:table-cell table:style-name="ce48" table:number-columns-repeated="22"/>
          <table:table-cell table:number-columns-repeated="997"/>
        </table:table-row>
        <table:table-row table:style-name="ro1">
          <table:table-cell table:style-name="ce42" table:formula="of:=[$unaggregated.A16]" office:value-type="string" office:string-value="GraphX Apache Spark --- module to perform graph-related parallel computation." calcext:value-type="string">
            <text:p>GraphX Apache Spark --- module to perform graph-related parallel computation.</text:p>
          </table:table-cell>
          <table:table-cell table:style-name="ce46" office:value-type="string" calcext:value-type="string">
            <text:p>2.4.3</text:p>
          </table:table-cell>
          <table:table-cell table:style-name="ce46"/>
          <table:table-cell table:style-name="ce46" office:value-type="string" calcext:value-type="string">
            <text:p>Apache License 2.0</text:p>
          </table:table-cell>
          <table:table-cell table:style-name="ce51" office:value-type="string" calcext:value-type="string">
            <text:p><text:a xlink:href="https://spark.apache.org/graphx/" xlink:type="simple">https://spark.apache.org/graphx/</text:a></text:p>
          </table:table-cell>
          <table:table-cell table:style-name="ce48" table:number-columns-repeated="22"/>
          <table:table-cell table:number-columns-repeated="997"/>
        </table:table-row>
        <table:table-row table:style-name="ro1">
          <table:table-cell table:style-name="ce42" table:formula="of:=[$unaggregated.A17]" office:value-type="string" office:string-value="Neo4j - Open source, scalable graph database" calcext:value-type="string">
            <text:p>Neo4j - Open source, scalable graph database</text:p>
          </table:table-cell>
          <table:table-cell table:style-name="ce46" office:value-type="string" calcext:value-type="string">
            <text:p>3.5.6</text:p>
          </table:table-cell>
          <table:table-cell table:style-name="ce46"/>
          <table:table-cell table:style-name="ce46" office:value-type="string" calcext:value-type="string">
            <text:p>GPL3</text:p>
          </table:table-cell>
          <table:table-cell table:style-name="ce51" office:value-type="string" calcext:value-type="string">
            <text:p><text:a xlink:href="https://neo4j.com/" xlink:type="simple">https://neo4j.com/
</text:a></text:p>
          </table:table-cell>
          <table:table-cell table:style-name="ce48" table:number-columns-repeated="22"/>
          <table:table-cell table:number-columns-repeated="997"/>
        </table:table-row>
        <table:table-row table:style-name="ro1">
          <table:table-cell table:style-name="ce42" table:formula="of:=[$unaggregated.A18]"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46" office:value-type="string" calcext:value-type="string">
            <text:p>0.0.7</text:p>
          </table:table-cell>
          <table:table-cell table:style-name="ce46"/>
          <table:table-cell table:style-name="ce46" office:value-type="string" calcext:value-type="string">
            <text:p>BSD 2</text:p>
          </table:table-cell>
          <table:table-cell table:style-name="ce51" office:value-type="string" calcext:value-type="string">
            <text:p><text:a xlink:href="https://sparkling-graph.github.io/" xlink:type="simple">https://sparkling-graph.github.io/</text:a></text:p>
          </table:table-cell>
          <table:table-cell table:style-name="ce48" table:number-columns-repeated="22"/>
          <table:table-cell table:number-columns-repeated="997"/>
        </table:table-row>
        <table:table-row table:style-name="ro1">
          <table:table-cell table:style-name="ce42" table:formula="of:=[$unaggregated.A19]"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46" office:value-type="string" calcext:value-type="string">
            <text:p>0.7.1</text:p>
          </table:table-cell>
          <table:table-cell table:style-name="ce46"/>
          <table:table-cell table:style-name="ce46" office:value-type="string" calcext:value-type="string">
            <text:p>GPL2</text:p>
          </table:table-cell>
          <table:table-cell table:style-name="ce51" office:value-type="string" calcext:value-type="string">
            <text:p><text:a xlink:href="https://igraph.org/" xlink:type="simple">https://igraph.org/</text:a></text:p>
          </table:table-cell>
          <table:table-cell table:style-name="ce48" table:number-columns-repeated="22"/>
          <table:table-cell table:number-columns-repeated="997"/>
        </table:table-row>
        <table:table-row table:style-name="ro1">
          <table:table-cell table:style-name="ce42" table:formula="of:=[$unaggregated.A20]"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46" office:value-type="string" calcext:value-type="string">
            <text:p>1.1.0</text:p>
          </table:table-cell>
          <table:table-cell table:style-name="ce46"/>
          <table:table-cell table:style-name="ce46" office:value-type="string" calcext:value-type="string">
            <text:p>Apache 2.0</text:p>
          </table:table-cell>
          <table:table-cell table:style-name="ce51" office:value-type="string" calcext:value-type="string">
            <text:p><text:a xlink:href="http://lab41.github.io/Circulo/" xlink:type="simple">http://lab41.github.io/Circulo/</text:a></text:p>
          </table:table-cell>
          <table:table-cell table:style-name="ce48" table:number-columns-repeated="22"/>
          <table:table-cell table:number-columns-repeated="997"/>
        </table:table-row>
        <table:table-row table:style-name="ro1">
          <table:table-cell table:style-name="ce42" table:formula="of:=[$unaggregated.A21]"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46" office:value-type="string" calcext:value-type="string">
            <text:p>4.1.0</text:p>
          </table:table-cell>
          <table:table-cell table:style-name="ce46"/>
          <table:table-cell table:style-name="ce46" office:value-type="string" calcext:value-type="string">
            <text:p>BSD</text:p>
          </table:table-cell>
          <table:table-cell table:style-name="ce51" office:value-type="string" calcext:value-type="string">
            <text:p><text:a xlink:href="http://snap.stanford.edu/snap/index.html" xlink:type="simple">http://snap.stanford.edu/snap/index.html</text:a></text:p>
          </table:table-cell>
          <table:table-cell table:style-name="ce48" table:number-columns-repeated="22"/>
          <table:table-cell table:number-columns-repeated="997"/>
        </table:table-row>
        <table:table-row table:style-name="ro1">
          <table:table-cell table:style-name="ce42" table:formula="of:=[$unaggregated.A22]"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46" office:value-type="string" calcext:value-type="string">
            <text:p>1.0.3</text:p>
          </table:table-cell>
          <table:table-cell table:style-name="ce46"/>
          <table:table-cell table:style-name="ce46" office:value-type="string" calcext:value-type="string">
            <text:p>GPL</text:p>
          </table:table-cell>
          <table:table-cell table:style-name="ce51" office:value-type="string" calcext:value-type="string">
            <text:p><text:a xlink:href="http://graphexploration.cond.org/" xlink:type="simple">http://graphexploration.cond.org/</text:a></text:p>
          </table:table-cell>
          <table:table-cell table:style-name="ce48" table:number-columns-repeated="22"/>
          <table:table-cell table:number-columns-repeated="997"/>
        </table:table-row>
        <table:table-row table:style-name="ro1" table:number-rows-repeated="925">
          <table:table-cell table:style-name="ce43"/>
          <table:table-cell table:style-name="ce48" table:number-columns-repeated="3"/>
          <table:table-cell table:style-name="ce43"/>
          <table:table-cell table:style-name="ce48" table:number-columns-repeated="22"/>
          <table:table-cell table:number-columns-repeated="997"/>
        </table:table-row>
        <table:table-row table:style-name="ro2" table:number-rows-repeated="1047628">
          <table:table-cell table:number-columns-repeated="1024"/>
        </table:table-row>
        <table:table-row table:style-name="ro2">
          <table:table-cell table:number-columns-repeated="1024"/>
        </table:table-row>
      </table:table>
      <table:table table:name="sources" table:style-name="ta4">
        <table:table-column table:style-name="co29" table:default-cell-style-name="Default"/>
        <table:table-column table:style-name="co21" table:number-columns-repeated="1023" table:default-cell-style-name="Default"/>
        <table:table-row table:style-name="ro1">
          <table:table-cell table:style-name="ce79" office:value-type="string" calcext:value-type="string">
            <text:p>sources</text:p>
          </table:table-cell>
          <table:table-cell table:number-columns-repeated="1023"/>
        </table:table-row>
        <table:table-row table:style-name="ro1">
          <table:table-cell table:style-name="ce111" office:value-type="string" calcext:value-type="string">
            <text:p><text:a xlink:href="https://github.com/briatte/awesome-network-analysis#software" xlink:type="simple">https://github.com/briatte/awesome-network-analysis#software</text:a></text:p>
          </table:table-cell>
          <table:table-cell table:number-columns-repeated="1023"/>
        </table:table-row>
        <table:table-row table:style-name="ro1">
          <table:table-cell table:style-name="ce112" office:value-type="string" calcext:value-type="string">
            <text:p><text:a xlink:href="https://www.kdnuggets.com/2015/06/top-30-social-network-analysis-visualization-tools.html/2" xlink:type="simple">https://www.kdnuggets.com/2015/06/top-30-social-network-analysis-visualization-tools.html/2</text:a></text:p>
          </table:table-cell>
          <table:table-cell table:number-columns-repeated="1023"/>
        </table:table-row>
        <table:table-row table:style-name="ro1">
          <table:table-cell table:style-name="ce112" office:value-type="string" calcext:value-type="string">
            <text:p><text:a xlink:href="https://www.kdnuggets.com/software/social-network-analysis.html" xlink:type="simple">https://www.kdnuggets.com/software/social-network-analysis.html</text:a></text:p>
          </table:table-cell>
          <table:table-cell table:number-columns-repeated="1023"/>
        </table:table-row>
        <table:table-row table:style-name="ro1">
          <table:table-cell table:style-name="ce112" office:value-type="string" calcext:value-type="string">
            <text:p><text:a xlink:href="https://infovis-wiki.net/wiki/Main_Page" xlink:type="simple">https://infovis-wiki.net/wiki/Main_Page</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fo:color="#ff00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3">00/00/0000</text:date>, <text:time style:data-style-name="N2" text:time-value="18:33:23.966787896">00:00:00</text:time></text:p>
        </style:region-right>
      </style:header>
      <style:header-left style:display="false"/>
      <style:footer>
        <text:p>Page <text:page-number>1</text:page-number><text:s/>/ <text:page-count>99</text:page-count></text:p>
      </style:footer>
      <style:footer-left style:display="false"/>
    </style:master-page>
    <style:master-page style:name="PageStyle_5f_unaggregated" style:display-name="PageStyle_unaggregated" style:page-layout-name="Mpm3">
      <style:header style:display="false"/>
      <style:header-left style:display="false"/>
      <style:footer style:display="false"/>
      <style:footer-left style:display="false"/>
    </style:master-page>
    <style:master-page style:name="PageStyle_5f_aggregated" style:display-name="PageStyle_aggregated"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3T18:34:06.916381108</dc:date>
    <meta:editing-duration>PT43S</meta:editing-duration>
    <meta:editing-cycles>1</meta:editing-cycles>
    <meta:document-statistic meta:table-count="4" meta:cell-count="666" meta:object-count="0"/>
  </office:meta>
</office:document-meta>
</file>